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3.46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0230216_095629conf_memo" table:style-name="ta1">
        <table:shapes>
          <draw:frame draw:z-index="0" draw:style-name="gr1" draw:text-style-name="P1" svg:width="15.999cm" svg:height="8.999cm" svg:x="3.567cm" svg:y="487.781cm">
            <draw:object draw:notify-on-update-of-ranges="20230216_095629conf_memo.A1:20230216_095629conf_memo.A110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0.893100678920746" calcext:value-type="float">
            <text:p>0.893100678920746</text:p>
          </table:table-cell>
          <table:table-cell table:number-columns-repeated="2"/>
        </table:table-row>
        <table:table-row table:style-name="ro1">
          <table:table-cell office:value-type="float" office:value="0.90229320526123" calcext:value-type="float">
            <text:p>0.90229320526123</text:p>
          </table:table-cell>
          <table:table-cell table:number-columns-repeated="2"/>
        </table:table-row>
        <table:table-row table:style-name="ro1">
          <table:table-cell office:value-type="float" office:value="0.894096553325653" calcext:value-type="float">
            <text:p>0.894096553325653</text:p>
          </table:table-cell>
          <table:table-cell table:number-columns-repeated="2"/>
        </table:table-row>
        <table:table-row table:style-name="ro1">
          <table:table-cell office:value-type="float" office:value="0.835115015506744" calcext:value-type="float">
            <text:p>0.835115015506744</text:p>
          </table:table-cell>
          <table:table-cell table:number-columns-repeated="2"/>
        </table:table-row>
        <table:table-row table:style-name="ro1">
          <table:table-cell office:value-type="float" office:value="0.905079960823059" calcext:value-type="float">
            <text:p>0.905079960823059</text:p>
          </table:table-cell>
          <table:table-cell table:number-columns-repeated="2"/>
        </table:table-row>
        <table:table-row table:style-name="ro1">
          <table:table-cell office:value-type="float" office:value="0.904640376567841" calcext:value-type="float">
            <text:p>0.904640376567841</text:p>
          </table:table-cell>
          <table:table-cell table:number-columns-repeated="2"/>
        </table:table-row>
        <table:table-row table:style-name="ro1">
          <table:table-cell office:value-type="float" office:value="0.883261561393738" calcext:value-type="float">
            <text:p>0.883261561393738</text:p>
          </table:table-cell>
          <table:table-cell table:number-columns-repeated="2"/>
        </table:table-row>
        <table:table-row table:style-name="ro1">
          <table:table-cell office:value-type="float" office:value="0.881422340869904" calcext:value-type="float">
            <text:p>0.881422340869904</text:p>
          </table:table-cell>
          <table:table-cell table:number-columns-repeated="2"/>
        </table:table-row>
        <table:table-row table:style-name="ro1">
          <table:table-cell office:value-type="float" office:value="0.892549276351929" calcext:value-type="float">
            <text:p>0.892549276351929</text:p>
          </table:table-cell>
          <table:table-cell table:number-columns-repeated="2"/>
        </table:table-row>
        <table:table-row table:style-name="ro1">
          <table:table-cell office:value-type="float" office:value="0.893739700317383" calcext:value-type="float">
            <text:p>0.893739700317383</text:p>
          </table:table-cell>
          <table:table-cell table:number-columns-repeated="2"/>
        </table:table-row>
        <table:table-row table:style-name="ro1">
          <table:table-cell office:value-type="float" office:value="0.877039015293121" calcext:value-type="float">
            <text:p>0.877039015293121</text:p>
          </table:table-cell>
          <table:table-cell table:number-columns-repeated="2"/>
        </table:table-row>
        <table:table-row table:style-name="ro1">
          <table:table-cell office:value-type="float" office:value="0.886978089809418" calcext:value-type="float">
            <text:p>0.886978089809418</text:p>
          </table:table-cell>
          <table:table-cell table:number-columns-repeated="2"/>
        </table:table-row>
        <table:table-row table:style-name="ro1">
          <table:table-cell office:value-type="float" office:value="0.878150463104248" calcext:value-type="float">
            <text:p>0.878150463104248</text:p>
          </table:table-cell>
          <table:table-cell table:number-columns-repeated="2"/>
        </table:table-row>
        <table:table-row table:style-name="ro1">
          <table:table-cell office:value-type="float" office:value="0.87800133228302" calcext:value-type="float">
            <text:p>0.87800133228302</text:p>
          </table:table-cell>
          <table:table-cell table:number-columns-repeated="2"/>
        </table:table-row>
        <table:table-row table:style-name="ro1">
          <table:table-cell office:value-type="float" office:value="0.859092831611633" calcext:value-type="float">
            <text:p>0.859092831611633</text:p>
          </table:table-cell>
          <table:table-cell table:number-columns-repeated="2"/>
        </table:table-row>
        <table:table-row table:style-name="ro1">
          <table:table-cell office:value-type="float" office:value="0.883970260620117" calcext:value-type="float">
            <text:p>0.883970260620117</text:p>
          </table:table-cell>
          <table:table-cell table:number-columns-repeated="2"/>
        </table:table-row>
        <table:table-row table:style-name="ro1">
          <table:table-cell office:value-type="float" office:value="0.86900931596756" calcext:value-type="float">
            <text:p>0.86900931596756</text:p>
          </table:table-cell>
          <table:table-cell table:number-columns-repeated="2"/>
        </table:table-row>
        <table:table-row table:style-name="ro1">
          <table:table-cell office:value-type="float" office:value="0.877528786659241" calcext:value-type="float">
            <text:p>0.877528786659241</text:p>
          </table:table-cell>
          <table:table-cell table:number-columns-repeated="2"/>
        </table:table-row>
        <table:table-row table:style-name="ro1">
          <table:table-cell office:value-type="float" office:value="0.862632930278778" calcext:value-type="float">
            <text:p>0.862632930278778</text:p>
          </table:table-cell>
          <table:table-cell table:number-columns-repeated="2"/>
        </table:table-row>
        <table:table-row table:style-name="ro1">
          <table:table-cell office:value-type="float" office:value="0.899342775344849" calcext:value-type="float">
            <text:p>0.899342775344849</text:p>
          </table:table-cell>
          <table:table-cell table:number-columns-repeated="2"/>
        </table:table-row>
        <table:table-row table:style-name="ro1">
          <table:table-cell office:value-type="float" office:value="0.881489992141724" calcext:value-type="float">
            <text:p>0.881489992141724</text:p>
          </table:table-cell>
          <table:table-cell table:number-columns-repeated="2"/>
        </table:table-row>
        <table:table-row table:style-name="ro1">
          <table:table-cell office:value-type="float" office:value="0.897003293037415" calcext:value-type="float">
            <text:p>0.897003293037415</text:p>
          </table:table-cell>
          <table:table-cell table:number-columns-repeated="2"/>
        </table:table-row>
        <table:table-row table:style-name="ro1">
          <table:table-cell office:value-type="float" office:value="0.877623975276947" calcext:value-type="float">
            <text:p>0.877623975276947</text:p>
          </table:table-cell>
          <table:table-cell table:number-columns-repeated="2"/>
        </table:table-row>
        <table:table-row table:style-name="ro1">
          <table:table-cell office:value-type="float" office:value="0.829504013061523" calcext:value-type="float">
            <text:p>0.829504013061523</text:p>
          </table:table-cell>
          <table:table-cell table:number-columns-repeated="2"/>
        </table:table-row>
        <table:table-row table:style-name="ro1">
          <table:table-cell office:value-type="float" office:value="0.749113917350769" calcext:value-type="float">
            <text:p>0.749113917350769</text:p>
          </table:table-cell>
          <table:table-cell table:number-columns-repeated="2"/>
        </table:table-row>
        <table:table-row table:style-name="ro1">
          <table:table-cell office:value-type="float" office:value="0.882124125957489" calcext:value-type="float">
            <text:p>0.882124125957489</text:p>
          </table:table-cell>
          <table:table-cell table:number-columns-repeated="2"/>
        </table:table-row>
        <table:table-row table:style-name="ro1">
          <table:table-cell office:value-type="float" office:value="0.850934505462647" calcext:value-type="float">
            <text:p>0.850934505462647</text:p>
          </table:table-cell>
          <table:table-cell table:number-columns-repeated="2"/>
        </table:table-row>
        <table:table-row table:style-name="ro1">
          <table:table-cell office:value-type="float" office:value="0.882409572601318" calcext:value-type="float">
            <text:p>0.882409572601318</text:p>
          </table:table-cell>
          <table:table-cell table:number-columns-repeated="2"/>
        </table:table-row>
        <table:table-row table:style-name="ro1">
          <table:table-cell office:value-type="float" office:value="0.857650279998779" calcext:value-type="float">
            <text:p>0.857650279998779</text:p>
          </table:table-cell>
          <table:table-cell table:number-columns-repeated="2"/>
        </table:table-row>
        <table:table-row table:style-name="ro1">
          <table:table-cell office:value-type="float" office:value="0.87026047706604" calcext:value-type="float">
            <text:p>0.87026047706604</text:p>
          </table:table-cell>
          <table:table-cell table:number-columns-repeated="2"/>
        </table:table-row>
        <table:table-row table:style-name="ro1">
          <table:table-cell office:value-type="float" office:value="0.889104723930359" calcext:value-type="float">
            <text:p>0.889104723930359</text:p>
          </table:table-cell>
          <table:table-cell table:number-columns-repeated="2"/>
        </table:table-row>
        <table:table-row table:style-name="ro1">
          <table:table-cell office:value-type="float" office:value="0.914574801921844" calcext:value-type="float">
            <text:p>0.914574801921844</text:p>
          </table:table-cell>
          <table:table-cell table:number-columns-repeated="2"/>
        </table:table-row>
        <table:table-row table:style-name="ro1">
          <table:table-cell office:value-type="float" office:value="0.892685949802399" calcext:value-type="float">
            <text:p>0.892685949802399</text:p>
          </table:table-cell>
          <table:table-cell table:number-columns-repeated="2"/>
        </table:table-row>
        <table:table-row table:style-name="ro1">
          <table:table-cell office:value-type="float" office:value="0.895598769187927" calcext:value-type="float">
            <text:p>0.895598769187927</text:p>
          </table:table-cell>
          <table:table-cell table:number-columns-repeated="2"/>
        </table:table-row>
        <table:table-row table:style-name="ro1">
          <table:table-cell office:value-type="float" office:value="0.88824725151062" calcext:value-type="float">
            <text:p>0.88824725151062</text:p>
          </table:table-cell>
          <table:table-cell table:number-columns-repeated="2"/>
        </table:table-row>
        <table:table-row table:style-name="ro1">
          <table:table-cell office:value-type="float" office:value="0.888675093650818" calcext:value-type="float">
            <text:p>0.888675093650818</text:p>
          </table:table-cell>
          <table:table-cell table:number-columns-repeated="2"/>
        </table:table-row>
        <table:table-row table:style-name="ro1">
          <table:table-cell office:value-type="float" office:value="0.890338480472565" calcext:value-type="float">
            <text:p>0.890338480472565</text:p>
          </table:table-cell>
          <table:table-cell table:number-columns-repeated="2"/>
        </table:table-row>
        <table:table-row table:style-name="ro1">
          <table:table-cell office:value-type="float" office:value="0.87623655796051" calcext:value-type="float">
            <text:p>0.87623655796051</text:p>
          </table:table-cell>
          <table:table-cell table:number-columns-repeated="2"/>
        </table:table-row>
        <table:table-row table:style-name="ro1">
          <table:table-cell office:value-type="float" office:value="0.887533962726593" calcext:value-type="float">
            <text:p>0.887533962726593</text:p>
          </table:table-cell>
          <table:table-cell table:number-columns-repeated="2"/>
        </table:table-row>
        <table:table-row table:style-name="ro1">
          <table:table-cell office:value-type="float" office:value="0.892374217510223" calcext:value-type="float">
            <text:p>0.892374217510223</text:p>
          </table:table-cell>
          <table:table-cell table:number-columns-repeated="2"/>
        </table:table-row>
        <table:table-row table:style-name="ro1">
          <table:table-cell office:value-type="float" office:value="0.895085692405701" calcext:value-type="float">
            <text:p>0.895085692405701</text:p>
          </table:table-cell>
          <table:table-cell table:number-columns-repeated="2"/>
        </table:table-row>
        <table:table-row table:style-name="ro1">
          <table:table-cell office:value-type="float" office:value="0.891164839267731" calcext:value-type="float">
            <text:p>0.891164839267731</text:p>
          </table:table-cell>
          <table:table-cell table:number-columns-repeated="2"/>
        </table:table-row>
        <table:table-row table:style-name="ro1">
          <table:table-cell office:value-type="float" office:value="0.887401640415192" calcext:value-type="float">
            <text:p>0.887401640415192</text:p>
          </table:table-cell>
          <table:table-cell table:number-columns-repeated="2"/>
        </table:table-row>
        <table:table-row table:style-name="ro1">
          <table:table-cell office:value-type="float" office:value="0.883613586425781" calcext:value-type="float">
            <text:p>0.883613586425781</text:p>
          </table:table-cell>
          <table:table-cell table:number-columns-repeated="2"/>
        </table:table-row>
        <table:table-row table:style-name="ro1">
          <table:table-cell office:value-type="float" office:value="0.885086596012116" calcext:value-type="float">
            <text:p>0.885086596012116</text:p>
          </table:table-cell>
          <table:table-cell table:number-columns-repeated="2"/>
        </table:table-row>
        <table:table-row table:style-name="ro1">
          <table:table-cell office:value-type="float" office:value="0.871817052364349" calcext:value-type="float">
            <text:p>0.871817052364349</text:p>
          </table:table-cell>
          <table:table-cell table:number-columns-repeated="2"/>
        </table:table-row>
        <table:table-row table:style-name="ro1">
          <table:table-cell office:value-type="float" office:value="0.871775031089783" calcext:value-type="float">
            <text:p>0.871775031089783</text:p>
          </table:table-cell>
          <table:table-cell table:number-columns-repeated="2"/>
        </table:table-row>
        <table:table-row table:style-name="ro1">
          <table:table-cell office:value-type="float" office:value="0.89661717414856" calcext:value-type="float">
            <text:p>0.89661717414856</text:p>
          </table:table-cell>
          <table:table-cell table:number-columns-repeated="2"/>
        </table:table-row>
        <table:table-row table:style-name="ro1">
          <table:table-cell office:value-type="float" office:value="0.884537696838379" calcext:value-type="float">
            <text:p>0.884537696838379</text:p>
          </table:table-cell>
          <table:table-cell table:number-columns-repeated="2"/>
        </table:table-row>
        <table:table-row table:style-name="ro1">
          <table:table-cell office:value-type="float" office:value="0.90716016292572" calcext:value-type="float">
            <text:p>0.90716016292572</text:p>
          </table:table-cell>
          <table:table-cell table:number-columns-repeated="2"/>
        </table:table-row>
        <table:table-row table:style-name="ro1">
          <table:table-cell office:value-type="float" office:value="0.89960789680481" calcext:value-type="float">
            <text:p>0.89960789680481</text:p>
          </table:table-cell>
          <table:table-cell table:number-columns-repeated="2"/>
        </table:table-row>
        <table:table-row table:style-name="ro1">
          <table:table-cell office:value-type="float" office:value="0.878456294536591" calcext:value-type="float">
            <text:p>0.878456294536591</text:p>
          </table:table-cell>
          <table:table-cell table:number-columns-repeated="2"/>
        </table:table-row>
        <table:table-row table:style-name="ro1">
          <table:table-cell office:value-type="float" office:value="0.888169527053833" calcext:value-type="float">
            <text:p>0.888169527053833</text:p>
          </table:table-cell>
          <table:table-cell table:number-columns-repeated="2"/>
        </table:table-row>
        <table:table-row table:style-name="ro1">
          <table:table-cell office:value-type="float" office:value="0.885346531867981" calcext:value-type="float">
            <text:p>0.885346531867981</text:p>
          </table:table-cell>
          <table:table-cell table:number-columns-repeated="2"/>
        </table:table-row>
        <table:table-row table:style-name="ro1">
          <table:table-cell office:value-type="float" office:value="0.882946193218231" calcext:value-type="float">
            <text:p>0.882946193218231</text:p>
          </table:table-cell>
          <table:table-cell table:number-columns-repeated="2"/>
        </table:table-row>
        <table:table-row table:style-name="ro1">
          <table:table-cell office:value-type="float" office:value="0.894608199596405" calcext:value-type="float">
            <text:p>0.894608199596405</text:p>
          </table:table-cell>
          <table:table-cell table:number-columns-repeated="2"/>
        </table:table-row>
        <table:table-row table:style-name="ro1">
          <table:table-cell office:value-type="float" office:value="0.889374077320099" calcext:value-type="float">
            <text:p>0.889374077320099</text:p>
          </table:table-cell>
          <table:table-cell table:number-columns-repeated="2"/>
        </table:table-row>
        <table:table-row table:style-name="ro1">
          <table:table-cell office:value-type="float" office:value="0.89140123128891" calcext:value-type="float">
            <text:p>0.89140123128891</text:p>
          </table:table-cell>
          <table:table-cell table:number-columns-repeated="2"/>
        </table:table-row>
        <table:table-row table:style-name="ro1">
          <table:table-cell office:value-type="float" office:value="0.889684617519379" calcext:value-type="float">
            <text:p>0.889684617519379</text:p>
          </table:table-cell>
          <table:table-cell table:number-columns-repeated="2"/>
        </table:table-row>
        <table:table-row table:style-name="ro1">
          <table:table-cell office:value-type="float" office:value="0.872759282588959" calcext:value-type="float">
            <text:p>0.872759282588959</text:p>
          </table:table-cell>
          <table:table-cell table:number-columns-repeated="2"/>
        </table:table-row>
        <table:table-row table:style-name="ro1">
          <table:table-cell office:value-type="float" office:value="0.883769452571869" calcext:value-type="float">
            <text:p>0.883769452571869</text:p>
          </table:table-cell>
          <table:table-cell table:number-columns-repeated="2"/>
        </table:table-row>
        <table:table-row table:style-name="ro1">
          <table:table-cell office:value-type="float" office:value="0.87579619884491" calcext:value-type="float">
            <text:p>0.87579619884491</text:p>
          </table:table-cell>
          <table:table-cell table:number-columns-repeated="2"/>
        </table:table-row>
        <table:table-row table:style-name="ro1">
          <table:table-cell office:value-type="float" office:value="0.88819694519043" calcext:value-type="float">
            <text:p>0.88819694519043</text:p>
          </table:table-cell>
          <table:table-cell table:number-columns-repeated="2"/>
        </table:table-row>
        <table:table-row table:style-name="ro1">
          <table:table-cell office:value-type="float" office:value="0.881949126720428" calcext:value-type="float">
            <text:p>0.881949126720428</text:p>
          </table:table-cell>
          <table:table-cell table:number-columns-repeated="2"/>
        </table:table-row>
        <table:table-row table:style-name="ro1">
          <table:table-cell office:value-type="float" office:value="0.887066781520844" calcext:value-type="float">
            <text:p>0.887066781520844</text:p>
          </table:table-cell>
          <table:table-cell table:number-columns-repeated="2"/>
        </table:table-row>
        <table:table-row table:style-name="ro1">
          <table:table-cell office:value-type="float" office:value="0.88374388217926" calcext:value-type="float">
            <text:p>0.88374388217926</text:p>
          </table:table-cell>
          <table:table-cell table:number-columns-repeated="2"/>
        </table:table-row>
        <table:table-row table:style-name="ro1">
          <table:table-cell office:value-type="float" office:value="0.882149636745453" calcext:value-type="float">
            <text:p>0.882149636745453</text:p>
          </table:table-cell>
          <table:table-cell table:number-columns-repeated="2"/>
        </table:table-row>
        <table:table-row table:style-name="ro1">
          <table:table-cell office:value-type="float" office:value="0.873410820960999" calcext:value-type="float">
            <text:p>0.873410820960999</text:p>
          </table:table-cell>
          <table:table-cell table:number-columns-repeated="2"/>
        </table:table-row>
        <table:table-row table:style-name="ro1">
          <table:table-cell office:value-type="float" office:value="0.87744677066803" calcext:value-type="float">
            <text:p>0.87744677066803</text:p>
          </table:table-cell>
          <table:table-cell table:number-columns-repeated="2"/>
        </table:table-row>
        <table:table-row table:style-name="ro1">
          <table:table-cell office:value-type="float" office:value="0.895795285701752" calcext:value-type="float">
            <text:p>0.895795285701752</text:p>
          </table:table-cell>
          <table:table-cell table:number-columns-repeated="2"/>
        </table:table-row>
        <table:table-row table:style-name="ro1">
          <table:table-cell office:value-type="float" office:value="0.888309240341187" calcext:value-type="float">
            <text:p>0.888309240341187</text:p>
          </table:table-cell>
          <table:table-cell table:number-columns-repeated="2"/>
        </table:table-row>
        <table:table-row table:style-name="ro1">
          <table:table-cell office:value-type="float" office:value="0.85805732011795" calcext:value-type="float">
            <text:p>0.85805732011795</text:p>
          </table:table-cell>
          <table:table-cell table:number-columns-repeated="2"/>
        </table:table-row>
        <table:table-row table:style-name="ro1">
          <table:table-cell office:value-type="float" office:value="0.872708976268768" calcext:value-type="float">
            <text:p>0.872708976268768</text:p>
          </table:table-cell>
          <table:table-cell table:number-columns-repeated="2"/>
        </table:table-row>
        <table:table-row table:style-name="ro1">
          <table:table-cell office:value-type="float" office:value="0.883926510810852" calcext:value-type="float">
            <text:p>0.883926510810852</text:p>
          </table:table-cell>
          <table:table-cell table:number-columns-repeated="2"/>
        </table:table-row>
        <table:table-row table:style-name="ro1">
          <table:table-cell office:value-type="float" office:value="0.90455424785614" calcext:value-type="float">
            <text:p>0.90455424785614</text:p>
          </table:table-cell>
          <table:table-cell table:number-columns-repeated="2"/>
        </table:table-row>
        <table:table-row table:style-name="ro1">
          <table:table-cell office:value-type="float" office:value="0.896695375442505" calcext:value-type="float">
            <text:p>0.896695375442505</text:p>
          </table:table-cell>
          <table:table-cell table:number-columns-repeated="2"/>
        </table:table-row>
        <table:table-row table:style-name="ro1">
          <table:table-cell office:value-type="float" office:value="0.881242573261261" calcext:value-type="float">
            <text:p>0.881242573261261</text:p>
          </table:table-cell>
          <table:table-cell table:number-columns-repeated="2"/>
        </table:table-row>
        <table:table-row table:style-name="ro1">
          <table:table-cell office:value-type="float" office:value="0.903207361698151" calcext:value-type="float">
            <text:p>0.903207361698151</text:p>
          </table:table-cell>
          <table:table-cell table:number-columns-repeated="2"/>
        </table:table-row>
        <table:table-row table:style-name="ro1">
          <table:table-cell office:value-type="float" office:value="0.901001870632172" calcext:value-type="float">
            <text:p>0.901001870632172</text:p>
          </table:table-cell>
          <table:table-cell table:number-columns-repeated="2"/>
        </table:table-row>
        <table:table-row table:style-name="ro1">
          <table:table-cell office:value-type="float" office:value="0.908020675182342" calcext:value-type="float">
            <text:p>0.908020675182342</text:p>
          </table:table-cell>
          <table:table-cell table:number-columns-repeated="2"/>
        </table:table-row>
        <table:table-row table:style-name="ro1">
          <table:table-cell office:value-type="float" office:value="0.904787302017212" calcext:value-type="float">
            <text:p>0.904787302017212</text:p>
          </table:table-cell>
          <table:table-cell table:number-columns-repeated="2"/>
        </table:table-row>
        <table:table-row table:style-name="ro1">
          <table:table-cell office:value-type="float" office:value="0.895490527153015" calcext:value-type="float">
            <text:p>0.895490527153015</text:p>
          </table:table-cell>
          <table:table-cell table:number-columns-repeated="2"/>
        </table:table-row>
        <table:table-row table:style-name="ro1">
          <table:table-cell office:value-type="float" office:value="0.879452049732208" calcext:value-type="float">
            <text:p>0.879452049732208</text:p>
          </table:table-cell>
          <table:table-cell table:number-columns-repeated="2"/>
        </table:table-row>
        <table:table-row table:style-name="ro1">
          <table:table-cell office:value-type="float" office:value="0.88078099489212" calcext:value-type="float">
            <text:p>0.88078099489212</text:p>
          </table:table-cell>
          <table:table-cell table:number-columns-repeated="2"/>
        </table:table-row>
        <table:table-row table:style-name="ro1">
          <table:table-cell office:value-type="float" office:value="0.891427993774414" calcext:value-type="float">
            <text:p>0.891427993774414</text:p>
          </table:table-cell>
          <table:table-cell table:number-columns-repeated="2"/>
        </table:table-row>
        <table:table-row table:style-name="ro1">
          <table:table-cell office:value-type="float" office:value="0.889756441116333" calcext:value-type="float">
            <text:p>0.889756441116333</text:p>
          </table:table-cell>
          <table:table-cell table:number-columns-repeated="2"/>
        </table:table-row>
        <table:table-row table:style-name="ro1">
          <table:table-cell office:value-type="float" office:value="0.883521974086762" calcext:value-type="float">
            <text:p>0.883521974086762</text:p>
          </table:table-cell>
          <table:table-cell table:number-columns-repeated="2"/>
        </table:table-row>
        <table:table-row table:style-name="ro1">
          <table:table-cell office:value-type="float" office:value="0.851845562458038" calcext:value-type="float">
            <text:p>0.851845562458038</text:p>
          </table:table-cell>
          <table:table-cell table:number-columns-repeated="2"/>
        </table:table-row>
        <table:table-row table:style-name="ro1">
          <table:table-cell office:value-type="float" office:value="0.873331427574158" calcext:value-type="float">
            <text:p>0.873331427574158</text:p>
          </table:table-cell>
          <table:table-cell table:number-columns-repeated="2"/>
        </table:table-row>
        <table:table-row table:style-name="ro1">
          <table:table-cell office:value-type="float" office:value="0.889547467231751" calcext:value-type="float">
            <text:p>0.889547467231751</text:p>
          </table:table-cell>
          <table:table-cell table:number-columns-repeated="2"/>
        </table:table-row>
        <table:table-row table:style-name="ro1">
          <table:table-cell office:value-type="float" office:value="0.90538477897644" calcext:value-type="float">
            <text:p>0.90538477897644</text:p>
          </table:table-cell>
          <table:table-cell table:number-columns-repeated="2"/>
        </table:table-row>
        <table:table-row table:style-name="ro1">
          <table:table-cell office:value-type="float" office:value="0.897225499153137" calcext:value-type="float">
            <text:p>0.897225499153137</text:p>
          </table:table-cell>
          <table:table-cell table:number-columns-repeated="2"/>
        </table:table-row>
        <table:table-row table:style-name="ro1">
          <table:table-cell office:value-type="float" office:value="0.889265418052673" calcext:value-type="float">
            <text:p>0.889265418052673</text:p>
          </table:table-cell>
          <table:table-cell table:number-columns-repeated="2"/>
        </table:table-row>
        <table:table-row table:style-name="ro1">
          <table:table-cell office:value-type="float" office:value="0.900576055049896" calcext:value-type="float">
            <text:p>0.900576055049896</text:p>
          </table:table-cell>
          <table:table-cell table:number-columns-repeated="2"/>
        </table:table-row>
        <table:table-row table:style-name="ro1">
          <table:table-cell office:value-type="float" office:value="0.929871439933777" calcext:value-type="float">
            <text:p>0.929871439933777</text:p>
          </table:table-cell>
          <table:table-cell table:number-columns-repeated="2"/>
        </table:table-row>
        <table:table-row table:style-name="ro1">
          <table:table-cell office:value-type="float" office:value="0.899468421936035" calcext:value-type="float">
            <text:p>0.899468421936035</text:p>
          </table:table-cell>
          <table:table-cell table:number-columns-repeated="2"/>
        </table:table-row>
        <table:table-row table:style-name="ro1">
          <table:table-cell office:value-type="float" office:value="0.895876884460449" calcext:value-type="float">
            <text:p>0.895876884460449</text:p>
          </table:table-cell>
          <table:table-cell table:number-columns-repeated="2"/>
        </table:table-row>
        <table:table-row table:style-name="ro1">
          <table:table-cell office:value-type="float" office:value="0.892193853855133" calcext:value-type="float">
            <text:p>0.892193853855133</text:p>
          </table:table-cell>
          <table:table-cell table:number-columns-repeated="2"/>
        </table:table-row>
        <table:table-row table:style-name="ro1">
          <table:table-cell office:value-type="float" office:value="0.885651707649231" calcext:value-type="float">
            <text:p>0.885651707649231</text:p>
          </table:table-cell>
          <table:table-cell table:number-columns-repeated="2"/>
        </table:table-row>
        <table:table-row table:style-name="ro1">
          <table:table-cell office:value-type="float" office:value="0.879880905151367" calcext:value-type="float">
            <text:p>0.879880905151367</text:p>
          </table:table-cell>
          <table:table-cell table:number-columns-repeated="2"/>
        </table:table-row>
        <table:table-row table:style-name="ro1">
          <table:table-cell office:value-type="float" office:value="0.913363873958588" calcext:value-type="float">
            <text:p>0.913363873958588</text:p>
          </table:table-cell>
          <table:table-cell table:number-columns-repeated="2"/>
        </table:table-row>
        <table:table-row table:style-name="ro1">
          <table:table-cell office:value-type="float" office:value="0.90367203950882" calcext:value-type="float">
            <text:p>0.90367203950882</text:p>
          </table:table-cell>
          <table:table-cell table:number-columns-repeated="2"/>
        </table:table-row>
        <table:table-row table:style-name="ro1">
          <table:table-cell office:value-type="float" office:value="0.907994031906128" calcext:value-type="float">
            <text:p>0.907994031906128</text:p>
          </table:table-cell>
          <table:table-cell table:number-columns-repeated="2"/>
        </table:table-row>
        <table:table-row table:style-name="ro1">
          <table:table-cell office:value-type="float" office:value="0.887199878692627" calcext:value-type="float">
            <text:p>0.887199878692627</text:p>
          </table:table-cell>
          <table:table-cell table:number-columns-repeated="2"/>
        </table:table-row>
        <table:table-row table:style-name="ro1">
          <table:table-cell office:value-type="float" office:value="0.888716757297516" calcext:value-type="float">
            <text:p>0.888716757297516</text:p>
          </table:table-cell>
          <table:table-cell table:number-columns-repeated="2"/>
        </table:table-row>
        <table:table-row table:style-name="ro1">
          <table:table-cell office:value-type="float" office:value="0.892728626728058" calcext:value-type="float">
            <text:p>0.892728626728058</text:p>
          </table:table-cell>
          <table:table-cell table:number-columns-repeated="2"/>
        </table:table-row>
        <table:table-row table:style-name="ro1">
          <table:table-cell office:value-type="float" office:value="0.904390037059784" calcext:value-type="float">
            <text:p>0.904390037059784</text:p>
          </table:table-cell>
          <table:table-cell table:number-columns-repeated="2"/>
        </table:table-row>
        <table:table-row table:style-name="ro1">
          <table:table-cell office:value-type="float" office:value="0.900108933448792" calcext:value-type="float">
            <text:p>0.900108933448792</text:p>
          </table:table-cell>
          <table:table-cell table:number-columns-repeated="2"/>
        </table:table-row>
        <table:table-row table:style-name="ro1">
          <table:table-cell office:value-type="float" office:value="0.910266697406769" calcext:value-type="float">
            <text:p>0.910266697406769</text:p>
          </table:table-cell>
          <table:table-cell table:number-columns-repeated="2"/>
        </table:table-row>
        <table:table-row table:style-name="ro1">
          <table:table-cell office:value-type="float" office:value="0.89765077829361" calcext:value-type="float">
            <text:p>0.89765077829361</text:p>
          </table:table-cell>
          <table:table-cell table:number-columns-repeated="2"/>
        </table:table-row>
        <table:table-row table:style-name="ro1">
          <table:table-cell office:value-type="float" office:value="0.931653201580048" calcext:value-type="float">
            <text:p>0.931653201580048</text:p>
          </table:table-cell>
          <table:table-cell table:number-columns-repeated="2"/>
        </table:table-row>
        <table:table-row table:style-name="ro1">
          <table:table-cell office:value-type="float" office:value="0.925579965114594" calcext:value-type="float">
            <text:p>0.925579965114594</text:p>
          </table:table-cell>
          <table:table-cell table:number-columns-repeated="2"/>
        </table:table-row>
        <table:table-row table:style-name="ro1">
          <table:table-cell office:value-type="float" office:value="0.896870195865631" calcext:value-type="float">
            <text:p>0.896870195865631</text:p>
          </table:table-cell>
          <table:table-cell table:number-columns-repeated="2"/>
        </table:table-row>
        <table:table-row table:style-name="ro1">
          <table:table-cell office:value-type="float" office:value="0.901993811130524" calcext:value-type="float">
            <text:p>0.901993811130524</text:p>
          </table:table-cell>
          <table:table-cell table:number-columns-repeated="2"/>
        </table:table-row>
        <table:table-row table:style-name="ro1">
          <table:table-cell office:value-type="float" office:value="0.90718138217926" calcext:value-type="float">
            <text:p>0.90718138217926</text:p>
          </table:table-cell>
          <table:table-cell table:number-columns-repeated="2"/>
        </table:table-row>
        <table:table-row table:style-name="ro1">
          <table:table-cell office:value-type="float" office:value="0.934934377670288" calcext:value-type="float">
            <text:p>0.934934377670288</text:p>
          </table:table-cell>
          <table:table-cell table:number-columns-repeated="2"/>
        </table:table-row>
        <table:table-row table:style-name="ro1">
          <table:table-cell office:value-type="float" office:value="0.901778221130371" calcext:value-type="float">
            <text:p>0.901778221130371</text:p>
          </table:table-cell>
          <table:table-cell table:number-columns-repeated="2"/>
        </table:table-row>
        <table:table-row table:style-name="ro1">
          <table:table-cell office:value-type="float" office:value="0.907081604003906" calcext:value-type="float">
            <text:p>0.907081604003906</text:p>
          </table:table-cell>
          <table:table-cell table:number-columns-repeated="2"/>
        </table:table-row>
        <table:table-row table:style-name="ro1">
          <table:table-cell office:value-type="float" office:value="0.909685552120209" calcext:value-type="float">
            <text:p>0.909685552120209</text:p>
          </table:table-cell>
          <table:table-cell table:number-columns-repeated="2"/>
        </table:table-row>
        <table:table-row table:style-name="ro1">
          <table:table-cell office:value-type="float" office:value="0.889185726642608" calcext:value-type="float">
            <text:p>0.889185726642608</text:p>
          </table:table-cell>
          <table:table-cell table:number-columns-repeated="2"/>
        </table:table-row>
        <table:table-row table:style-name="ro1">
          <table:table-cell office:value-type="float" office:value="0.916217505931854" calcext:value-type="float">
            <text:p>0.916217505931854</text:p>
          </table:table-cell>
          <table:table-cell table:number-columns-repeated="2"/>
        </table:table-row>
        <table:table-row table:style-name="ro1">
          <table:table-cell office:value-type="float" office:value="0.902162790298462" calcext:value-type="float">
            <text:p>0.902162790298462</text:p>
          </table:table-cell>
          <table:table-cell table:number-columns-repeated="2"/>
        </table:table-row>
        <table:table-row table:style-name="ro1">
          <table:table-cell office:value-type="float" office:value="0.885471999645233" calcext:value-type="float">
            <text:p>0.885471999645233</text:p>
          </table:table-cell>
          <table:table-cell table:number-columns-repeated="2"/>
        </table:table-row>
        <table:table-row table:style-name="ro1">
          <table:table-cell office:value-type="float" office:value="0.842712640762329" calcext:value-type="float">
            <text:p>0.842712640762329</text:p>
          </table:table-cell>
          <table:table-cell table:number-columns-repeated="2"/>
        </table:table-row>
        <table:table-row table:style-name="ro1">
          <table:table-cell office:value-type="float" office:value="0.900267720222473" calcext:value-type="float">
            <text:p>0.900267720222473</text:p>
          </table:table-cell>
          <table:table-cell table:number-columns-repeated="2"/>
        </table:table-row>
        <table:table-row table:style-name="ro1">
          <table:table-cell office:value-type="float" office:value="0.881265103816986" calcext:value-type="float">
            <text:p>0.881265103816986</text:p>
          </table:table-cell>
          <table:table-cell table:number-columns-repeated="2"/>
        </table:table-row>
        <table:table-row table:style-name="ro1">
          <table:table-cell office:value-type="float" office:value="0.90649551153183" calcext:value-type="float">
            <text:p>0.90649551153183</text:p>
          </table:table-cell>
          <table:table-cell table:number-columns-repeated="2"/>
        </table:table-row>
        <table:table-row table:style-name="ro1">
          <table:table-cell office:value-type="float" office:value="0.891082584857941" calcext:value-type="float">
            <text:p>0.891082584857941</text:p>
          </table:table-cell>
          <table:table-cell table:number-columns-repeated="2"/>
        </table:table-row>
        <table:table-row table:style-name="ro1">
          <table:table-cell office:value-type="float" office:value="0.909625053405762" calcext:value-type="float">
            <text:p>0.909625053405762</text:p>
          </table:table-cell>
          <table:table-cell table:number-columns-repeated="2"/>
        </table:table-row>
        <table:table-row table:style-name="ro1">
          <table:table-cell office:value-type="float" office:value="0.888583779335022" calcext:value-type="float">
            <text:p>0.888583779335022</text:p>
          </table:table-cell>
          <table:table-cell table:number-columns-repeated="2"/>
        </table:table-row>
        <table:table-row table:style-name="ro1">
          <table:table-cell office:value-type="float" office:value="0.903170228004456" calcext:value-type="float">
            <text:p>0.903170228004456</text:p>
          </table:table-cell>
          <table:table-cell table:number-columns-repeated="2"/>
        </table:table-row>
        <table:table-row table:style-name="ro1">
          <table:table-cell office:value-type="float" office:value="0.910468697547913" calcext:value-type="float">
            <text:p>0.910468697547913</text:p>
          </table:table-cell>
          <table:table-cell table:number-columns-repeated="2"/>
        </table:table-row>
        <table:table-row table:style-name="ro1">
          <table:table-cell office:value-type="float" office:value="0.919538915157318" calcext:value-type="float">
            <text:p>0.919538915157318</text:p>
          </table:table-cell>
          <table:table-cell table:number-columns-repeated="2"/>
        </table:table-row>
        <table:table-row table:style-name="ro1">
          <table:table-cell office:value-type="float" office:value="0.901324212551117" calcext:value-type="float">
            <text:p>0.901324212551117</text:p>
          </table:table-cell>
          <table:table-cell table:number-columns-repeated="2"/>
        </table:table-row>
        <table:table-row table:style-name="ro1">
          <table:table-cell office:value-type="float" office:value="0.903322994709015" calcext:value-type="float">
            <text:p>0.903322994709015</text:p>
          </table:table-cell>
          <table:table-cell table:number-columns-repeated="2"/>
        </table:table-row>
        <table:table-row table:style-name="ro1">
          <table:table-cell office:value-type="float" office:value="0.901561737060547" calcext:value-type="float">
            <text:p>0.901561737060547</text:p>
          </table:table-cell>
          <table:table-cell table:number-columns-repeated="2"/>
        </table:table-row>
        <table:table-row table:style-name="ro1">
          <table:table-cell office:value-type="float" office:value="0.90815806388855" calcext:value-type="float">
            <text:p>0.90815806388855</text:p>
          </table:table-cell>
          <table:table-cell table:number-columns-repeated="2"/>
        </table:table-row>
        <table:table-row table:style-name="ro1">
          <table:table-cell office:value-type="float" office:value="0.909609735012054" calcext:value-type="float">
            <text:p>0.909609735012054</text:p>
          </table:table-cell>
          <table:table-cell table:number-columns-repeated="2"/>
        </table:table-row>
        <table:table-row table:style-name="ro1">
          <table:table-cell office:value-type="float" office:value="0.907689034938812" calcext:value-type="float">
            <text:p>0.907689034938812</text:p>
          </table:table-cell>
          <table:table-cell table:number-columns-repeated="2"/>
        </table:table-row>
        <table:table-row table:style-name="ro1">
          <table:table-cell office:value-type="float" office:value="0.91961681842804" calcext:value-type="float">
            <text:p>0.91961681842804</text:p>
          </table:table-cell>
          <table:table-cell table:number-columns-repeated="2"/>
        </table:table-row>
        <table:table-row table:style-name="ro1">
          <table:table-cell office:value-type="float" office:value="0.931164503097534" calcext:value-type="float">
            <text:p>0.931164503097534</text:p>
          </table:table-cell>
          <table:table-cell table:number-columns-repeated="2"/>
        </table:table-row>
        <table:table-row table:style-name="ro1">
          <table:table-cell office:value-type="float" office:value="0.92902010679245" calcext:value-type="float">
            <text:p>0.92902010679245</text:p>
          </table:table-cell>
          <table:table-cell table:number-columns-repeated="2"/>
        </table:table-row>
        <table:table-row table:style-name="ro1">
          <table:table-cell office:value-type="float" office:value="0.933609545230866" calcext:value-type="float">
            <text:p>0.933609545230866</text:p>
          </table:table-cell>
          <table:table-cell table:number-columns-repeated="2"/>
        </table:table-row>
        <table:table-row table:style-name="ro1">
          <table:table-cell office:value-type="float" office:value="0.922274887561798" calcext:value-type="float">
            <text:p>0.922274887561798</text:p>
          </table:table-cell>
          <table:table-cell table:number-columns-repeated="2"/>
        </table:table-row>
        <table:table-row table:style-name="ro1">
          <table:table-cell office:value-type="float" office:value="0.914229452610016" calcext:value-type="float">
            <text:p>0.914229452610016</text:p>
          </table:table-cell>
          <table:table-cell table:number-columns-repeated="2"/>
        </table:table-row>
        <table:table-row table:style-name="ro1">
          <table:table-cell office:value-type="float" office:value="0.91008710861206" calcext:value-type="float">
            <text:p>0.91008710861206</text:p>
          </table:table-cell>
          <table:table-cell table:number-columns-repeated="2"/>
        </table:table-row>
        <table:table-row table:style-name="ro1">
          <table:table-cell office:value-type="float" office:value="0.905294060707092" calcext:value-type="float">
            <text:p>0.905294060707092</text:p>
          </table:table-cell>
          <table:table-cell table:number-columns-repeated="2"/>
        </table:table-row>
        <table:table-row table:style-name="ro1">
          <table:table-cell office:value-type="float" office:value="0.903668165206909" calcext:value-type="float">
            <text:p>0.903668165206909</text:p>
          </table:table-cell>
          <table:table-cell table:number-columns-repeated="2"/>
        </table:table-row>
        <table:table-row table:style-name="ro1">
          <table:table-cell office:value-type="float" office:value="0.896657526493073" calcext:value-type="float">
            <text:p>0.896657526493073</text:p>
          </table:table-cell>
          <table:table-cell table:number-columns-repeated="2"/>
        </table:table-row>
        <table:table-row table:style-name="ro1">
          <table:table-cell office:value-type="float" office:value="0.896327614784241" calcext:value-type="float">
            <text:p>0.896327614784241</text:p>
          </table:table-cell>
          <table:table-cell table:number-columns-repeated="2"/>
        </table:table-row>
        <table:table-row table:style-name="ro1">
          <table:table-cell office:value-type="float" office:value="0.896335780620575" calcext:value-type="float">
            <text:p>0.896335780620575</text:p>
          </table:table-cell>
          <table:table-cell table:number-columns-repeated="2"/>
        </table:table-row>
        <table:table-row table:style-name="ro1">
          <table:table-cell office:value-type="float" office:value="0.897630095481873" calcext:value-type="float">
            <text:p>0.897630095481873</text:p>
          </table:table-cell>
          <table:table-cell table:number-columns-repeated="2"/>
        </table:table-row>
        <table:table-row table:style-name="ro1">
          <table:table-cell office:value-type="float" office:value="0.912239372730255" calcext:value-type="float">
            <text:p>0.912239372730255</text:p>
          </table:table-cell>
          <table:table-cell table:number-columns-repeated="2"/>
        </table:table-row>
        <table:table-row table:style-name="ro1">
          <table:table-cell office:value-type="float" office:value="0.952009201049805" calcext:value-type="float">
            <text:p>0.952009201049805</text:p>
          </table:table-cell>
          <table:table-cell table:number-columns-repeated="2"/>
        </table:table-row>
        <table:table-row table:style-name="ro1">
          <table:table-cell office:value-type="float" office:value="0.931217968463898" calcext:value-type="float">
            <text:p>0.931217968463898</text:p>
          </table:table-cell>
          <table:table-cell table:number-columns-repeated="2"/>
        </table:table-row>
        <table:table-row table:style-name="ro1">
          <table:table-cell office:value-type="float" office:value="0.873393177986145" calcext:value-type="float">
            <text:p>0.873393177986145</text:p>
          </table:table-cell>
          <table:table-cell table:number-columns-repeated="2"/>
        </table:table-row>
        <table:table-row table:style-name="ro1">
          <table:table-cell office:value-type="float" office:value="0.905846297740936" calcext:value-type="float">
            <text:p>0.905846297740936</text:p>
          </table:table-cell>
          <table:table-cell table:number-columns-repeated="2"/>
        </table:table-row>
        <table:table-row table:style-name="ro1">
          <table:table-cell office:value-type="float" office:value="0.900993049144745" calcext:value-type="float">
            <text:p>0.900993049144745</text:p>
          </table:table-cell>
          <table:table-cell table:number-columns-repeated="2"/>
        </table:table-row>
        <table:table-row table:style-name="ro1">
          <table:table-cell office:value-type="float" office:value="0.902934789657593" calcext:value-type="float">
            <text:p>0.902934789657593</text:p>
          </table:table-cell>
          <table:table-cell table:number-columns-repeated="2"/>
        </table:table-row>
        <table:table-row table:style-name="ro1">
          <table:table-cell office:value-type="float" office:value="0.924966871738434" calcext:value-type="float">
            <text:p>0.924966871738434</text:p>
          </table:table-cell>
          <table:table-cell table:number-columns-repeated="2"/>
        </table:table-row>
        <table:table-row table:style-name="ro1">
          <table:table-cell office:value-type="float" office:value="0.900483667850494" calcext:value-type="float">
            <text:p>0.900483667850494</text:p>
          </table:table-cell>
          <table:table-cell table:number-columns-repeated="2"/>
        </table:table-row>
        <table:table-row table:style-name="ro1">
          <table:table-cell office:value-type="float" office:value="0.879161953926086" calcext:value-type="float">
            <text:p>0.879161953926086</text:p>
          </table:table-cell>
          <table:table-cell table:number-columns-repeated="2"/>
        </table:table-row>
        <table:table-row table:style-name="ro1">
          <table:table-cell office:value-type="float" office:value="0.879170477390289" calcext:value-type="float">
            <text:p>0.879170477390289</text:p>
          </table:table-cell>
          <table:table-cell table:number-columns-repeated="2"/>
        </table:table-row>
        <table:table-row table:style-name="ro1">
          <table:table-cell office:value-type="float" office:value="0.88403183221817" calcext:value-type="float">
            <text:p>0.88403183221817</text:p>
          </table:table-cell>
          <table:table-cell table:number-columns-repeated="2"/>
        </table:table-row>
        <table:table-row table:style-name="ro1">
          <table:table-cell office:value-type="float" office:value="0.916377127170563" calcext:value-type="float">
            <text:p>0.916377127170563</text:p>
          </table:table-cell>
          <table:table-cell table:number-columns-repeated="2"/>
        </table:table-row>
        <table:table-row table:style-name="ro1">
          <table:table-cell office:value-type="float" office:value="0.902162849903107" calcext:value-type="float">
            <text:p>0.902162849903107</text:p>
          </table:table-cell>
          <table:table-cell table:number-columns-repeated="2"/>
        </table:table-row>
        <table:table-row table:style-name="ro1">
          <table:table-cell office:value-type="float" office:value="0.900477766990662" calcext:value-type="float">
            <text:p>0.900477766990662</text:p>
          </table:table-cell>
          <table:table-cell table:number-columns-repeated="2"/>
        </table:table-row>
        <table:table-row table:style-name="ro1">
          <table:table-cell office:value-type="float" office:value="0.89983457326889" calcext:value-type="float">
            <text:p>0.89983457326889</text:p>
          </table:table-cell>
          <table:table-cell table:number-columns-repeated="2"/>
        </table:table-row>
        <table:table-row table:style-name="ro1">
          <table:table-cell office:value-type="float" office:value="0.910252153873444" calcext:value-type="float">
            <text:p>0.910252153873444</text:p>
          </table:table-cell>
          <table:table-cell table:number-columns-repeated="2"/>
        </table:table-row>
        <table:table-row table:style-name="ro1">
          <table:table-cell office:value-type="float" office:value="0.852790355682373" calcext:value-type="float">
            <text:p>0.852790355682373</text:p>
          </table:table-cell>
          <table:table-cell table:number-columns-repeated="2"/>
        </table:table-row>
        <table:table-row table:style-name="ro1">
          <table:table-cell office:value-type="float" office:value="0.850701868534088" calcext:value-type="float">
            <text:p>0.850701868534088</text:p>
          </table:table-cell>
          <table:table-cell table:number-columns-repeated="2"/>
        </table:table-row>
        <table:table-row table:style-name="ro1">
          <table:table-cell office:value-type="float" office:value="0.854477107524872" calcext:value-type="float">
            <text:p>0.854477107524872</text:p>
          </table:table-cell>
          <table:table-cell table:number-columns-repeated="2"/>
        </table:table-row>
        <table:table-row table:style-name="ro1">
          <table:table-cell office:value-type="float" office:value="0.895103991031647" calcext:value-type="float">
            <text:p>0.895103991031647</text:p>
          </table:table-cell>
          <table:table-cell table:number-columns-repeated="2"/>
        </table:table-row>
        <table:table-row table:style-name="ro1">
          <table:table-cell office:value-type="float" office:value="0.8863804936409" calcext:value-type="float">
            <text:p>0.8863804936409</text:p>
          </table:table-cell>
          <table:table-cell table:number-columns-repeated="2"/>
        </table:table-row>
        <table:table-row table:style-name="ro1">
          <table:table-cell office:value-type="float" office:value="0.885687172412872" calcext:value-type="float">
            <text:p>0.885687172412872</text:p>
          </table:table-cell>
          <table:table-cell table:number-columns-repeated="2"/>
        </table:table-row>
        <table:table-row table:style-name="ro1">
          <table:table-cell office:value-type="float" office:value="0.895143270492554" calcext:value-type="float">
            <text:p>0.895143270492554</text:p>
          </table:table-cell>
          <table:table-cell table:number-columns-repeated="2"/>
        </table:table-row>
        <table:table-row table:style-name="ro1">
          <table:table-cell office:value-type="float" office:value="0.882065117359161" calcext:value-type="float">
            <text:p>0.882065117359161</text:p>
          </table:table-cell>
          <table:table-cell table:number-columns-repeated="2"/>
        </table:table-row>
        <table:table-row table:style-name="ro1">
          <table:table-cell office:value-type="float" office:value="0.892619609832764" calcext:value-type="float">
            <text:p>0.892619609832764</text:p>
          </table:table-cell>
          <table:table-cell table:number-columns-repeated="2"/>
        </table:table-row>
        <table:table-row table:style-name="ro1">
          <table:table-cell office:value-type="float" office:value="0.890604317188263" calcext:value-type="float">
            <text:p>0.890604317188263</text:p>
          </table:table-cell>
          <table:table-cell table:number-columns-repeated="2"/>
        </table:table-row>
        <table:table-row table:style-name="ro1">
          <table:table-cell office:value-type="float" office:value="0.895750880241394" calcext:value-type="float">
            <text:p>0.895750880241394</text:p>
          </table:table-cell>
          <table:table-cell table:number-columns-repeated="2"/>
        </table:table-row>
        <table:table-row table:style-name="ro1">
          <table:table-cell office:value-type="float" office:value="0.908285677433014" calcext:value-type="float">
            <text:p>0.908285677433014</text:p>
          </table:table-cell>
          <table:table-cell table:number-columns-repeated="2"/>
        </table:table-row>
        <table:table-row table:style-name="ro1">
          <table:table-cell office:value-type="float" office:value="0.900766849517822" calcext:value-type="float">
            <text:p>0.900766849517822</text:p>
          </table:table-cell>
          <table:table-cell table:number-columns-repeated="2"/>
        </table:table-row>
        <table:table-row table:style-name="ro1">
          <table:table-cell office:value-type="float" office:value="0.895897448062897" calcext:value-type="float">
            <text:p>0.895897448062897</text:p>
          </table:table-cell>
          <table:table-cell table:number-columns-repeated="2"/>
        </table:table-row>
        <table:table-row table:style-name="ro1">
          <table:table-cell office:value-type="float" office:value="0.915504813194275" calcext:value-type="float">
            <text:p>0.915504813194275</text:p>
          </table:table-cell>
          <table:table-cell table:number-columns-repeated="2"/>
        </table:table-row>
        <table:table-row table:style-name="ro1">
          <table:table-cell office:value-type="float" office:value="0.892200767993927" calcext:value-type="float">
            <text:p>0.892200767993927</text:p>
          </table:table-cell>
          <table:table-cell table:number-columns-repeated="2"/>
        </table:table-row>
        <table:table-row table:style-name="ro1">
          <table:table-cell office:value-type="float" office:value="0.894349694252014" calcext:value-type="float">
            <text:p>0.894349694252014</text:p>
          </table:table-cell>
          <table:table-cell table:number-columns-repeated="2"/>
        </table:table-row>
        <table:table-row table:style-name="ro1">
          <table:table-cell office:value-type="float" office:value="0.911429166793823" calcext:value-type="float">
            <text:p>0.911429166793823</text:p>
          </table:table-cell>
          <table:table-cell table:number-columns-repeated="2"/>
        </table:table-row>
        <table:table-row table:style-name="ro1">
          <table:table-cell office:value-type="float" office:value="0.897506177425385" calcext:value-type="float">
            <text:p>0.897506177425385</text:p>
          </table:table-cell>
          <table:table-cell table:number-columns-repeated="2"/>
        </table:table-row>
        <table:table-row table:style-name="ro1">
          <table:table-cell office:value-type="float" office:value="0.871718645095825" calcext:value-type="float">
            <text:p>0.871718645095825</text:p>
          </table:table-cell>
          <table:table-cell table:number-columns-repeated="2"/>
        </table:table-row>
        <table:table-row table:style-name="ro1">
          <table:table-cell office:value-type="float" office:value="0.894746720790863" calcext:value-type="float">
            <text:p>0.894746720790863</text:p>
          </table:table-cell>
          <table:table-cell table:number-columns-repeated="2"/>
        </table:table-row>
        <table:table-row table:style-name="ro1">
          <table:table-cell office:value-type="float" office:value="0.910751342773438" calcext:value-type="float">
            <text:p>0.910751342773438</text:p>
          </table:table-cell>
          <table:table-cell table:number-columns-repeated="2"/>
        </table:table-row>
        <table:table-row table:style-name="ro1">
          <table:table-cell office:value-type="float" office:value="0.882185578346252" calcext:value-type="float">
            <text:p>0.882185578346252</text:p>
          </table:table-cell>
          <table:table-cell table:number-columns-repeated="2"/>
        </table:table-row>
        <table:table-row table:style-name="ro1">
          <table:table-cell office:value-type="float" office:value="0.889630496501923" calcext:value-type="float">
            <text:p>0.889630496501923</text:p>
          </table:table-cell>
          <table:table-cell table:number-columns-repeated="2"/>
        </table:table-row>
        <table:table-row table:style-name="ro1">
          <table:table-cell office:value-type="float" office:value="0.810257017612457" calcext:value-type="float">
            <text:p>0.810257017612457</text:p>
          </table:table-cell>
          <table:table-cell table:number-columns-repeated="2"/>
        </table:table-row>
        <table:table-row table:style-name="ro1">
          <table:table-cell office:value-type="float" office:value="0.793010294437408" calcext:value-type="float">
            <text:p>0.793010294437408</text:p>
          </table:table-cell>
          <table:table-cell table:number-columns-repeated="2"/>
        </table:table-row>
        <table:table-row table:style-name="ro1">
          <table:table-cell office:value-type="float" office:value="0.896198630332947" calcext:value-type="float">
            <text:p>0.896198630332947</text:p>
          </table:table-cell>
          <table:table-cell table:number-columns-repeated="2"/>
        </table:table-row>
        <table:table-row table:style-name="ro1">
          <table:table-cell office:value-type="float" office:value="0.904939949512482" calcext:value-type="float">
            <text:p>0.904939949512482</text:p>
          </table:table-cell>
          <table:table-cell table:number-columns-repeated="2"/>
        </table:table-row>
        <table:table-row table:style-name="ro1">
          <table:table-cell office:value-type="float" office:value="0.915998637676239" calcext:value-type="float">
            <text:p>0.915998637676239</text:p>
          </table:table-cell>
          <table:table-cell table:number-columns-repeated="2"/>
        </table:table-row>
        <table:table-row table:style-name="ro1">
          <table:table-cell office:value-type="float" office:value="0.873476922512054" calcext:value-type="float">
            <text:p>0.873476922512054</text:p>
          </table:table-cell>
          <table:table-cell table:number-columns-repeated="2"/>
        </table:table-row>
        <table:table-row table:style-name="ro1">
          <table:table-cell office:value-type="float" office:value="0.879613280296326" calcext:value-type="float">
            <text:p>0.879613280296326</text:p>
          </table:table-cell>
          <table:table-cell table:number-columns-repeated="2"/>
        </table:table-row>
        <table:table-row table:style-name="ro1">
          <table:table-cell office:value-type="float" office:value="0.914670944213867" calcext:value-type="float">
            <text:p>0.914670944213867</text:p>
          </table:table-cell>
          <table:table-cell table:number-columns-repeated="2"/>
        </table:table-row>
        <table:table-row table:style-name="ro1">
          <table:table-cell office:value-type="float" office:value="0.908598840236664" calcext:value-type="float">
            <text:p>0.908598840236664</text:p>
          </table:table-cell>
          <table:table-cell table:number-columns-repeated="2"/>
        </table:table-row>
        <table:table-row table:style-name="ro1">
          <table:table-cell office:value-type="float" office:value="0.903884291648865" calcext:value-type="float">
            <text:p>0.903884291648865</text:p>
          </table:table-cell>
          <table:table-cell table:number-columns-repeated="2"/>
        </table:table-row>
        <table:table-row table:style-name="ro1">
          <table:table-cell office:value-type="float" office:value="0.90317839384079" calcext:value-type="float">
            <text:p>0.90317839384079</text:p>
          </table:table-cell>
          <table:table-cell table:number-columns-repeated="2"/>
        </table:table-row>
        <table:table-row table:style-name="ro1">
          <table:table-cell office:value-type="float" office:value="0.900030195713043" calcext:value-type="float">
            <text:p>0.900030195713043</text:p>
          </table:table-cell>
          <table:table-cell table:number-columns-repeated="2"/>
        </table:table-row>
        <table:table-row table:style-name="ro1">
          <table:table-cell office:value-type="float" office:value="0.892036139965057" calcext:value-type="float">
            <text:p>0.892036139965057</text:p>
          </table:table-cell>
          <table:table-cell table:number-columns-repeated="2"/>
        </table:table-row>
        <table:table-row table:style-name="ro1">
          <table:table-cell office:value-type="float" office:value="0.891220629215241" calcext:value-type="float">
            <text:p>0.891220629215241</text:p>
          </table:table-cell>
          <table:table-cell table:number-columns-repeated="2"/>
        </table:table-row>
        <table:table-row table:style-name="ro1">
          <table:table-cell office:value-type="float" office:value="0.890708863735199" calcext:value-type="float">
            <text:p>0.890708863735199</text:p>
          </table:table-cell>
          <table:table-cell table:number-columns-repeated="2"/>
        </table:table-row>
        <table:table-row table:style-name="ro1">
          <table:table-cell office:value-type="float" office:value="0.89232587814331" calcext:value-type="float">
            <text:p>0.89232587814331</text:p>
          </table:table-cell>
          <table:table-cell table:number-columns-repeated="2"/>
        </table:table-row>
        <table:table-row table:style-name="ro1">
          <table:table-cell office:value-type="float" office:value="0.892562329769135" calcext:value-type="float">
            <text:p>0.892562329769135</text:p>
          </table:table-cell>
          <table:table-cell table:number-columns-repeated="2"/>
        </table:table-row>
        <table:table-row table:style-name="ro1">
          <table:table-cell office:value-type="float" office:value="0.89195454120636" calcext:value-type="float">
            <text:p>0.89195454120636</text:p>
          </table:table-cell>
          <table:table-cell table:number-columns-repeated="2"/>
        </table:table-row>
        <table:table-row table:style-name="ro1">
          <table:table-cell office:value-type="float" office:value="0.888664901256561" calcext:value-type="float">
            <text:p>0.888664901256561</text:p>
          </table:table-cell>
          <table:table-cell table:number-columns-repeated="2"/>
        </table:table-row>
        <table:table-row table:style-name="ro1">
          <table:table-cell office:value-type="float" office:value="0.885437488555908" calcext:value-type="float">
            <text:p>0.885437488555908</text:p>
          </table:table-cell>
          <table:table-cell table:number-columns-repeated="2"/>
        </table:table-row>
        <table:table-row table:style-name="ro1">
          <table:table-cell office:value-type="float" office:value="0.889541327953339" calcext:value-type="float">
            <text:p>0.889541327953339</text:p>
          </table:table-cell>
          <table:table-cell table:number-columns-repeated="2"/>
        </table:table-row>
        <table:table-row table:style-name="ro1">
          <table:table-cell office:value-type="float" office:value="0.88896632194519" calcext:value-type="float">
            <text:p>0.88896632194519</text:p>
          </table:table-cell>
          <table:table-cell table:number-columns-repeated="2"/>
        </table:table-row>
        <table:table-row table:style-name="ro1">
          <table:table-cell office:value-type="float" office:value="0.888812184333801" calcext:value-type="float">
            <text:p>0.888812184333801</text:p>
          </table:table-cell>
          <table:table-cell table:number-columns-repeated="2"/>
        </table:table-row>
        <table:table-row table:style-name="ro1">
          <table:table-cell office:value-type="float" office:value="0.883935689926147" calcext:value-type="float">
            <text:p>0.883935689926147</text:p>
          </table:table-cell>
          <table:table-cell table:number-columns-repeated="2"/>
        </table:table-row>
        <table:table-row table:style-name="ro1">
          <table:table-cell office:value-type="float" office:value="0.885604739189148" calcext:value-type="float">
            <text:p>0.885604739189148</text:p>
          </table:table-cell>
          <table:table-cell table:number-columns-repeated="2"/>
        </table:table-row>
        <table:table-row table:style-name="ro1">
          <table:table-cell office:value-type="float" office:value="0.889307916164398" calcext:value-type="float">
            <text:p>0.889307916164398</text:p>
          </table:table-cell>
          <table:table-cell table:number-columns-repeated="2"/>
        </table:table-row>
        <table:table-row table:style-name="ro1">
          <table:table-cell office:value-type="float" office:value="0.896954357624054" calcext:value-type="float">
            <text:p>0.896954357624054</text:p>
          </table:table-cell>
          <table:table-cell table:number-columns-repeated="2"/>
        </table:table-row>
        <table:table-row table:style-name="ro1">
          <table:table-cell office:value-type="float" office:value="0.899998366832733" calcext:value-type="float">
            <text:p>0.899998366832733</text:p>
          </table:table-cell>
          <table:table-cell table:number-columns-repeated="2"/>
        </table:table-row>
        <table:table-row table:style-name="ro1">
          <table:table-cell office:value-type="float" office:value="0.901027679443359" calcext:value-type="float">
            <text:p>0.901027679443359</text:p>
          </table:table-cell>
          <table:table-cell table:number-columns-repeated="2"/>
        </table:table-row>
        <table:table-row table:style-name="ro1">
          <table:table-cell office:value-type="float" office:value="0.895658731460571" calcext:value-type="float">
            <text:p>0.895658731460571</text:p>
          </table:table-cell>
          <table:table-cell table:number-columns-repeated="2"/>
        </table:table-row>
        <table:table-row table:style-name="ro1">
          <table:table-cell office:value-type="float" office:value="0.888950824737549" calcext:value-type="float">
            <text:p>0.888950824737549</text:p>
          </table:table-cell>
          <table:table-cell table:number-columns-repeated="2"/>
        </table:table-row>
        <table:table-row table:style-name="ro1">
          <table:table-cell office:value-type="float" office:value="0.902127027511597" calcext:value-type="float">
            <text:p>0.902127027511597</text:p>
          </table:table-cell>
          <table:table-cell table:number-columns-repeated="2"/>
        </table:table-row>
        <table:table-row table:style-name="ro1">
          <table:table-cell office:value-type="float" office:value="0.899850785732269" calcext:value-type="float">
            <text:p>0.899850785732269</text:p>
          </table:table-cell>
          <table:table-cell table:number-columns-repeated="2"/>
        </table:table-row>
        <table:table-row table:style-name="ro1">
          <table:table-cell office:value-type="float" office:value="0.881412327289581" calcext:value-type="float">
            <text:p>0.881412327289581</text:p>
          </table:table-cell>
          <table:table-cell table:number-columns-repeated="2"/>
        </table:table-row>
        <table:table-row table:style-name="ro1">
          <table:table-cell office:value-type="float" office:value="0.912386417388916" calcext:value-type="float">
            <text:p>0.912386417388916</text:p>
          </table:table-cell>
          <table:table-cell table:number-columns-repeated="2"/>
        </table:table-row>
        <table:table-row table:style-name="ro1">
          <table:table-cell office:value-type="float" office:value="0.907013714313507" calcext:value-type="float">
            <text:p>0.907013714313507</text:p>
          </table:table-cell>
          <table:table-cell table:number-columns-repeated="2"/>
        </table:table-row>
        <table:table-row table:style-name="ro1">
          <table:table-cell office:value-type="float" office:value="0.897416770458221" calcext:value-type="float">
            <text:p>0.897416770458221</text:p>
          </table:table-cell>
          <table:table-cell table:number-columns-repeated="2"/>
        </table:table-row>
        <table:table-row table:style-name="ro1">
          <table:table-cell office:value-type="float" office:value="0.882416665554047" calcext:value-type="float">
            <text:p>0.882416665554047</text:p>
          </table:table-cell>
          <table:table-cell table:number-columns-repeated="2"/>
        </table:table-row>
        <table:table-row table:style-name="ro1">
          <table:table-cell office:value-type="float" office:value="0.911754250526428" calcext:value-type="float">
            <text:p>0.911754250526428</text:p>
          </table:table-cell>
          <table:table-cell table:number-columns-repeated="2"/>
        </table:table-row>
        <table:table-row table:style-name="ro1">
          <table:table-cell office:value-type="float" office:value="0.872513353824616" calcext:value-type="float">
            <text:p>0.872513353824616</text:p>
          </table:table-cell>
          <table:table-cell table:number-columns-repeated="2"/>
        </table:table-row>
        <table:table-row table:style-name="ro1">
          <table:table-cell office:value-type="float" office:value="0.883456110954285" calcext:value-type="float">
            <text:p>0.883456110954285</text:p>
          </table:table-cell>
          <table:table-cell table:number-columns-repeated="2"/>
        </table:table-row>
        <table:table-row table:style-name="ro1">
          <table:table-cell office:value-type="float" office:value="0.907264709472656" calcext:value-type="float">
            <text:p>0.907264709472656</text:p>
          </table:table-cell>
          <table:table-cell table:number-columns-repeated="2"/>
        </table:table-row>
        <table:table-row table:style-name="ro1">
          <table:table-cell office:value-type="float" office:value="0.909744739532471" calcext:value-type="float">
            <text:p>0.909744739532471</text:p>
          </table:table-cell>
          <table:table-cell table:number-columns-repeated="2"/>
        </table:table-row>
        <table:table-row table:style-name="ro1">
          <table:table-cell office:value-type="float" office:value="0.909963309764862" calcext:value-type="float">
            <text:p>0.909963309764862</text:p>
          </table:table-cell>
          <table:table-cell table:number-columns-repeated="2"/>
        </table:table-row>
        <table:table-row table:style-name="ro1">
          <table:table-cell office:value-type="float" office:value="0.892797112464905" calcext:value-type="float">
            <text:p>0.892797112464905</text:p>
          </table:table-cell>
          <table:table-cell table:number-columns-repeated="2"/>
        </table:table-row>
        <table:table-row table:style-name="ro1">
          <table:table-cell office:value-type="float" office:value="0.904696702957153" calcext:value-type="float">
            <text:p>0.904696702957153</text:p>
          </table:table-cell>
          <table:table-cell table:number-columns-repeated="2"/>
        </table:table-row>
        <table:table-row table:style-name="ro1">
          <table:table-cell office:value-type="float" office:value="0.906783759593964" calcext:value-type="float">
            <text:p>0.906783759593964</text:p>
          </table:table-cell>
          <table:table-cell table:number-columns-repeated="2"/>
        </table:table-row>
        <table:table-row table:style-name="ro1">
          <table:table-cell office:value-type="float" office:value="0.896271944046021" calcext:value-type="float">
            <text:p>0.896271944046021</text:p>
          </table:table-cell>
          <table:table-cell table:number-columns-repeated="2"/>
        </table:table-row>
        <table:table-row table:style-name="ro1">
          <table:table-cell office:value-type="float" office:value="0.876464068889618" calcext:value-type="float">
            <text:p>0.876464068889618</text:p>
          </table:table-cell>
          <table:table-cell table:number-columns-repeated="2"/>
        </table:table-row>
        <table:table-row table:style-name="ro1">
          <table:table-cell office:value-type="float" office:value="0.894857823848724" calcext:value-type="float">
            <text:p>0.894857823848724</text:p>
          </table:table-cell>
          <table:table-cell table:number-columns-repeated="2"/>
        </table:table-row>
        <table:table-row table:style-name="ro1">
          <table:table-cell office:value-type="float" office:value="0.905015528202057" calcext:value-type="float">
            <text:p>0.905015528202057</text:p>
          </table:table-cell>
          <table:table-cell table:number-columns-repeated="2"/>
        </table:table-row>
        <table:table-row table:style-name="ro1">
          <table:table-cell office:value-type="float" office:value="0.893377602100372" calcext:value-type="float">
            <text:p>0.893377602100372</text:p>
          </table:table-cell>
          <table:table-cell table:number-columns-repeated="2"/>
        </table:table-row>
        <table:table-row table:style-name="ro1">
          <table:table-cell office:value-type="float" office:value="0.895065903663635" calcext:value-type="float">
            <text:p>0.895065903663635</text:p>
          </table:table-cell>
          <table:table-cell table:number-columns-repeated="2"/>
        </table:table-row>
        <table:table-row table:style-name="ro1">
          <table:table-cell office:value-type="float" office:value="0.837672472000122" calcext:value-type="float">
            <text:p>0.837672472000122</text:p>
          </table:table-cell>
          <table:table-cell table:number-columns-repeated="2"/>
        </table:table-row>
        <table:table-row table:style-name="ro1">
          <table:table-cell office:value-type="float" office:value="0.489955276250839" calcext:value-type="float">
            <text:p>0.489955276250839</text:p>
          </table:table-cell>
          <table:table-cell table:number-columns-repeated="2"/>
        </table:table-row>
        <table:table-row table:style-name="ro1">
          <table:table-cell office:value-type="float" office:value="0.910055339336395" calcext:value-type="float">
            <text:p>0.910055339336395</text:p>
          </table:table-cell>
          <table:table-cell table:number-columns-repeated="2"/>
        </table:table-row>
        <table:table-row table:style-name="ro1">
          <table:table-cell office:value-type="float" office:value="0.901492238044739" calcext:value-type="float">
            <text:p>0.901492238044739</text:p>
          </table:table-cell>
          <table:table-cell table:number-columns-repeated="2"/>
        </table:table-row>
        <table:table-row table:style-name="ro1">
          <table:table-cell office:value-type="float" office:value="0.907940328121185" calcext:value-type="float">
            <text:p>0.907940328121185</text:p>
          </table:table-cell>
          <table:table-cell table:number-columns-repeated="2"/>
        </table:table-row>
        <table:table-row table:style-name="ro1">
          <table:table-cell office:value-type="float" office:value="0.902282655239105" calcext:value-type="float">
            <text:p>0.902282655239105</text:p>
          </table:table-cell>
          <table:table-cell table:number-columns-repeated="2"/>
        </table:table-row>
        <table:table-row table:style-name="ro1">
          <table:table-cell office:value-type="float" office:value="0.905386686325073" calcext:value-type="float">
            <text:p>0.905386686325073</text:p>
          </table:table-cell>
          <table:table-cell table:number-columns-repeated="2"/>
        </table:table-row>
        <table:table-row table:style-name="ro1">
          <table:table-cell office:value-type="float" office:value="0.898479163646698" calcext:value-type="float">
            <text:p>0.898479163646698</text:p>
          </table:table-cell>
          <table:table-cell table:number-columns-repeated="2"/>
        </table:table-row>
        <table:table-row table:style-name="ro1">
          <table:table-cell office:value-type="float" office:value="0.886781334877014" calcext:value-type="float">
            <text:p>0.886781334877014</text:p>
          </table:table-cell>
          <table:table-cell table:number-columns-repeated="2"/>
        </table:table-row>
        <table:table-row table:style-name="ro1">
          <table:table-cell office:value-type="float" office:value="0.895904719829559" calcext:value-type="float">
            <text:p>0.895904719829559</text:p>
          </table:table-cell>
          <table:table-cell table:number-columns-repeated="2"/>
        </table:table-row>
        <table:table-row table:style-name="ro1">
          <table:table-cell office:value-type="float" office:value="0.924582004547119" calcext:value-type="float">
            <text:p>0.924582004547119</text:p>
          </table:table-cell>
          <table:table-cell table:number-columns-repeated="2"/>
        </table:table-row>
        <table:table-row table:style-name="ro1">
          <table:table-cell office:value-type="float" office:value="0.877265870571137" calcext:value-type="float">
            <text:p>0.877265870571137</text:p>
          </table:table-cell>
          <table:table-cell table:number-columns-repeated="2"/>
        </table:table-row>
        <table:table-row table:style-name="ro1">
          <table:table-cell office:value-type="float" office:value="0.901005387306213" calcext:value-type="float">
            <text:p>0.901005387306213</text:p>
          </table:table-cell>
          <table:table-cell table:number-columns-repeated="2"/>
        </table:table-row>
        <table:table-row table:style-name="ro1">
          <table:table-cell office:value-type="float" office:value="0.898830235004425" calcext:value-type="float">
            <text:p>0.898830235004425</text:p>
          </table:table-cell>
          <table:table-cell table:number-columns-repeated="2"/>
        </table:table-row>
        <table:table-row table:style-name="ro1">
          <table:table-cell office:value-type="float" office:value="0.909591376781464" calcext:value-type="float">
            <text:p>0.909591376781464</text:p>
          </table:table-cell>
          <table:table-cell table:number-columns-repeated="2"/>
        </table:table-row>
        <table:table-row table:style-name="ro1">
          <table:table-cell office:value-type="float" office:value="0.900419294834137" calcext:value-type="float">
            <text:p>0.900419294834137</text:p>
          </table:table-cell>
          <table:table-cell table:number-columns-repeated="2"/>
        </table:table-row>
        <table:table-row table:style-name="ro1">
          <table:table-cell office:value-type="float" office:value="0.885644197463989" calcext:value-type="float">
            <text:p>0.885644197463989</text:p>
          </table:table-cell>
          <table:table-cell table:number-columns-repeated="2"/>
        </table:table-row>
        <table:table-row table:style-name="ro1">
          <table:table-cell office:value-type="float" office:value="0.913881301879883" calcext:value-type="float">
            <text:p>0.913881301879883</text:p>
          </table:table-cell>
          <table:table-cell table:number-columns-repeated="2"/>
        </table:table-row>
        <table:table-row table:style-name="ro1">
          <table:table-cell office:value-type="float" office:value="0.881019055843353" calcext:value-type="float">
            <text:p>0.881019055843353</text:p>
          </table:table-cell>
          <table:table-cell table:number-columns-repeated="2"/>
        </table:table-row>
        <table:table-row table:style-name="ro1">
          <table:table-cell office:value-type="float" office:value="0.895201206207275" calcext:value-type="float">
            <text:p>0.895201206207275</text:p>
          </table:table-cell>
          <table:table-cell table:number-columns-repeated="2"/>
        </table:table-row>
        <table:table-row table:style-name="ro1">
          <table:table-cell office:value-type="float" office:value="0.896028518676758" calcext:value-type="float">
            <text:p>0.896028518676758</text:p>
          </table:table-cell>
          <table:table-cell table:number-columns-repeated="2"/>
        </table:table-row>
        <table:table-row table:style-name="ro1">
          <table:table-cell office:value-type="float" office:value="0.928289532661438" calcext:value-type="float">
            <text:p>0.928289532661438</text:p>
          </table:table-cell>
          <table:table-cell table:number-columns-repeated="2"/>
        </table:table-row>
        <table:table-row table:style-name="ro1">
          <table:table-cell office:value-type="float" office:value="0.896857857704163" calcext:value-type="float">
            <text:p>0.896857857704163</text:p>
          </table:table-cell>
          <table:table-cell table:number-columns-repeated="2"/>
        </table:table-row>
        <table:table-row table:style-name="ro1">
          <table:table-cell office:value-type="float" office:value="0.889683663845062" calcext:value-type="float">
            <text:p>0.889683663845062</text:p>
          </table:table-cell>
          <table:table-cell table:number-columns-repeated="2"/>
        </table:table-row>
        <table:table-row table:style-name="ro1">
          <table:table-cell office:value-type="float" office:value="0.898561894893646" calcext:value-type="float">
            <text:p>0.898561894893646</text:p>
          </table:table-cell>
          <table:table-cell table:number-columns-repeated="2"/>
        </table:table-row>
        <table:table-row table:style-name="ro1">
          <table:table-cell office:value-type="float" office:value="0.904870092868805" calcext:value-type="float">
            <text:p>0.904870092868805</text:p>
          </table:table-cell>
          <table:table-cell table:number-columns-repeated="2"/>
        </table:table-row>
        <table:table-row table:style-name="ro1">
          <table:table-cell office:value-type="float" office:value="0.903175830841064" calcext:value-type="float">
            <text:p>0.903175830841064</text:p>
          </table:table-cell>
          <table:table-cell table:number-columns-repeated="2"/>
        </table:table-row>
        <table:table-row table:style-name="ro1">
          <table:table-cell office:value-type="float" office:value="0.9003946185112" calcext:value-type="float">
            <text:p>0.9003946185112</text:p>
          </table:table-cell>
          <table:table-cell table:number-columns-repeated="2"/>
        </table:table-row>
        <table:table-row table:style-name="ro1">
          <table:table-cell office:value-type="float" office:value="0.904760539531708" calcext:value-type="float">
            <text:p>0.904760539531708</text:p>
          </table:table-cell>
          <table:table-cell table:number-columns-repeated="2"/>
        </table:table-row>
        <table:table-row table:style-name="ro1">
          <table:table-cell office:value-type="float" office:value="0.905843496322632" calcext:value-type="float">
            <text:p>0.905843496322632</text:p>
          </table:table-cell>
          <table:table-cell table:number-columns-repeated="2"/>
        </table:table-row>
        <table:table-row table:style-name="ro1">
          <table:table-cell office:value-type="float" office:value="0.905940771102905" calcext:value-type="float">
            <text:p>0.905940771102905</text:p>
          </table:table-cell>
          <table:table-cell table:number-columns-repeated="2"/>
        </table:table-row>
        <table:table-row table:style-name="ro1">
          <table:table-cell office:value-type="float" office:value="0.904898107051849" calcext:value-type="float">
            <text:p>0.904898107051849</text:p>
          </table:table-cell>
          <table:table-cell table:number-columns-repeated="2"/>
        </table:table-row>
        <table:table-row table:style-name="ro1">
          <table:table-cell office:value-type="float" office:value="0.901336193084717" calcext:value-type="float">
            <text:p>0.901336193084717</text:p>
          </table:table-cell>
          <table:table-cell table:number-columns-repeated="2"/>
        </table:table-row>
        <table:table-row table:style-name="ro1">
          <table:table-cell office:value-type="float" office:value="0.900963306427002" calcext:value-type="float">
            <text:p>0.900963306427002</text:p>
          </table:table-cell>
          <table:table-cell table:number-columns-repeated="2"/>
        </table:table-row>
        <table:table-row table:style-name="ro1">
          <table:table-cell office:value-type="float" office:value="0.897627592086792" calcext:value-type="float">
            <text:p>0.897627592086792</text:p>
          </table:table-cell>
          <table:table-cell table:number-columns-repeated="2"/>
        </table:table-row>
        <table:table-row table:style-name="ro1">
          <table:table-cell office:value-type="float" office:value="0.890168428421021" calcext:value-type="float">
            <text:p>0.890168428421021</text:p>
          </table:table-cell>
          <table:table-cell table:number-columns-repeated="2"/>
        </table:table-row>
        <table:table-row table:style-name="ro1">
          <table:table-cell office:value-type="float" office:value="0.876983523368835" calcext:value-type="float">
            <text:p>0.876983523368835</text:p>
          </table:table-cell>
          <table:table-cell table:number-columns-repeated="2"/>
        </table:table-row>
        <table:table-row table:style-name="ro1">
          <table:table-cell office:value-type="float" office:value="0.854417324066162" calcext:value-type="float">
            <text:p>0.854417324066162</text:p>
          </table:table-cell>
          <table:table-cell table:number-columns-repeated="2"/>
        </table:table-row>
        <table:table-row table:style-name="ro1">
          <table:table-cell office:value-type="float" office:value="0.708543539047241" calcext:value-type="float">
            <text:p>0.708543539047241</text:p>
          </table:table-cell>
          <table:table-cell table:number-columns-repeated="2"/>
        </table:table-row>
        <table:table-row table:style-name="ro1">
          <table:table-cell office:value-type="float" office:value="0.653631925582886" calcext:value-type="float">
            <text:p>0.653631925582886</text:p>
          </table:table-cell>
          <table:table-cell table:number-columns-repeated="2"/>
        </table:table-row>
        <table:table-row table:style-name="ro1">
          <table:table-cell office:value-type="float" office:value="0.828036844730377" calcext:value-type="float">
            <text:p>0.828036844730377</text:p>
          </table:table-cell>
          <table:table-cell table:number-columns-repeated="2"/>
        </table:table-row>
        <table:table-row table:style-name="ro1">
          <table:table-cell office:value-type="float" office:value="0.898018002510071" calcext:value-type="float">
            <text:p>0.898018002510071</text:p>
          </table:table-cell>
          <table:table-cell table:number-columns-repeated="2"/>
        </table:table-row>
        <table:table-row table:style-name="ro1">
          <table:table-cell office:value-type="float" office:value="0.916060745716095" calcext:value-type="float">
            <text:p>0.916060745716095</text:p>
          </table:table-cell>
          <table:table-cell table:number-columns-repeated="2"/>
        </table:table-row>
        <table:table-row table:style-name="ro1">
          <table:table-cell office:value-type="float" office:value="0.899793446063995" calcext:value-type="float">
            <text:p>0.899793446063995</text:p>
          </table:table-cell>
          <table:table-cell table:number-columns-repeated="2"/>
        </table:table-row>
        <table:table-row table:style-name="ro1">
          <table:table-cell office:value-type="float" office:value="0.892540514469147" calcext:value-type="float">
            <text:p>0.892540514469147</text:p>
          </table:table-cell>
          <table:table-cell table:number-columns-repeated="2"/>
        </table:table-row>
        <table:table-row table:style-name="ro1">
          <table:table-cell office:value-type="float" office:value="0.894422769546509" calcext:value-type="float">
            <text:p>0.894422769546509</text:p>
          </table:table-cell>
          <table:table-cell table:number-columns-repeated="2"/>
        </table:table-row>
        <table:table-row table:style-name="ro1">
          <table:table-cell office:value-type="float" office:value="0.902484059333801" calcext:value-type="float">
            <text:p>0.902484059333801</text:p>
          </table:table-cell>
          <table:table-cell table:number-columns-repeated="2"/>
        </table:table-row>
        <table:table-row table:style-name="ro1">
          <table:table-cell office:value-type="float" office:value="0.868890225887299" calcext:value-type="float">
            <text:p>0.868890225887299</text:p>
          </table:table-cell>
          <table:table-cell table:number-columns-repeated="2"/>
        </table:table-row>
        <table:table-row table:style-name="ro1">
          <table:table-cell office:value-type="float" office:value="0.891311168670654" calcext:value-type="float">
            <text:p>0.891311168670654</text:p>
          </table:table-cell>
          <table:table-cell table:number-columns-repeated="2"/>
        </table:table-row>
        <table:table-row table:style-name="ro1">
          <table:table-cell office:value-type="float" office:value="0.87859845161438" calcext:value-type="float">
            <text:p>0.87859845161438</text:p>
          </table:table-cell>
          <table:table-cell table:number-columns-repeated="2"/>
        </table:table-row>
        <table:table-row table:style-name="ro1">
          <table:table-cell office:value-type="float" office:value="0.90566074848175" calcext:value-type="float">
            <text:p>0.90566074848175</text:p>
          </table:table-cell>
          <table:table-cell table:number-columns-repeated="2"/>
        </table:table-row>
        <table:table-row table:style-name="ro1">
          <table:table-cell office:value-type="float" office:value="0.898458123207092" calcext:value-type="float">
            <text:p>0.898458123207092</text:p>
          </table:table-cell>
          <table:table-cell table:number-columns-repeated="2"/>
        </table:table-row>
        <table:table-row table:style-name="ro1">
          <table:table-cell office:value-type="float" office:value="0.902410328388214" calcext:value-type="float">
            <text:p>0.902410328388214</text:p>
          </table:table-cell>
          <table:table-cell table:number-columns-repeated="2"/>
        </table:table-row>
        <table:table-row table:style-name="ro1">
          <table:table-cell office:value-type="float" office:value="0.890324354171753" calcext:value-type="float">
            <text:p>0.890324354171753</text:p>
          </table:table-cell>
          <table:table-cell table:number-columns-repeated="2"/>
        </table:table-row>
        <table:table-row table:style-name="ro1">
          <table:table-cell office:value-type="float" office:value="0.888579547405243" calcext:value-type="float">
            <text:p>0.888579547405243</text:p>
          </table:table-cell>
          <table:table-cell table:number-columns-repeated="2"/>
        </table:table-row>
        <table:table-row table:style-name="ro1">
          <table:table-cell office:value-type="float" office:value="0.886733531951904" calcext:value-type="float">
            <text:p>0.886733531951904</text:p>
          </table:table-cell>
          <table:table-cell table:number-columns-repeated="2"/>
        </table:table-row>
        <table:table-row table:style-name="ro1">
          <table:table-cell office:value-type="float" office:value="0.886277377605438" calcext:value-type="float">
            <text:p>0.886277377605438</text:p>
          </table:table-cell>
          <table:table-cell table:number-columns-repeated="2"/>
        </table:table-row>
        <table:table-row table:style-name="ro1">
          <table:table-cell office:value-type="float" office:value="0.892508268356323" calcext:value-type="float">
            <text:p>0.892508268356323</text:p>
          </table:table-cell>
          <table:table-cell table:number-columns-repeated="2"/>
        </table:table-row>
        <table:table-row table:style-name="ro1">
          <table:table-cell office:value-type="float" office:value="0.882016837596893" calcext:value-type="float">
            <text:p>0.882016837596893</text:p>
          </table:table-cell>
          <table:table-cell table:number-columns-repeated="2"/>
        </table:table-row>
        <table:table-row table:style-name="ro1">
          <table:table-cell office:value-type="float" office:value="0.878999054431915" calcext:value-type="float">
            <text:p>0.878999054431915</text:p>
          </table:table-cell>
          <table:table-cell table:number-columns-repeated="2"/>
        </table:table-row>
        <table:table-row table:style-name="ro1">
          <table:table-cell office:value-type="float" office:value="0.87694650888443" calcext:value-type="float">
            <text:p>0.87694650888443</text:p>
          </table:table-cell>
          <table:table-cell table:number-columns-repeated="2"/>
        </table:table-row>
        <table:table-row table:style-name="ro1">
          <table:table-cell office:value-type="float" office:value="0.88967764377594" calcext:value-type="float">
            <text:p>0.88967764377594</text:p>
          </table:table-cell>
          <table:table-cell table:number-columns-repeated="2"/>
        </table:table-row>
        <table:table-row table:style-name="ro1">
          <table:table-cell office:value-type="float" office:value="0.886395931243897" calcext:value-type="float">
            <text:p>0.886395931243897</text:p>
          </table:table-cell>
          <table:table-cell table:number-columns-repeated="2"/>
        </table:table-row>
        <table:table-row table:style-name="ro1">
          <table:table-cell office:value-type="float" office:value="0.878145158290863" calcext:value-type="float">
            <text:p>0.878145158290863</text:p>
          </table:table-cell>
          <table:table-cell table:number-columns-repeated="2"/>
        </table:table-row>
        <table:table-row table:style-name="ro1">
          <table:table-cell office:value-type="float" office:value="0.896766722202301" calcext:value-type="float">
            <text:p>0.896766722202301</text:p>
          </table:table-cell>
          <table:table-cell table:number-columns-repeated="2"/>
        </table:table-row>
        <table:table-row table:style-name="ro1">
          <table:table-cell office:value-type="float" office:value="0.900432467460632" calcext:value-type="float">
            <text:p>0.900432467460632</text:p>
          </table:table-cell>
          <table:table-cell table:number-columns-repeated="2"/>
        </table:table-row>
        <table:table-row table:style-name="ro1">
          <table:table-cell office:value-type="float" office:value="0.89208173751831" calcext:value-type="float">
            <text:p>0.89208173751831</text:p>
          </table:table-cell>
          <table:table-cell table:number-columns-repeated="2"/>
        </table:table-row>
        <table:table-row table:style-name="ro1">
          <table:table-cell office:value-type="float" office:value="0.889933049678803" calcext:value-type="float">
            <text:p>0.889933049678803</text:p>
          </table:table-cell>
          <table:table-cell table:number-columns-repeated="2"/>
        </table:table-row>
        <table:table-row table:style-name="ro1">
          <table:table-cell office:value-type="float" office:value="0.880435168743133" calcext:value-type="float">
            <text:p>0.880435168743133</text:p>
          </table:table-cell>
          <table:table-cell table:number-columns-repeated="2"/>
        </table:table-row>
        <table:table-row table:style-name="ro1">
          <table:table-cell office:value-type="float" office:value="0.895254015922546" calcext:value-type="float">
            <text:p>0.895254015922546</text:p>
          </table:table-cell>
          <table:table-cell table:number-columns-repeated="2"/>
        </table:table-row>
        <table:table-row table:style-name="ro1">
          <table:table-cell office:value-type="float" office:value="0.892138719558716" calcext:value-type="float">
            <text:p>0.892138719558716</text:p>
          </table:table-cell>
          <table:table-cell table:number-columns-repeated="2"/>
        </table:table-row>
        <table:table-row table:style-name="ro1">
          <table:table-cell office:value-type="float" office:value="0.883498966693878" calcext:value-type="float">
            <text:p>0.883498966693878</text:p>
          </table:table-cell>
          <table:table-cell table:number-columns-repeated="2"/>
        </table:table-row>
        <table:table-row table:style-name="ro1">
          <table:table-cell office:value-type="float" office:value="0.761972784996033" calcext:value-type="float">
            <text:p>0.761972784996033</text:p>
          </table:table-cell>
          <table:table-cell table:number-columns-repeated="2"/>
        </table:table-row>
        <table:table-row table:style-name="ro1">
          <table:table-cell office:value-type="float" office:value="0.874176025390625" calcext:value-type="float">
            <text:p>0.874176025390625</text:p>
          </table:table-cell>
          <table:table-cell table:number-columns-repeated="2"/>
        </table:table-row>
        <table:table-row table:style-name="ro1">
          <table:table-cell office:value-type="float" office:value="0.87510347366333" calcext:value-type="float">
            <text:p>0.87510347366333</text:p>
          </table:table-cell>
          <table:table-cell table:number-columns-repeated="2"/>
        </table:table-row>
        <table:table-row table:style-name="ro1">
          <table:table-cell office:value-type="float" office:value="0.88641095161438" calcext:value-type="float">
            <text:p>0.88641095161438</text:p>
          </table:table-cell>
          <table:table-cell table:number-columns-repeated="2"/>
        </table:table-row>
        <table:table-row table:style-name="ro1">
          <table:table-cell office:value-type="float" office:value="0.876567840576172" calcext:value-type="float">
            <text:p>0.876567840576172</text:p>
          </table:table-cell>
          <table:table-cell table:number-columns-repeated="2"/>
        </table:table-row>
        <table:table-row table:style-name="ro1">
          <table:table-cell office:value-type="float" office:value="0.872417271137237" calcext:value-type="float">
            <text:p>0.872417271137237</text:p>
          </table:table-cell>
          <table:table-cell table:number-columns-repeated="2"/>
        </table:table-row>
        <table:table-row table:style-name="ro1">
          <table:table-cell office:value-type="float" office:value="0.888526201248169" calcext:value-type="float">
            <text:p>0.888526201248169</text:p>
          </table:table-cell>
          <table:table-cell table:number-columns-repeated="2"/>
        </table:table-row>
        <table:table-row table:style-name="ro1">
          <table:table-cell office:value-type="float" office:value="0.883229494094849" calcext:value-type="float">
            <text:p>0.883229494094849</text:p>
          </table:table-cell>
          <table:table-cell table:number-columns-repeated="2"/>
        </table:table-row>
        <table:table-row table:style-name="ro1">
          <table:table-cell office:value-type="float" office:value="0.877564907073975" calcext:value-type="float">
            <text:p>0.877564907073975</text:p>
          </table:table-cell>
          <table:table-cell table:number-columns-repeated="2"/>
        </table:table-row>
        <table:table-row table:style-name="ro1">
          <table:table-cell office:value-type="float" office:value="0.874092519283295" calcext:value-type="float">
            <text:p>0.874092519283295</text:p>
          </table:table-cell>
          <table:table-cell table:number-columns-repeated="2"/>
        </table:table-row>
        <table:table-row table:style-name="ro1">
          <table:table-cell office:value-type="float" office:value="0.875912010669708" calcext:value-type="float">
            <text:p>0.875912010669708</text:p>
          </table:table-cell>
          <table:table-cell table:number-columns-repeated="2"/>
        </table:table-row>
        <table:table-row table:style-name="ro1">
          <table:table-cell office:value-type="float" office:value="0.881866693496704" calcext:value-type="float">
            <text:p>0.881866693496704</text:p>
          </table:table-cell>
          <table:table-cell table:number-columns-repeated="2"/>
        </table:table-row>
        <table:table-row table:style-name="ro1">
          <table:table-cell office:value-type="float" office:value="0.879059672355652" calcext:value-type="float">
            <text:p>0.879059672355652</text:p>
          </table:table-cell>
          <table:table-cell table:number-columns-repeated="2"/>
        </table:table-row>
        <table:table-row table:style-name="ro1">
          <table:table-cell office:value-type="float" office:value="0.881484150886535" calcext:value-type="float">
            <text:p>0.881484150886535</text:p>
          </table:table-cell>
          <table:table-cell table:number-columns-repeated="2"/>
        </table:table-row>
        <table:table-row table:style-name="ro1">
          <table:table-cell office:value-type="float" office:value="0.881236135959625" calcext:value-type="float">
            <text:p>0.881236135959625</text:p>
          </table:table-cell>
          <table:table-cell table:number-columns-repeated="2"/>
        </table:table-row>
        <table:table-row table:style-name="ro1">
          <table:table-cell office:value-type="float" office:value="0.888335347175598" calcext:value-type="float">
            <text:p>0.888335347175598</text:p>
          </table:table-cell>
          <table:table-cell table:number-columns-repeated="2"/>
        </table:table-row>
        <table:table-row table:style-name="ro1">
          <table:table-cell office:value-type="float" office:value="0.883158326148987" calcext:value-type="float">
            <text:p>0.883158326148987</text:p>
          </table:table-cell>
          <table:table-cell table:number-columns-repeated="2"/>
        </table:table-row>
        <table:table-row table:style-name="ro1">
          <table:table-cell office:value-type="float" office:value="0.883973956108093" calcext:value-type="float">
            <text:p>0.883973956108093</text:p>
          </table:table-cell>
          <table:table-cell table:number-columns-repeated="2"/>
        </table:table-row>
        <table:table-row table:style-name="ro1">
          <table:table-cell office:value-type="float" office:value="0.887877404689789" calcext:value-type="float">
            <text:p>0.887877404689789</text:p>
          </table:table-cell>
          <table:table-cell table:number-columns-repeated="2"/>
        </table:table-row>
        <table:table-row table:style-name="ro1">
          <table:table-cell office:value-type="float" office:value="0.865769684314728" calcext:value-type="float">
            <text:p>0.865769684314728</text:p>
          </table:table-cell>
          <table:table-cell table:number-columns-repeated="2"/>
        </table:table-row>
        <table:table-row table:style-name="ro1">
          <table:table-cell office:value-type="float" office:value="0.857513546943665" calcext:value-type="float">
            <text:p>0.857513546943665</text:p>
          </table:table-cell>
          <table:table-cell table:number-columns-repeated="2"/>
        </table:table-row>
        <table:table-row table:style-name="ro1">
          <table:table-cell office:value-type="float" office:value="0.903757035732269" calcext:value-type="float">
            <text:p>0.903757035732269</text:p>
          </table:table-cell>
          <table:table-cell table:number-columns-repeated="2"/>
        </table:table-row>
        <table:table-row table:style-name="ro1">
          <table:table-cell office:value-type="float" office:value="0.908282220363617" calcext:value-type="float">
            <text:p>0.908282220363617</text:p>
          </table:table-cell>
          <table:table-cell table:number-columns-repeated="2"/>
        </table:table-row>
        <table:table-row table:style-name="ro1">
          <table:table-cell office:value-type="float" office:value="0.898065567016602" calcext:value-type="float">
            <text:p>0.898065567016602</text:p>
          </table:table-cell>
          <table:table-cell table:number-columns-repeated="2"/>
        </table:table-row>
        <table:table-row table:style-name="ro1">
          <table:table-cell office:value-type="float" office:value="0.900381803512573" calcext:value-type="float">
            <text:p>0.900381803512573</text:p>
          </table:table-cell>
          <table:table-cell table:number-columns-repeated="2"/>
        </table:table-row>
        <table:table-row table:style-name="ro1">
          <table:table-cell office:value-type="float" office:value="0.898507654666901" calcext:value-type="float">
            <text:p>0.898507654666901</text:p>
          </table:table-cell>
          <table:table-cell table:number-columns-repeated="2"/>
        </table:table-row>
        <table:table-row table:style-name="ro1">
          <table:table-cell office:value-type="float" office:value="0.890706300735474" calcext:value-type="float">
            <text:p>0.890706300735474</text:p>
          </table:table-cell>
          <table:table-cell table:number-columns-repeated="2"/>
        </table:table-row>
        <table:table-row table:style-name="ro1">
          <table:table-cell office:value-type="float" office:value="0.896715581417084" calcext:value-type="float">
            <text:p>0.896715581417084</text:p>
          </table:table-cell>
          <table:table-cell table:number-columns-repeated="2"/>
        </table:table-row>
        <table:table-row table:style-name="ro1">
          <table:table-cell office:value-type="float" office:value="0.8741654753685" calcext:value-type="float">
            <text:p>0.8741654753685</text:p>
          </table:table-cell>
          <table:table-cell table:number-columns-repeated="2"/>
        </table:table-row>
        <table:table-row table:style-name="ro1">
          <table:table-cell office:value-type="float" office:value="0.873677790164948" calcext:value-type="float">
            <text:p>0.873677790164948</text:p>
          </table:table-cell>
          <table:table-cell table:number-columns-repeated="2"/>
        </table:table-row>
        <table:table-row table:style-name="ro1">
          <table:table-cell office:value-type="float" office:value="0.900561034679413" calcext:value-type="float">
            <text:p>0.900561034679413</text:p>
          </table:table-cell>
          <table:table-cell table:number-columns-repeated="2"/>
        </table:table-row>
        <table:table-row table:style-name="ro1">
          <table:table-cell office:value-type="float" office:value="0.905362546443939" calcext:value-type="float">
            <text:p>0.905362546443939</text:p>
          </table:table-cell>
          <table:table-cell table:number-columns-repeated="2"/>
        </table:table-row>
        <table:table-row table:style-name="ro1">
          <table:table-cell office:value-type="float" office:value="0.896860897541046" calcext:value-type="float">
            <text:p>0.896860897541046</text:p>
          </table:table-cell>
          <table:table-cell table:number-columns-repeated="2"/>
        </table:table-row>
        <table:table-row table:style-name="ro1">
          <table:table-cell office:value-type="float" office:value="0.929848730564117" calcext:value-type="float">
            <text:p>0.929848730564117</text:p>
          </table:table-cell>
          <table:table-cell table:number-columns-repeated="2"/>
        </table:table-row>
        <table:table-row table:style-name="ro1">
          <table:table-cell office:value-type="float" office:value="0.909428358078003" calcext:value-type="float">
            <text:p>0.909428358078003</text:p>
          </table:table-cell>
          <table:table-cell table:number-columns-repeated="2"/>
        </table:table-row>
        <table:table-row table:style-name="ro1">
          <table:table-cell office:value-type="float" office:value="0.917584657669067" calcext:value-type="float">
            <text:p>0.917584657669067</text:p>
          </table:table-cell>
          <table:table-cell table:number-columns-repeated="2"/>
        </table:table-row>
        <table:table-row table:style-name="ro1">
          <table:table-cell office:value-type="float" office:value="0.899288296699524" calcext:value-type="float">
            <text:p>0.899288296699524</text:p>
          </table:table-cell>
          <table:table-cell table:number-columns-repeated="2"/>
        </table:table-row>
        <table:table-row table:style-name="ro1">
          <table:table-cell office:value-type="float" office:value="0.900910377502441" calcext:value-type="float">
            <text:p>0.900910377502441</text:p>
          </table:table-cell>
          <table:table-cell table:number-columns-repeated="2"/>
        </table:table-row>
        <table:table-row table:style-name="ro1">
          <table:table-cell office:value-type="float" office:value="0.907851159572601" calcext:value-type="float">
            <text:p>0.907851159572601</text:p>
          </table:table-cell>
          <table:table-cell table:number-columns-repeated="2"/>
        </table:table-row>
        <table:table-row table:style-name="ro1">
          <table:table-cell office:value-type="float" office:value="0.91363388299942" calcext:value-type="float">
            <text:p>0.91363388299942</text:p>
          </table:table-cell>
          <table:table-cell table:number-columns-repeated="2"/>
        </table:table-row>
        <table:table-row table:style-name="ro1">
          <table:table-cell office:value-type="float" office:value="0.905733227729797" calcext:value-type="float">
            <text:p>0.905733227729797</text:p>
          </table:table-cell>
          <table:table-cell table:number-columns-repeated="2"/>
        </table:table-row>
        <table:table-row table:style-name="ro1">
          <table:table-cell office:value-type="float" office:value="0.919804275035858" calcext:value-type="float">
            <text:p>0.919804275035858</text:p>
          </table:table-cell>
          <table:table-cell table:number-columns-repeated="2"/>
        </table:table-row>
        <table:table-row table:style-name="ro1">
          <table:table-cell office:value-type="float" office:value="0.927563309669495" calcext:value-type="float">
            <text:p>0.927563309669495</text:p>
          </table:table-cell>
          <table:table-cell table:number-columns-repeated="2"/>
        </table:table-row>
        <table:table-row table:style-name="ro1">
          <table:table-cell office:value-type="float" office:value="0.921058773994446" calcext:value-type="float">
            <text:p>0.921058773994446</text:p>
          </table:table-cell>
          <table:table-cell table:number-columns-repeated="2"/>
        </table:table-row>
        <table:table-row table:style-name="ro1">
          <table:table-cell office:value-type="float" office:value="0.917244672775269" calcext:value-type="float">
            <text:p>0.917244672775269</text:p>
          </table:table-cell>
          <table:table-cell table:number-columns-repeated="2"/>
        </table:table-row>
        <table:table-row table:style-name="ro1">
          <table:table-cell office:value-type="float" office:value="0.89067792892456" calcext:value-type="float">
            <text:p>0.89067792892456</text:p>
          </table:table-cell>
          <table:table-cell table:number-columns-repeated="2"/>
        </table:table-row>
        <table:table-row table:style-name="ro1">
          <table:table-cell office:value-type="float" office:value="0.895589530467987" calcext:value-type="float">
            <text:p>0.895589530467987</text:p>
          </table:table-cell>
          <table:table-cell table:number-columns-repeated="2"/>
        </table:table-row>
        <table:table-row table:style-name="ro1">
          <table:table-cell office:value-type="float" office:value="0.908838629722595" calcext:value-type="float">
            <text:p>0.908838629722595</text:p>
          </table:table-cell>
          <table:table-cell table:number-columns-repeated="2"/>
        </table:table-row>
        <table:table-row table:style-name="ro1">
          <table:table-cell office:value-type="float" office:value="0.910534620285034" calcext:value-type="float">
            <text:p>0.910534620285034</text:p>
          </table:table-cell>
          <table:table-cell table:number-columns-repeated="2"/>
        </table:table-row>
        <table:table-row table:style-name="ro1">
          <table:table-cell office:value-type="float" office:value="0.904811918735504" calcext:value-type="float">
            <text:p>0.904811918735504</text:p>
          </table:table-cell>
          <table:table-cell table:number-columns-repeated="2"/>
        </table:table-row>
        <table:table-row table:style-name="ro1">
          <table:table-cell office:value-type="float" office:value="0.898816406726837" calcext:value-type="float">
            <text:p>0.898816406726837</text:p>
          </table:table-cell>
          <table:table-cell table:number-columns-repeated="2"/>
        </table:table-row>
        <table:table-row table:style-name="ro1">
          <table:table-cell office:value-type="float" office:value="0.900239765644074" calcext:value-type="float">
            <text:p>0.900239765644074</text:p>
          </table:table-cell>
          <table:table-cell table:number-columns-repeated="2"/>
        </table:table-row>
        <table:table-row table:style-name="ro1">
          <table:table-cell office:value-type="float" office:value="0.886713266372681" calcext:value-type="float">
            <text:p>0.886713266372681</text:p>
          </table:table-cell>
          <table:table-cell table:number-columns-repeated="2"/>
        </table:table-row>
        <table:table-row table:style-name="ro1">
          <table:table-cell office:value-type="float" office:value="0.898672759532928" calcext:value-type="float">
            <text:p>0.898672759532928</text:p>
          </table:table-cell>
          <table:table-cell table:number-columns-repeated="2"/>
        </table:table-row>
        <table:table-row table:style-name="ro1">
          <table:table-cell office:value-type="float" office:value="0.915326356887817" calcext:value-type="float">
            <text:p>0.915326356887817</text:p>
          </table:table-cell>
          <table:table-cell table:number-columns-repeated="2"/>
        </table:table-row>
        <table:table-row table:style-name="ro1">
          <table:table-cell office:value-type="float" office:value="0.862201690673828" calcext:value-type="float">
            <text:p>0.862201690673828</text:p>
          </table:table-cell>
          <table:table-cell table:number-columns-repeated="2"/>
        </table:table-row>
        <table:table-row table:style-name="ro1">
          <table:table-cell office:value-type="float" office:value="0.904489934444428" calcext:value-type="float">
            <text:p>0.904489934444428</text:p>
          </table:table-cell>
          <table:table-cell table:number-columns-repeated="2"/>
        </table:table-row>
        <table:table-row table:style-name="ro1">
          <table:table-cell office:value-type="float" office:value="0.885277390480042" calcext:value-type="float">
            <text:p>0.885277390480042</text:p>
          </table:table-cell>
          <table:table-cell table:number-columns-repeated="2"/>
        </table:table-row>
        <table:table-row table:style-name="ro1">
          <table:table-cell office:value-type="float" office:value="0.911903440952301" calcext:value-type="float">
            <text:p>0.911903440952301</text:p>
          </table:table-cell>
          <table:table-cell table:number-columns-repeated="2"/>
        </table:table-row>
        <table:table-row table:style-name="ro1">
          <table:table-cell office:value-type="float" office:value="0.898371517658233" calcext:value-type="float">
            <text:p>0.898371517658233</text:p>
          </table:table-cell>
          <table:table-cell table:number-columns-repeated="2"/>
        </table:table-row>
        <table:table-row table:style-name="ro1">
          <table:table-cell office:value-type="float" office:value="0.879898369312286" calcext:value-type="float">
            <text:p>0.879898369312286</text:p>
          </table:table-cell>
          <table:table-cell table:number-columns-repeated="2"/>
        </table:table-row>
        <table:table-row table:style-name="ro1">
          <table:table-cell office:value-type="float" office:value="0.888899505138397" calcext:value-type="float">
            <text:p>0.888899505138397</text:p>
          </table:table-cell>
          <table:table-cell table:number-columns-repeated="2"/>
        </table:table-row>
        <table:table-row table:style-name="ro1">
          <table:table-cell office:value-type="float" office:value="0.898104190826416" calcext:value-type="float">
            <text:p>0.898104190826416</text:p>
          </table:table-cell>
          <table:table-cell table:number-columns-repeated="2"/>
        </table:table-row>
        <table:table-row table:style-name="ro1">
          <table:table-cell office:value-type="float" office:value="0.912107706069946" calcext:value-type="float">
            <text:p>0.912107706069946</text:p>
          </table:table-cell>
          <table:table-cell table:number-columns-repeated="2"/>
        </table:table-row>
        <table:table-row table:style-name="ro1">
          <table:table-cell office:value-type="float" office:value="0.88041228055954" calcext:value-type="float">
            <text:p>0.88041228055954</text:p>
          </table:table-cell>
          <table:table-cell table:number-columns-repeated="2"/>
        </table:table-row>
        <table:table-row table:style-name="ro1">
          <table:table-cell office:value-type="float" office:value="0.877973437309265" calcext:value-type="float">
            <text:p>0.877973437309265</text:p>
          </table:table-cell>
          <table:table-cell table:number-columns-repeated="2"/>
        </table:table-row>
        <table:table-row table:style-name="ro1">
          <table:table-cell office:value-type="float" office:value="0.885882675647736" calcext:value-type="float">
            <text:p>0.885882675647736</text:p>
          </table:table-cell>
          <table:table-cell table:number-columns-repeated="2"/>
        </table:table-row>
        <table:table-row table:style-name="ro1">
          <table:table-cell office:value-type="float" office:value="0.885159492492676" calcext:value-type="float">
            <text:p>0.885159492492676</text:p>
          </table:table-cell>
          <table:table-cell table:number-columns-repeated="2"/>
        </table:table-row>
        <table:table-row table:style-name="ro1">
          <table:table-cell office:value-type="float" office:value="0.889282643795013" calcext:value-type="float">
            <text:p>0.889282643795013</text:p>
          </table:table-cell>
          <table:table-cell table:number-columns-repeated="2"/>
        </table:table-row>
        <table:table-row table:style-name="ro1">
          <table:table-cell office:value-type="float" office:value="0.878391683101654" calcext:value-type="float">
            <text:p>0.878391683101654</text:p>
          </table:table-cell>
          <table:table-cell table:number-columns-repeated="2"/>
        </table:table-row>
        <table:table-row table:style-name="ro1">
          <table:table-cell office:value-type="float" office:value="0.892845213413239" calcext:value-type="float">
            <text:p>0.892845213413239</text:p>
          </table:table-cell>
          <table:table-cell table:number-columns-repeated="2"/>
        </table:table-row>
        <table:table-row table:style-name="ro1">
          <table:table-cell office:value-type="float" office:value="0.906451940536499" calcext:value-type="float">
            <text:p>0.906451940536499</text:p>
          </table:table-cell>
          <table:table-cell table:number-columns-repeated="2"/>
        </table:table-row>
        <table:table-row table:style-name="ro1">
          <table:table-cell office:value-type="float" office:value="0.901117980480194" calcext:value-type="float">
            <text:p>0.901117980480194</text:p>
          </table:table-cell>
          <table:table-cell table:number-columns-repeated="2"/>
        </table:table-row>
        <table:table-row table:style-name="ro1">
          <table:table-cell office:value-type="float" office:value="0.916330933570862" calcext:value-type="float">
            <text:p>0.916330933570862</text:p>
          </table:table-cell>
          <table:table-cell table:number-columns-repeated="2"/>
        </table:table-row>
        <table:table-row table:style-name="ro1">
          <table:table-cell office:value-type="float" office:value="0.915141642093658" calcext:value-type="float">
            <text:p>0.915141642093658</text:p>
          </table:table-cell>
          <table:table-cell table:number-columns-repeated="2"/>
        </table:table-row>
        <table:table-row table:style-name="ro1">
          <table:table-cell office:value-type="float" office:value="0.911466777324676" calcext:value-type="float">
            <text:p>0.911466777324676</text:p>
          </table:table-cell>
          <table:table-cell table:number-columns-repeated="2"/>
        </table:table-row>
        <table:table-row table:style-name="ro1">
          <table:table-cell office:value-type="float" office:value="0.901677370071411" calcext:value-type="float">
            <text:p>0.901677370071411</text:p>
          </table:table-cell>
          <table:table-cell table:number-columns-repeated="2"/>
        </table:table-row>
        <table:table-row table:style-name="ro1">
          <table:table-cell office:value-type="float" office:value="0.914690375328064" calcext:value-type="float">
            <text:p>0.914690375328064</text:p>
          </table:table-cell>
          <table:table-cell table:number-columns-repeated="2"/>
        </table:table-row>
        <table:table-row table:style-name="ro1">
          <table:table-cell office:value-type="float" office:value="0.887894511222839" calcext:value-type="float">
            <text:p>0.887894511222839</text:p>
          </table:table-cell>
          <table:table-cell table:number-columns-repeated="2"/>
        </table:table-row>
        <table:table-row table:style-name="ro1">
          <table:table-cell office:value-type="float" office:value="0.913773536682129" calcext:value-type="float">
            <text:p>0.913773536682129</text:p>
          </table:table-cell>
          <table:table-cell table:number-columns-repeated="2"/>
        </table:table-row>
        <table:table-row table:style-name="ro1">
          <table:table-cell office:value-type="float" office:value="0.910966157913208" calcext:value-type="float">
            <text:p>0.910966157913208</text:p>
          </table:table-cell>
          <table:table-cell table:number-columns-repeated="2"/>
        </table:table-row>
        <table:table-row table:style-name="ro1">
          <table:table-cell office:value-type="float" office:value="0.919653415679931" calcext:value-type="float">
            <text:p>0.919653415679931</text:p>
          </table:table-cell>
          <table:table-cell table:number-columns-repeated="2"/>
        </table:table-row>
        <table:table-row table:style-name="ro1">
          <table:table-cell office:value-type="float" office:value="0.899070084095001" calcext:value-type="float">
            <text:p>0.899070084095001</text:p>
          </table:table-cell>
          <table:table-cell table:number-columns-repeated="2"/>
        </table:table-row>
        <table:table-row table:style-name="ro1">
          <table:table-cell office:value-type="float" office:value="0.877419650554657" calcext:value-type="float">
            <text:p>0.877419650554657</text:p>
          </table:table-cell>
          <table:table-cell table:number-columns-repeated="2"/>
        </table:table-row>
        <table:table-row table:style-name="ro1">
          <table:table-cell office:value-type="float" office:value="0.909203469753265" calcext:value-type="float">
            <text:p>0.909203469753265</text:p>
          </table:table-cell>
          <table:table-cell table:number-columns-repeated="2"/>
        </table:table-row>
        <table:table-row table:style-name="ro1">
          <table:table-cell office:value-type="float" office:value="0.935068964958191" calcext:value-type="float">
            <text:p>0.935068964958191</text:p>
          </table:table-cell>
          <table:table-cell table:number-columns-repeated="2"/>
        </table:table-row>
        <table:table-row table:style-name="ro1">
          <table:table-cell office:value-type="float" office:value="0.90339732170105" calcext:value-type="float">
            <text:p>0.90339732170105</text:p>
          </table:table-cell>
          <table:table-cell table:number-columns-repeated="2"/>
        </table:table-row>
        <table:table-row table:style-name="ro1">
          <table:table-cell office:value-type="float" office:value="0.866522014141083" calcext:value-type="float">
            <text:p>0.866522014141083</text:p>
          </table:table-cell>
          <table:table-cell table:number-columns-repeated="2"/>
        </table:table-row>
        <table:table-row table:style-name="ro1">
          <table:table-cell office:value-type="float" office:value="0.876581788063049" calcext:value-type="float">
            <text:p>0.876581788063049</text:p>
          </table:table-cell>
          <table:table-cell table:number-columns-repeated="2"/>
        </table:table-row>
        <table:table-row table:style-name="ro1">
          <table:table-cell office:value-type="float" office:value="0.916087329387665" calcext:value-type="float">
            <text:p>0.916087329387665</text:p>
          </table:table-cell>
          <table:table-cell table:number-columns-repeated="2"/>
        </table:table-row>
        <table:table-row table:style-name="ro1">
          <table:table-cell office:value-type="float" office:value="0.918775200843811" calcext:value-type="float">
            <text:p>0.918775200843811</text:p>
          </table:table-cell>
          <table:table-cell table:number-columns-repeated="2"/>
        </table:table-row>
        <table:table-row table:style-name="ro1">
          <table:table-cell office:value-type="float" office:value="0.902055442333221" calcext:value-type="float">
            <text:p>0.902055442333221</text:p>
          </table:table-cell>
          <table:table-cell table:number-columns-repeated="2"/>
        </table:table-row>
        <table:table-row table:style-name="ro1">
          <table:table-cell office:value-type="float" office:value="0.84933602809906" calcext:value-type="float">
            <text:p>0.84933602809906</text:p>
          </table:table-cell>
          <table:table-cell table:number-columns-repeated="2"/>
        </table:table-row>
        <table:table-row table:style-name="ro1">
          <table:table-cell office:value-type="float" office:value="0.817614138126373" calcext:value-type="float">
            <text:p>0.817614138126373</text:p>
          </table:table-cell>
          <table:table-cell table:number-columns-repeated="2"/>
        </table:table-row>
        <table:table-row table:style-name="ro1">
          <table:table-cell office:value-type="float" office:value="0.809733808040619" calcext:value-type="float">
            <text:p>0.809733808040619</text:p>
          </table:table-cell>
          <table:table-cell table:number-columns-repeated="2"/>
        </table:table-row>
        <table:table-row table:style-name="ro1">
          <table:table-cell office:value-type="float" office:value="0.864874958992004" calcext:value-type="float">
            <text:p>0.864874958992004</text:p>
          </table:table-cell>
          <table:table-cell table:number-columns-repeated="2"/>
        </table:table-row>
        <table:table-row table:style-name="ro1">
          <table:table-cell office:value-type="float" office:value="0.877544224262237" calcext:value-type="float">
            <text:p>0.877544224262237</text:p>
          </table:table-cell>
          <table:table-cell table:number-columns-repeated="2"/>
        </table:table-row>
        <table:table-row table:style-name="ro1">
          <table:table-cell office:value-type="float" office:value="0.88993114233017" calcext:value-type="float">
            <text:p>0.88993114233017</text:p>
          </table:table-cell>
          <table:table-cell table:number-columns-repeated="2"/>
        </table:table-row>
        <table:table-row table:style-name="ro1">
          <table:table-cell office:value-type="float" office:value="0.897599458694458" calcext:value-type="float">
            <text:p>0.897599458694458</text:p>
          </table:table-cell>
          <table:table-cell table:number-columns-repeated="2"/>
        </table:table-row>
        <table:table-row table:style-name="ro1">
          <table:table-cell office:value-type="float" office:value="0.901464343070984" calcext:value-type="float">
            <text:p>0.901464343070984</text:p>
          </table:table-cell>
          <table:table-cell table:number-columns-repeated="2"/>
        </table:table-row>
        <table:table-row table:style-name="ro1">
          <table:table-cell office:value-type="float" office:value="0.902458131313324" calcext:value-type="float">
            <text:p>0.902458131313324</text:p>
          </table:table-cell>
          <table:table-cell table:number-columns-repeated="2"/>
        </table:table-row>
        <table:table-row table:style-name="ro1">
          <table:table-cell office:value-type="float" office:value="0.902720987796783" calcext:value-type="float">
            <text:p>0.902720987796783</text:p>
          </table:table-cell>
          <table:table-cell table:number-columns-repeated="2"/>
        </table:table-row>
        <table:table-row table:style-name="ro1">
          <table:table-cell office:value-type="float" office:value="0.919013500213623" calcext:value-type="float">
            <text:p>0.919013500213623</text:p>
          </table:table-cell>
          <table:table-cell table:number-columns-repeated="2"/>
        </table:table-row>
        <table:table-row table:style-name="ro1">
          <table:table-cell office:value-type="float" office:value="0.924911856651306" calcext:value-type="float">
            <text:p>0.924911856651306</text:p>
          </table:table-cell>
          <table:table-cell table:number-columns-repeated="2"/>
        </table:table-row>
        <table:table-row table:style-name="ro1">
          <table:table-cell office:value-type="float" office:value="0.927597105503082" calcext:value-type="float">
            <text:p>0.927597105503082</text:p>
          </table:table-cell>
          <table:table-cell table:number-columns-repeated="2"/>
        </table:table-row>
        <table:table-row table:style-name="ro1">
          <table:table-cell office:value-type="float" office:value="0.89801812171936" calcext:value-type="float">
            <text:p>0.89801812171936</text:p>
          </table:table-cell>
          <table:table-cell table:number-columns-repeated="2"/>
        </table:table-row>
        <table:table-row table:style-name="ro1">
          <table:table-cell office:value-type="float" office:value="0.890529334545136" calcext:value-type="float">
            <text:p>0.890529334545136</text:p>
          </table:table-cell>
          <table:table-cell table:number-columns-repeated="2"/>
        </table:table-row>
        <table:table-row table:style-name="ro1">
          <table:table-cell office:value-type="float" office:value="0.914765000343323" calcext:value-type="float">
            <text:p>0.914765000343323</text:p>
          </table:table-cell>
          <table:table-cell table:number-columns-repeated="2"/>
        </table:table-row>
        <table:table-row table:style-name="ro1">
          <table:table-cell office:value-type="float" office:value="0.892067193984985" calcext:value-type="float">
            <text:p>0.892067193984985</text:p>
          </table:table-cell>
          <table:table-cell table:number-columns-repeated="2"/>
        </table:table-row>
        <table:table-row table:style-name="ro1">
          <table:table-cell office:value-type="float" office:value="0.903433680534363" calcext:value-type="float">
            <text:p>0.903433680534363</text:p>
          </table:table-cell>
          <table:table-cell table:number-columns-repeated="2"/>
        </table:table-row>
        <table:table-row table:style-name="ro1">
          <table:table-cell office:value-type="float" office:value="0.898189663887024" calcext:value-type="float">
            <text:p>0.898189663887024</text:p>
          </table:table-cell>
          <table:table-cell table:number-columns-repeated="2"/>
        </table:table-row>
        <table:table-row table:style-name="ro1">
          <table:table-cell office:value-type="float" office:value="0.892396628856659" calcext:value-type="float">
            <text:p>0.892396628856659</text:p>
          </table:table-cell>
          <table:table-cell table:number-columns-repeated="2"/>
        </table:table-row>
        <table:table-row table:style-name="ro1">
          <table:table-cell office:value-type="float" office:value="0.904359757900238" calcext:value-type="float">
            <text:p>0.904359757900238</text:p>
          </table:table-cell>
          <table:table-cell table:number-columns-repeated="2"/>
        </table:table-row>
        <table:table-row table:style-name="ro1">
          <table:table-cell office:value-type="float" office:value="0.896474123001099" calcext:value-type="float">
            <text:p>0.896474123001099</text:p>
          </table:table-cell>
          <table:table-cell table:number-columns-repeated="2"/>
        </table:table-row>
        <table:table-row table:style-name="ro1">
          <table:table-cell office:value-type="float" office:value="0.899825870990753" calcext:value-type="float">
            <text:p>0.899825870990753</text:p>
          </table:table-cell>
          <table:table-cell table:number-columns-repeated="2"/>
        </table:table-row>
        <table:table-row table:style-name="ro1">
          <table:table-cell office:value-type="float" office:value="0.906112670898438" calcext:value-type="float">
            <text:p>0.906112670898438</text:p>
          </table:table-cell>
          <table:table-cell table:number-columns-repeated="2"/>
        </table:table-row>
        <table:table-row table:style-name="ro1">
          <table:table-cell office:value-type="float" office:value="0.895008981227875" calcext:value-type="float">
            <text:p>0.895008981227875</text:p>
          </table:table-cell>
          <table:table-cell table:number-columns-repeated="2"/>
        </table:table-row>
        <table:table-row table:style-name="ro1">
          <table:table-cell office:value-type="float" office:value="0.897355437278748" calcext:value-type="float">
            <text:p>0.897355437278748</text:p>
          </table:table-cell>
          <table:table-cell table:number-columns-repeated="2"/>
        </table:table-row>
        <table:table-row table:style-name="ro1">
          <table:table-cell office:value-type="float" office:value="0.862433969974518" calcext:value-type="float">
            <text:p>0.862433969974518</text:p>
          </table:table-cell>
          <table:table-cell table:number-columns-repeated="2"/>
        </table:table-row>
        <table:table-row table:style-name="ro1">
          <table:table-cell office:value-type="float" office:value="0.901849985122681" calcext:value-type="float">
            <text:p>0.901849985122681</text:p>
          </table:table-cell>
          <table:table-cell table:number-columns-repeated="2"/>
        </table:table-row>
        <table:table-row table:style-name="ro1">
          <table:table-cell office:value-type="float" office:value="0.914082288742065" calcext:value-type="float">
            <text:p>0.914082288742065</text:p>
          </table:table-cell>
          <table:table-cell table:number-columns-repeated="2"/>
        </table:table-row>
        <table:table-row table:style-name="ro1">
          <table:table-cell office:value-type="float" office:value="0.891498744487762" calcext:value-type="float">
            <text:p>0.891498744487762</text:p>
          </table:table-cell>
          <table:table-cell table:number-columns-repeated="2"/>
        </table:table-row>
        <table:table-row table:style-name="ro1">
          <table:table-cell office:value-type="float" office:value="0.886215806007385" calcext:value-type="float">
            <text:p>0.886215806007385</text:p>
          </table:table-cell>
          <table:table-cell table:number-columns-repeated="2"/>
        </table:table-row>
        <table:table-row table:style-name="ro1">
          <table:table-cell office:value-type="float" office:value="0.893747925758362" calcext:value-type="float">
            <text:p>0.893747925758362</text:p>
          </table:table-cell>
          <table:table-cell table:number-columns-repeated="2"/>
        </table:table-row>
        <table:table-row table:style-name="ro1">
          <table:table-cell office:value-type="float" office:value="0.918105661869049" calcext:value-type="float">
            <text:p>0.918105661869049</text:p>
          </table:table-cell>
          <table:table-cell table:number-columns-repeated="2"/>
        </table:table-row>
        <table:table-row table:style-name="ro1">
          <table:table-cell office:value-type="float" office:value="0.914244532585144" calcext:value-type="float">
            <text:p>0.914244532585144</text:p>
          </table:table-cell>
          <table:table-cell table:number-columns-repeated="2"/>
        </table:table-row>
        <table:table-row table:style-name="ro1">
          <table:table-cell office:value-type="float" office:value="0.913849294185638" calcext:value-type="float">
            <text:p>0.913849294185638</text:p>
          </table:table-cell>
          <table:table-cell table:number-columns-repeated="2"/>
        </table:table-row>
        <table:table-row table:style-name="ro1">
          <table:table-cell office:value-type="float" office:value="0.904736399650574" calcext:value-type="float">
            <text:p>0.904736399650574</text:p>
          </table:table-cell>
          <table:table-cell table:number-columns-repeated="2"/>
        </table:table-row>
        <table:table-row table:style-name="ro1">
          <table:table-cell office:value-type="float" office:value="0.899098098278046" calcext:value-type="float">
            <text:p>0.899098098278046</text:p>
          </table:table-cell>
          <table:table-cell table:number-columns-repeated="2"/>
        </table:table-row>
        <table:table-row table:style-name="ro1">
          <table:table-cell office:value-type="float" office:value="0.919262290000916" calcext:value-type="float">
            <text:p>0.919262290000916</text:p>
          </table:table-cell>
          <table:table-cell table:number-columns-repeated="2"/>
        </table:table-row>
        <table:table-row table:style-name="ro1">
          <table:table-cell office:value-type="float" office:value="0.877098023891449" calcext:value-type="float">
            <text:p>0.877098023891449</text:p>
          </table:table-cell>
          <table:table-cell table:number-columns-repeated="2"/>
        </table:table-row>
        <table:table-row table:style-name="ro1">
          <table:table-cell office:value-type="float" office:value="0.901033520698547" calcext:value-type="float">
            <text:p>0.901033520698547</text:p>
          </table:table-cell>
          <table:table-cell table:number-columns-repeated="2"/>
        </table:table-row>
        <table:table-row table:style-name="ro1">
          <table:table-cell office:value-type="float" office:value="0.80303680896759" calcext:value-type="float">
            <text:p>0.80303680896759</text:p>
          </table:table-cell>
          <table:table-cell table:number-columns-repeated="2"/>
        </table:table-row>
        <table:table-row table:style-name="ro1">
          <table:table-cell office:value-type="float" office:value="0.893517374992371" calcext:value-type="float">
            <text:p>0.893517374992371</text:p>
          </table:table-cell>
          <table:table-cell table:number-columns-repeated="2"/>
        </table:table-row>
        <table:table-row table:style-name="ro1">
          <table:table-cell office:value-type="float" office:value="0.815508782863617" calcext:value-type="float">
            <text:p>0.815508782863617</text:p>
          </table:table-cell>
          <table:table-cell table:number-columns-repeated="2"/>
        </table:table-row>
        <table:table-row table:style-name="ro1">
          <table:table-cell office:value-type="float" office:value="0.860523760318756" calcext:value-type="float">
            <text:p>0.860523760318756</text:p>
          </table:table-cell>
          <table:table-cell table:number-columns-repeated="2"/>
        </table:table-row>
        <table:table-row table:style-name="ro1">
          <table:table-cell office:value-type="float" office:value="0.841959655284882" calcext:value-type="float">
            <text:p>0.841959655284882</text:p>
          </table:table-cell>
          <table:table-cell table:number-columns-repeated="2"/>
        </table:table-row>
        <table:table-row table:style-name="ro1">
          <table:table-cell office:value-type="float" office:value="0.837611019611358" calcext:value-type="float">
            <text:p>0.837611019611358</text:p>
          </table:table-cell>
          <table:table-cell table:number-columns-repeated="2"/>
        </table:table-row>
        <table:table-row table:style-name="ro1">
          <table:table-cell office:value-type="float" office:value="0.764144897460938" calcext:value-type="float">
            <text:p>0.764144897460938</text:p>
          </table:table-cell>
          <table:table-cell table:number-columns-repeated="2"/>
        </table:table-row>
        <table:table-row table:style-name="ro1">
          <table:table-cell office:value-type="float" office:value="0.870855093002319" calcext:value-type="float">
            <text:p>0.870855093002319</text:p>
          </table:table-cell>
          <table:table-cell table:number-columns-repeated="2"/>
        </table:table-row>
        <table:table-row table:style-name="ro1">
          <table:table-cell office:value-type="float" office:value="0.894310593605042" calcext:value-type="float">
            <text:p>0.894310593605042</text:p>
          </table:table-cell>
          <table:table-cell table:number-columns-repeated="2"/>
        </table:table-row>
        <table:table-row table:style-name="ro1">
          <table:table-cell office:value-type="float" office:value="0.907796442508698" calcext:value-type="float">
            <text:p>0.907796442508698</text:p>
          </table:table-cell>
          <table:table-cell table:number-columns-repeated="2"/>
        </table:table-row>
        <table:table-row table:style-name="ro1">
          <table:table-cell office:value-type="float" office:value="0.924919784069061" calcext:value-type="float">
            <text:p>0.924919784069061</text:p>
          </table:table-cell>
          <table:table-cell table:number-columns-repeated="2"/>
        </table:table-row>
        <table:table-row table:style-name="ro1">
          <table:table-cell office:value-type="float" office:value="0.90424907207489" calcext:value-type="float">
            <text:p>0.90424907207489</text:p>
          </table:table-cell>
          <table:table-cell table:number-columns-repeated="2"/>
        </table:table-row>
        <table:table-row table:style-name="ro1">
          <table:table-cell office:value-type="float" office:value="0.917634308338165" calcext:value-type="float">
            <text:p>0.917634308338165</text:p>
          </table:table-cell>
          <table:table-cell table:number-columns-repeated="2"/>
        </table:table-row>
        <table:table-row table:style-name="ro1">
          <table:table-cell office:value-type="float" office:value="0.918544590473175" calcext:value-type="float">
            <text:p>0.918544590473175</text:p>
          </table:table-cell>
          <table:table-cell table:number-columns-repeated="2"/>
        </table:table-row>
        <table:table-row table:style-name="ro1">
          <table:table-cell office:value-type="float" office:value="0.908535718917847" calcext:value-type="float">
            <text:p>0.908535718917847</text:p>
          </table:table-cell>
          <table:table-cell table:number-columns-repeated="2"/>
        </table:table-row>
        <table:table-row table:style-name="ro1">
          <table:table-cell office:value-type="float" office:value="0.898085236549377" calcext:value-type="float">
            <text:p>0.898085236549377</text:p>
          </table:table-cell>
          <table:table-cell table:number-columns-repeated="2"/>
        </table:table-row>
        <table:table-row table:style-name="ro1">
          <table:table-cell office:value-type="float" office:value="0.878754317760468" calcext:value-type="float">
            <text:p>0.878754317760468</text:p>
          </table:table-cell>
          <table:table-cell table:number-columns-repeated="2"/>
        </table:table-row>
        <table:table-row table:style-name="ro1">
          <table:table-cell office:value-type="float" office:value="0.859235823154449" calcext:value-type="float">
            <text:p>0.859235823154449</text:p>
          </table:table-cell>
          <table:table-cell table:number-columns-repeated="2"/>
        </table:table-row>
        <table:table-row table:style-name="ro1">
          <table:table-cell office:value-type="float" office:value="0.877570629119873" calcext:value-type="float">
            <text:p>0.877570629119873</text:p>
          </table:table-cell>
          <table:table-cell table:number-columns-repeated="2"/>
        </table:table-row>
        <table:table-row table:style-name="ro1">
          <table:table-cell office:value-type="float" office:value="0.897173643112183" calcext:value-type="float">
            <text:p>0.897173643112183</text:p>
          </table:table-cell>
          <table:table-cell table:number-columns-repeated="2"/>
        </table:table-row>
        <table:table-row table:style-name="ro1">
          <table:table-cell office:value-type="float" office:value="0.915788829326629" calcext:value-type="float">
            <text:p>0.915788829326629</text:p>
          </table:table-cell>
          <table:table-cell table:number-columns-repeated="2"/>
        </table:table-row>
        <table:table-row table:style-name="ro1">
          <table:table-cell office:value-type="float" office:value="0.883792042732239" calcext:value-type="float">
            <text:p>0.883792042732239</text:p>
          </table:table-cell>
          <table:table-cell table:number-columns-repeated="2"/>
        </table:table-row>
        <table:table-row table:style-name="ro1">
          <table:table-cell office:value-type="float" office:value="0.887028217315674" calcext:value-type="float">
            <text:p>0.887028217315674</text:p>
          </table:table-cell>
          <table:table-cell table:number-columns-repeated="2"/>
        </table:table-row>
        <table:table-row table:style-name="ro1">
          <table:table-cell office:value-type="float" office:value="0.899518609046936" calcext:value-type="float">
            <text:p>0.899518609046936</text:p>
          </table:table-cell>
          <table:table-cell table:number-columns-repeated="2"/>
        </table:table-row>
        <table:table-row table:style-name="ro1">
          <table:table-cell office:value-type="float" office:value="0.865483701229095" calcext:value-type="float">
            <text:p>0.865483701229095</text:p>
          </table:table-cell>
          <table:table-cell table:number-columns-repeated="2"/>
        </table:table-row>
        <table:table-row table:style-name="ro1">
          <table:table-cell office:value-type="float" office:value="0.834856986999512" calcext:value-type="float">
            <text:p>0.834856986999512</text:p>
          </table:table-cell>
          <table:table-cell table:number-columns-repeated="2"/>
        </table:table-row>
        <table:table-row table:style-name="ro1">
          <table:table-cell office:value-type="float" office:value="0.790749490261078" calcext:value-type="float">
            <text:p>0.790749490261078</text:p>
          </table:table-cell>
          <table:table-cell table:number-columns-repeated="2"/>
        </table:table-row>
        <table:table-row table:style-name="ro1">
          <table:table-cell office:value-type="float" office:value="0.834473192691803" calcext:value-type="float">
            <text:p>0.834473192691803</text:p>
          </table:table-cell>
          <table:table-cell table:number-columns-repeated="2"/>
        </table:table-row>
        <table:table-row table:style-name="ro1">
          <table:table-cell office:value-type="float" office:value="0.806146621704102" calcext:value-type="float">
            <text:p>0.806146621704102</text:p>
          </table:table-cell>
          <table:table-cell table:number-columns-repeated="2"/>
        </table:table-row>
        <table:table-row table:style-name="ro1">
          <table:table-cell office:value-type="float" office:value="0.866657257080078" calcext:value-type="float">
            <text:p>0.866657257080078</text:p>
          </table:table-cell>
          <table:table-cell table:number-columns-repeated="2"/>
        </table:table-row>
        <table:table-row table:style-name="ro1">
          <table:table-cell office:value-type="float" office:value="0.812886476516724" calcext:value-type="float">
            <text:p>0.812886476516724</text:p>
          </table:table-cell>
          <table:table-cell table:number-columns-repeated="2"/>
        </table:table-row>
        <table:table-row table:style-name="ro1">
          <table:table-cell office:value-type="float" office:value="0.449917942285538" calcext:value-type="float">
            <text:p>0.449917942285538</text:p>
          </table:table-cell>
          <table:table-cell table:number-columns-repeated="2"/>
        </table:table-row>
        <table:table-row table:style-name="ro1">
          <table:table-cell office:value-type="float" office:value="0.685971856117249" calcext:value-type="float">
            <text:p>0.685971856117249</text:p>
          </table:table-cell>
          <table:table-cell table:number-columns-repeated="2"/>
        </table:table-row>
        <table:table-row table:style-name="ro1">
          <table:table-cell office:value-type="float" office:value="0.665998816490173" calcext:value-type="float">
            <text:p>0.665998816490173</text:p>
          </table:table-cell>
          <table:table-cell table:number-columns-repeated="2"/>
        </table:table-row>
        <table:table-row table:style-name="ro1">
          <table:table-cell office:value-type="float" office:value="0.767392754554749" calcext:value-type="float">
            <text:p>0.767392754554749</text:p>
          </table:table-cell>
          <table:table-cell table:number-columns-repeated="2"/>
        </table:table-row>
        <table:table-row table:style-name="ro1">
          <table:table-cell office:value-type="float" office:value="0.853841185569763" calcext:value-type="float">
            <text:p>0.853841185569763</text:p>
          </table:table-cell>
          <table:table-cell table:number-columns-repeated="2"/>
        </table:table-row>
        <table:table-row table:style-name="ro1">
          <table:table-cell office:value-type="float" office:value="0.847003638744354" calcext:value-type="float">
            <text:p>0.847003638744354</text:p>
          </table:table-cell>
          <table:table-cell table:number-columns-repeated="2"/>
        </table:table-row>
        <table:table-row table:style-name="ro1">
          <table:table-cell office:value-type="float" office:value="0.877330660820007" calcext:value-type="float">
            <text:p>0.877330660820007</text:p>
          </table:table-cell>
          <table:table-cell table:number-columns-repeated="2"/>
        </table:table-row>
        <table:table-row table:style-name="ro1">
          <table:table-cell office:value-type="float" office:value="0.892100036144257" calcext:value-type="float">
            <text:p>0.892100036144257</text:p>
          </table:table-cell>
          <table:table-cell table:number-columns-repeated="2"/>
        </table:table-row>
        <table:table-row table:style-name="ro1">
          <table:table-cell office:value-type="float" office:value="0.880205035209656" calcext:value-type="float">
            <text:p>0.880205035209656</text:p>
          </table:table-cell>
          <table:table-cell table:number-columns-repeated="2"/>
        </table:table-row>
        <table:table-row table:style-name="ro1">
          <table:table-cell office:value-type="float" office:value="0.878722608089447" calcext:value-type="float">
            <text:p>0.878722608089447</text:p>
          </table:table-cell>
          <table:table-cell table:number-columns-repeated="2"/>
        </table:table-row>
        <table:table-row table:style-name="ro1">
          <table:table-cell office:value-type="float" office:value="0.835221171379089" calcext:value-type="float">
            <text:p>0.835221171379089</text:p>
          </table:table-cell>
          <table:table-cell table:number-columns-repeated="2"/>
        </table:table-row>
        <table:table-row table:style-name="ro1">
          <table:table-cell office:value-type="float" office:value="0.87782484292984" calcext:value-type="float">
            <text:p>0.87782484292984</text:p>
          </table:table-cell>
          <table:table-cell table:number-columns-repeated="2"/>
        </table:table-row>
        <table:table-row table:style-name="ro1">
          <table:table-cell office:value-type="float" office:value="0.857158899307251" calcext:value-type="float">
            <text:p>0.857158899307251</text:p>
          </table:table-cell>
          <table:table-cell table:number-columns-repeated="2"/>
        </table:table-row>
        <table:table-row table:style-name="ro1">
          <table:table-cell office:value-type="float" office:value="0.860509276390076" calcext:value-type="float">
            <text:p>0.860509276390076</text:p>
          </table:table-cell>
          <table:table-cell table:number-columns-repeated="2"/>
        </table:table-row>
        <table:table-row table:style-name="ro1">
          <table:table-cell office:value-type="float" office:value="0.831900119781494" calcext:value-type="float">
            <text:p>0.831900119781494</text:p>
          </table:table-cell>
          <table:table-cell table:number-columns-repeated="2"/>
        </table:table-row>
        <table:table-row table:style-name="ro1">
          <table:table-cell office:value-type="float" office:value="0.626113772392273" calcext:value-type="float">
            <text:p>0.626113772392273</text:p>
          </table:table-cell>
          <table:table-cell table:number-columns-repeated="2"/>
        </table:table-row>
        <table:table-row table:style-name="ro1">
          <table:table-cell office:value-type="float" office:value="0.729938089847565" calcext:value-type="float">
            <text:p>0.729938089847565</text:p>
          </table:table-cell>
          <table:table-cell table:number-columns-repeated="2"/>
        </table:table-row>
        <table:table-row table:style-name="ro1">
          <table:table-cell office:value-type="float" office:value="0.523779213428497" calcext:value-type="float">
            <text:p>0.523779213428497</text:p>
          </table:table-cell>
          <table:table-cell table:number-columns-repeated="2"/>
        </table:table-row>
        <table:table-row table:style-name="ro1">
          <table:table-cell office:value-type="float" office:value="0.265636503696442" calcext:value-type="float">
            <text:p>0.265636503696442</text:p>
          </table:table-cell>
          <table:table-cell table:number-columns-repeated="2"/>
        </table:table-row>
        <table:table-row table:style-name="ro1">
          <table:table-cell office:value-type="float" office:value="0.368331730365753" calcext:value-type="float">
            <text:p>0.368331730365753</text:p>
          </table:table-cell>
          <table:table-cell table:number-columns-repeated="2"/>
        </table:table-row>
        <table:table-row table:style-name="ro1">
          <table:table-cell office:value-type="float" office:value="0.423216104507446" calcext:value-type="float">
            <text:p>0.423216104507446</text:p>
          </table:table-cell>
          <table:table-cell table:number-columns-repeated="2"/>
        </table:table-row>
        <table:table-row table:style-name="ro1">
          <table:table-cell office:value-type="float" office:value="0.264422237873077" calcext:value-type="float">
            <text:p>0.264422237873077</text:p>
          </table:table-cell>
          <table:table-cell table:number-columns-repeated="2"/>
        </table:table-row>
        <table:table-row table:style-name="ro1">
          <table:table-cell office:value-type="float" office:value="0.428461015224457" calcext:value-type="float">
            <text:p>0.428461015224457</text:p>
          </table:table-cell>
          <table:table-cell table:number-columns-repeated="2"/>
        </table:table-row>
        <table:table-row table:style-name="ro1">
          <table:table-cell office:value-type="float" office:value="0.501514673233032" calcext:value-type="float">
            <text:p>0.501514673233032</text:p>
          </table:table-cell>
          <table:table-cell table:number-columns-repeated="2"/>
        </table:table-row>
        <table:table-row table:style-name="ro1">
          <table:table-cell office:value-type="float" office:value="0.452146023511887" calcext:value-type="float">
            <text:p>0.452146023511887</text:p>
          </table:table-cell>
          <table:table-cell table:number-columns-repeated="2"/>
        </table:table-row>
        <table:table-row table:style-name="ro1">
          <table:table-cell office:value-type="float" office:value="0.4717957675457" calcext:value-type="float">
            <text:p>0.4717957675457</text:p>
          </table:table-cell>
          <table:table-cell table:number-columns-repeated="2"/>
        </table:table-row>
        <table:table-row table:style-name="ro1">
          <table:table-cell office:value-type="float" office:value="0.567378103733063" calcext:value-type="float">
            <text:p>0.567378103733063</text:p>
          </table:table-cell>
          <table:table-cell table:number-columns-repeated="2"/>
        </table:table-row>
        <table:table-row table:style-name="ro1">
          <table:table-cell office:value-type="float" office:value="0.56623238325119" calcext:value-type="float">
            <text:p>0.56623238325119</text:p>
          </table:table-cell>
          <table:table-cell table:number-columns-repeated="2"/>
        </table:table-row>
        <table:table-row table:style-name="ro1">
          <table:table-cell office:value-type="float" office:value="0.531750440597534" calcext:value-type="float">
            <text:p>0.531750440597534</text:p>
          </table:table-cell>
          <table:table-cell table:number-columns-repeated="2"/>
        </table:table-row>
        <table:table-row table:style-name="ro1">
          <table:table-cell office:value-type="float" office:value="0.474953681230545" calcext:value-type="float">
            <text:p>0.474953681230545</text:p>
          </table:table-cell>
          <table:table-cell table:number-columns-repeated="2"/>
        </table:table-row>
        <table:table-row table:style-name="ro1">
          <table:table-cell office:value-type="float" office:value="0.41450771689415" calcext:value-type="float">
            <text:p>0.41450771689415</text:p>
          </table:table-cell>
          <table:table-cell table:number-columns-repeated="2"/>
        </table:table-row>
        <table:table-row table:style-name="ro1">
          <table:table-cell office:value-type="float" office:value="0.532540738582611" calcext:value-type="float">
            <text:p>0.532540738582611</text:p>
          </table:table-cell>
          <table:table-cell table:number-columns-repeated="2"/>
        </table:table-row>
        <table:table-row table:style-name="ro1">
          <table:table-cell office:value-type="float" office:value="0.561716318130493" calcext:value-type="float">
            <text:p>0.561716318130493</text:p>
          </table:table-cell>
          <table:table-cell table:number-columns-repeated="2"/>
        </table:table-row>
        <table:table-row table:style-name="ro1">
          <table:table-cell office:value-type="float" office:value="0.568633496761322" calcext:value-type="float">
            <text:p>0.568633496761322</text:p>
          </table:table-cell>
          <table:table-cell table:number-columns-repeated="2"/>
        </table:table-row>
        <table:table-row table:style-name="ro1">
          <table:table-cell office:value-type="float" office:value="0.627130150794983" calcext:value-type="float">
            <text:p>0.627130150794983</text:p>
          </table:table-cell>
          <table:table-cell table:number-columns-repeated="2"/>
        </table:table-row>
        <table:table-row table:style-name="ro1">
          <table:table-cell office:value-type="float" office:value="0.621421217918396" calcext:value-type="float">
            <text:p>0.621421217918396</text:p>
          </table:table-cell>
          <table:table-cell table:number-columns-repeated="2"/>
        </table:table-row>
        <table:table-row table:style-name="ro1">
          <table:table-cell office:value-type="float" office:value="0.642886161804199" calcext:value-type="float">
            <text:p>0.642886161804199</text:p>
          </table:table-cell>
          <table:table-cell table:number-columns-repeated="2"/>
        </table:table-row>
        <table:table-row table:style-name="ro1">
          <table:table-cell office:value-type="float" office:value="0.673261940479279" calcext:value-type="float">
            <text:p>0.673261940479279</text:p>
          </table:table-cell>
          <table:table-cell table:number-columns-repeated="2"/>
        </table:table-row>
        <table:table-row table:style-name="ro1">
          <table:table-cell office:value-type="float" office:value="0.668032705783844" calcext:value-type="float">
            <text:p>0.668032705783844</text:p>
          </table:table-cell>
          <table:table-cell table:number-columns-repeated="2"/>
        </table:table-row>
        <table:table-row table:style-name="ro1">
          <table:table-cell office:value-type="float" office:value="0.642135381698608" calcext:value-type="float">
            <text:p>0.642135381698608</text:p>
          </table:table-cell>
          <table:table-cell table:number-columns-repeated="2"/>
        </table:table-row>
        <table:table-row table:style-name="ro1">
          <table:table-cell office:value-type="float" office:value="0.692881524562836" calcext:value-type="float">
            <text:p>0.692881524562836</text:p>
          </table:table-cell>
          <table:table-cell table:number-columns-repeated="2"/>
        </table:table-row>
        <table:table-row table:style-name="ro1">
          <table:table-cell office:value-type="float" office:value="0.683672726154327" calcext:value-type="float">
            <text:p>0.683672726154327</text:p>
          </table:table-cell>
          <table:table-cell table:number-columns-repeated="2"/>
        </table:table-row>
        <table:table-row table:style-name="ro1">
          <table:table-cell office:value-type="float" office:value="0.700634062290192" calcext:value-type="float">
            <text:p>0.700634062290192</text:p>
          </table:table-cell>
          <table:table-cell table:number-columns-repeated="2"/>
        </table:table-row>
        <table:table-row table:style-name="ro1">
          <table:table-cell office:value-type="float" office:value="0.685169696807861" calcext:value-type="float">
            <text:p>0.685169696807861</text:p>
          </table:table-cell>
          <table:table-cell table:number-columns-repeated="2"/>
        </table:table-row>
        <table:table-row table:style-name="ro1">
          <table:table-cell office:value-type="float" office:value="0.686563611030579" calcext:value-type="float">
            <text:p>0.686563611030579</text:p>
          </table:table-cell>
          <table:table-cell table:number-columns-repeated="2"/>
        </table:table-row>
        <table:table-row table:style-name="ro1">
          <table:table-cell office:value-type="float" office:value="0.690183579921722" calcext:value-type="float">
            <text:p>0.690183579921722</text:p>
          </table:table-cell>
          <table:table-cell table:number-columns-repeated="2"/>
        </table:table-row>
        <table:table-row table:style-name="ro1">
          <table:table-cell office:value-type="float" office:value="0.697988033294678" calcext:value-type="float">
            <text:p>0.697988033294678</text:p>
          </table:table-cell>
          <table:table-cell table:number-columns-repeated="2"/>
        </table:table-row>
        <table:table-row table:style-name="ro1">
          <table:table-cell office:value-type="float" office:value="0.695856928825378" calcext:value-type="float">
            <text:p>0.695856928825378</text:p>
          </table:table-cell>
          <table:table-cell table:number-columns-repeated="2"/>
        </table:table-row>
        <table:table-row table:style-name="ro1">
          <table:table-cell office:value-type="float" office:value="0.694889545440674" calcext:value-type="float">
            <text:p>0.694889545440674</text:p>
          </table:table-cell>
          <table:table-cell table:number-columns-repeated="2"/>
        </table:table-row>
        <table:table-row table:style-name="ro1">
          <table:table-cell office:value-type="float" office:value="0.714875221252441" calcext:value-type="float">
            <text:p>0.714875221252441</text:p>
          </table:table-cell>
          <table:table-cell table:number-columns-repeated="2"/>
        </table:table-row>
        <table:table-row table:style-name="ro1">
          <table:table-cell office:value-type="float" office:value="0.720755100250244" calcext:value-type="float">
            <text:p>0.720755100250244</text:p>
          </table:table-cell>
          <table:table-cell table:number-columns-repeated="2"/>
        </table:table-row>
        <table:table-row table:style-name="ro1">
          <table:table-cell office:value-type="float" office:value="0.72222375869751" calcext:value-type="float">
            <text:p>0.72222375869751</text:p>
          </table:table-cell>
          <table:table-cell table:number-columns-repeated="2"/>
        </table:table-row>
        <table:table-row table:style-name="ro1">
          <table:table-cell office:value-type="float" office:value="0.724401593208313" calcext:value-type="float">
            <text:p>0.724401593208313</text:p>
          </table:table-cell>
          <table:table-cell table:number-columns-repeated="2"/>
        </table:table-row>
        <table:table-row table:style-name="ro1">
          <table:table-cell office:value-type="float" office:value="0.730489850044251" calcext:value-type="float">
            <text:p>0.730489850044251</text:p>
          </table:table-cell>
          <table:table-cell table:number-columns-repeated="2"/>
        </table:table-row>
        <table:table-row table:style-name="ro1">
          <table:table-cell office:value-type="float" office:value="0.737657904624939" calcext:value-type="float">
            <text:p>0.737657904624939</text:p>
          </table:table-cell>
          <table:table-cell table:number-columns-repeated="2"/>
        </table:table-row>
        <table:table-row table:style-name="ro1">
          <table:table-cell office:value-type="float" office:value="0.722316920757294" calcext:value-type="float">
            <text:p>0.722316920757294</text:p>
          </table:table-cell>
          <table:table-cell table:number-columns-repeated="2"/>
        </table:table-row>
        <table:table-row table:style-name="ro1">
          <table:table-cell office:value-type="float" office:value="0.733888924121857" calcext:value-type="float">
            <text:p>0.733888924121857</text:p>
          </table:table-cell>
          <table:table-cell table:number-columns-repeated="2"/>
        </table:table-row>
        <table:table-row table:style-name="ro1">
          <table:table-cell office:value-type="float" office:value="0.722660541534424" calcext:value-type="float">
            <text:p>0.722660541534424</text:p>
          </table:table-cell>
          <table:table-cell table:number-columns-repeated="2"/>
        </table:table-row>
        <table:table-row table:style-name="ro1">
          <table:table-cell office:value-type="float" office:value="0.70750218629837" calcext:value-type="float">
            <text:p>0.70750218629837</text:p>
          </table:table-cell>
          <table:table-cell table:number-columns-repeated="2"/>
        </table:table-row>
        <table:table-row table:style-name="ro1">
          <table:table-cell office:value-type="float" office:value="0.699353277683258" calcext:value-type="float">
            <text:p>0.699353277683258</text:p>
          </table:table-cell>
          <table:table-cell table:number-columns-repeated="2"/>
        </table:table-row>
        <table:table-row table:style-name="ro1">
          <table:table-cell office:value-type="float" office:value="0.733844578266144" calcext:value-type="float">
            <text:p>0.733844578266144</text:p>
          </table:table-cell>
          <table:table-cell table:number-columns-repeated="2"/>
        </table:table-row>
        <table:table-row table:style-name="ro1">
          <table:table-cell office:value-type="float" office:value="0.789070069789887" calcext:value-type="float">
            <text:p>0.789070069789887</text:p>
          </table:table-cell>
          <table:table-cell table:number-columns-repeated="2"/>
        </table:table-row>
        <table:table-row table:style-name="ro1">
          <table:table-cell office:value-type="float" office:value="0.761938631534576" calcext:value-type="float">
            <text:p>0.761938631534576</text:p>
          </table:table-cell>
          <table:table-cell table:number-columns-repeated="2"/>
        </table:table-row>
        <table:table-row table:style-name="ro1">
          <table:table-cell office:value-type="float" office:value="0.760680556297302" calcext:value-type="float">
            <text:p>0.760680556297302</text:p>
          </table:table-cell>
          <table:table-cell table:number-columns-repeated="2"/>
        </table:table-row>
        <table:table-row table:style-name="ro1">
          <table:table-cell office:value-type="float" office:value="0.831357955932617" calcext:value-type="float">
            <text:p>0.831357955932617</text:p>
          </table:table-cell>
          <table:table-cell table:number-columns-repeated="2"/>
        </table:table-row>
        <table:table-row table:style-name="ro1">
          <table:table-cell office:value-type="float" office:value="0.824850201606751" calcext:value-type="float">
            <text:p>0.824850201606751</text:p>
          </table:table-cell>
          <table:table-cell table:number-columns-repeated="2"/>
        </table:table-row>
        <table:table-row table:style-name="ro1">
          <table:table-cell office:value-type="float" office:value="0.808820784091949" calcext:value-type="float">
            <text:p>0.808820784091949</text:p>
          </table:table-cell>
          <table:table-cell table:number-columns-repeated="2"/>
        </table:table-row>
        <table:table-row table:style-name="ro1">
          <table:table-cell office:value-type="float" office:value="0.790505588054657" calcext:value-type="float">
            <text:p>0.790505588054657</text:p>
          </table:table-cell>
          <table:table-cell table:number-columns-repeated="2"/>
        </table:table-row>
        <table:table-row table:style-name="ro1">
          <table:table-cell office:value-type="float" office:value="0.761222779750824" calcext:value-type="float">
            <text:p>0.761222779750824</text:p>
          </table:table-cell>
          <table:table-cell table:number-columns-repeated="2"/>
        </table:table-row>
        <table:table-row table:style-name="ro1">
          <table:table-cell office:value-type="float" office:value="0.813486278057098" calcext:value-type="float">
            <text:p>0.813486278057098</text:p>
          </table:table-cell>
          <table:table-cell table:number-columns-repeated="2"/>
        </table:table-row>
        <table:table-row table:style-name="ro1">
          <table:table-cell office:value-type="float" office:value="0.817556023597717" calcext:value-type="float">
            <text:p>0.817556023597717</text:p>
          </table:table-cell>
          <table:table-cell table:number-columns-repeated="2"/>
        </table:table-row>
        <table:table-row table:style-name="ro1">
          <table:table-cell office:value-type="float" office:value="0.81635582447052" calcext:value-type="float">
            <text:p>0.81635582447052</text:p>
          </table:table-cell>
          <table:table-cell table:number-columns-repeated="2"/>
        </table:table-row>
        <table:table-row table:style-name="ro1">
          <table:table-cell office:value-type="float" office:value="0.816899120807648" calcext:value-type="float">
            <text:p>0.816899120807648</text:p>
          </table:table-cell>
          <table:table-cell table:number-columns-repeated="2"/>
        </table:table-row>
        <table:table-row table:style-name="ro1">
          <table:table-cell office:value-type="float" office:value="0.804967761039734" calcext:value-type="float">
            <text:p>0.804967761039734</text:p>
          </table:table-cell>
          <table:table-cell table:number-columns-repeated="2"/>
        </table:table-row>
        <table:table-row table:style-name="ro1">
          <table:table-cell office:value-type="float" office:value="0.806341350078583" calcext:value-type="float">
            <text:p>0.806341350078583</text:p>
          </table:table-cell>
          <table:table-cell table:number-columns-repeated="2"/>
        </table:table-row>
        <table:table-row table:style-name="ro1">
          <table:table-cell office:value-type="float" office:value="0.811267852783203" calcext:value-type="float">
            <text:p>0.811267852783203</text:p>
          </table:table-cell>
          <table:table-cell table:number-columns-repeated="2"/>
        </table:table-row>
        <table:table-row table:style-name="ro1">
          <table:table-cell office:value-type="float" office:value="0.812437474727631" calcext:value-type="float">
            <text:p>0.812437474727631</text:p>
          </table:table-cell>
          <table:table-cell table:number-columns-repeated="2"/>
        </table:table-row>
        <table:table-row table:style-name="ro1">
          <table:table-cell office:value-type="float" office:value="0.811609447002411" calcext:value-type="float">
            <text:p>0.811609447002411</text:p>
          </table:table-cell>
          <table:table-cell table:number-columns-repeated="2"/>
        </table:table-row>
        <table:table-row table:style-name="ro1">
          <table:table-cell office:value-type="float" office:value="0.817274034023285" calcext:value-type="float">
            <text:p>0.817274034023285</text:p>
          </table:table-cell>
          <table:table-cell table:number-columns-repeated="2"/>
        </table:table-row>
        <table:table-row table:style-name="ro1">
          <table:table-cell office:value-type="float" office:value="0.8186274766922" calcext:value-type="float">
            <text:p>0.8186274766922</text:p>
          </table:table-cell>
          <table:table-cell table:number-columns-repeated="2"/>
        </table:table-row>
        <table:table-row table:style-name="ro1">
          <table:table-cell office:value-type="float" office:value="0.809934973716736" calcext:value-type="float">
            <text:p>0.809934973716736</text:p>
          </table:table-cell>
          <table:table-cell table:number-columns-repeated="2"/>
        </table:table-row>
        <table:table-row table:style-name="ro1">
          <table:table-cell office:value-type="float" office:value="0.815439641475678" calcext:value-type="float">
            <text:p>0.815439641475678</text:p>
          </table:table-cell>
          <table:table-cell table:number-columns-repeated="2"/>
        </table:table-row>
        <table:table-row table:style-name="ro1">
          <table:table-cell office:value-type="float" office:value="0.813365936279297" calcext:value-type="float">
            <text:p>0.813365936279297</text:p>
          </table:table-cell>
          <table:table-cell table:number-columns-repeated="2"/>
        </table:table-row>
        <table:table-row table:style-name="ro1">
          <table:table-cell office:value-type="float" office:value="0.811069250106812" calcext:value-type="float">
            <text:p>0.811069250106812</text:p>
          </table:table-cell>
          <table:table-cell table:number-columns-repeated="2"/>
        </table:table-row>
        <table:table-row table:style-name="ro1">
          <table:table-cell office:value-type="float" office:value="0.814210116863251" calcext:value-type="float">
            <text:p>0.814210116863251</text:p>
          </table:table-cell>
          <table:table-cell table:number-columns-repeated="2"/>
        </table:table-row>
        <table:table-row table:style-name="ro1">
          <table:table-cell office:value-type="float" office:value="0.813391447067261" calcext:value-type="float">
            <text:p>0.813391447067261</text:p>
          </table:table-cell>
          <table:table-cell table:number-columns-repeated="2"/>
        </table:table-row>
        <table:table-row table:style-name="ro1">
          <table:table-cell office:value-type="float" office:value="0.809440195560455" calcext:value-type="float">
            <text:p>0.809440195560455</text:p>
          </table:table-cell>
          <table:table-cell table:number-columns-repeated="2"/>
        </table:table-row>
        <table:table-row table:style-name="ro1">
          <table:table-cell office:value-type="float" office:value="0.812121212482452" calcext:value-type="float">
            <text:p>0.812121212482452</text:p>
          </table:table-cell>
          <table:table-cell table:number-columns-repeated="2"/>
        </table:table-row>
        <table:table-row table:style-name="ro1">
          <table:table-cell office:value-type="float" office:value="0.811679005622864" calcext:value-type="float">
            <text:p>0.811679005622864</text:p>
          </table:table-cell>
          <table:table-cell table:number-columns-repeated="2"/>
        </table:table-row>
        <table:table-row table:style-name="ro1">
          <table:table-cell office:value-type="float" office:value="0.808580458164215" calcext:value-type="float">
            <text:p>0.808580458164215</text:p>
          </table:table-cell>
          <table:table-cell table:number-columns-repeated="2"/>
        </table:table-row>
        <table:table-row table:style-name="ro1">
          <table:table-cell office:value-type="float" office:value="0.833173334598541" calcext:value-type="float">
            <text:p>0.833173334598541</text:p>
          </table:table-cell>
          <table:table-cell table:number-columns-repeated="2"/>
        </table:table-row>
        <table:table-row table:style-name="ro1">
          <table:table-cell office:value-type="float" office:value="0.835954844951629" calcext:value-type="float">
            <text:p>0.835954844951629</text:p>
          </table:table-cell>
          <table:table-cell table:number-columns-repeated="2"/>
        </table:table-row>
        <table:table-row table:style-name="ro1">
          <table:table-cell office:value-type="float" office:value="0.83622944355011" calcext:value-type="float">
            <text:p>0.83622944355011</text:p>
          </table:table-cell>
          <table:table-cell table:number-columns-repeated="2"/>
        </table:table-row>
        <table:table-row table:style-name="ro1">
          <table:table-cell office:value-type="float" office:value="0.838114261627197" calcext:value-type="float">
            <text:p>0.838114261627197</text:p>
          </table:table-cell>
          <table:table-cell table:number-columns-repeated="2"/>
        </table:table-row>
        <table:table-row table:style-name="ro1">
          <table:table-cell office:value-type="float" office:value="0.839316606521606" calcext:value-type="float">
            <text:p>0.839316606521606</text:p>
          </table:table-cell>
          <table:table-cell table:number-columns-repeated="2"/>
        </table:table-row>
        <table:table-row table:style-name="ro1">
          <table:table-cell office:value-type="float" office:value="0.838662326335907" calcext:value-type="float">
            <text:p>0.838662326335907</text:p>
          </table:table-cell>
          <table:table-cell table:number-columns-repeated="2"/>
        </table:table-row>
        <table:table-row table:style-name="ro1">
          <table:table-cell office:value-type="float" office:value="0.83924812078476" calcext:value-type="float">
            <text:p>0.83924812078476</text:p>
          </table:table-cell>
          <table:table-cell table:number-columns-repeated="2"/>
        </table:table-row>
        <table:table-row table:style-name="ro1">
          <table:table-cell office:value-type="float" office:value="0.839339554309845" calcext:value-type="float">
            <text:p>0.839339554309845</text:p>
          </table:table-cell>
          <table:table-cell table:number-columns-repeated="2"/>
        </table:table-row>
        <table:table-row table:style-name="ro1">
          <table:table-cell office:value-type="float" office:value="0.839974641799927" calcext:value-type="float">
            <text:p>0.839974641799927</text:p>
          </table:table-cell>
          <table:table-cell table:number-columns-repeated="2"/>
        </table:table-row>
        <table:table-row table:style-name="ro1">
          <table:table-cell office:value-type="float" office:value="0.83957839012146" calcext:value-type="float">
            <text:p>0.83957839012146</text:p>
          </table:table-cell>
          <table:table-cell table:number-columns-repeated="2"/>
        </table:table-row>
        <table:table-row table:style-name="ro1">
          <table:table-cell office:value-type="float" office:value="0.838708460330963" calcext:value-type="float">
            <text:p>0.838708460330963</text:p>
          </table:table-cell>
          <table:table-cell table:number-columns-repeated="2"/>
        </table:table-row>
        <table:table-row table:style-name="ro1">
          <table:table-cell office:value-type="float" office:value="0.837898969650269" calcext:value-type="float">
            <text:p>0.837898969650269</text:p>
          </table:table-cell>
          <table:table-cell table:number-columns-repeated="2"/>
        </table:table-row>
        <table:table-row table:style-name="ro1">
          <table:table-cell office:value-type="float" office:value="0.836116969585419" calcext:value-type="float">
            <text:p>0.836116969585419</text:p>
          </table:table-cell>
          <table:table-cell table:number-columns-repeated="2"/>
        </table:table-row>
        <table:table-row table:style-name="ro1">
          <table:table-cell office:value-type="float" office:value="0.821324050426483" calcext:value-type="float">
            <text:p>0.821324050426483</text:p>
          </table:table-cell>
          <table:table-cell table:number-columns-repeated="2"/>
        </table:table-row>
        <table:table-row table:style-name="ro1">
          <table:table-cell office:value-type="float" office:value="0.832523822784424" calcext:value-type="float">
            <text:p>0.832523822784424</text:p>
          </table:table-cell>
          <table:table-cell table:number-columns-repeated="2"/>
        </table:table-row>
        <table:table-row table:style-name="ro1">
          <table:table-cell office:value-type="float" office:value="0.865466594696045" calcext:value-type="float">
            <text:p>0.865466594696045</text:p>
          </table:table-cell>
          <table:table-cell table:number-columns-repeated="2"/>
        </table:table-row>
        <table:table-row table:style-name="ro1">
          <table:table-cell office:value-type="float" office:value="0.864249885082245" calcext:value-type="float">
            <text:p>0.864249885082245</text:p>
          </table:table-cell>
          <table:table-cell table:number-columns-repeated="2"/>
        </table:table-row>
        <table:table-row table:style-name="ro1">
          <table:table-cell office:value-type="float" office:value="0.850743114948273" calcext:value-type="float">
            <text:p>0.850743114948273</text:p>
          </table:table-cell>
          <table:table-cell table:number-columns-repeated="2"/>
        </table:table-row>
        <table:table-row table:style-name="ro1">
          <table:table-cell office:value-type="float" office:value="0.830516457557678" calcext:value-type="float">
            <text:p>0.830516457557678</text:p>
          </table:table-cell>
          <table:table-cell table:number-columns-repeated="2"/>
        </table:table-row>
        <table:table-row table:style-name="ro1">
          <table:table-cell office:value-type="float" office:value="0.832947194576263" calcext:value-type="float">
            <text:p>0.832947194576263</text:p>
          </table:table-cell>
          <table:table-cell table:number-columns-repeated="2"/>
        </table:table-row>
        <table:table-row table:style-name="ro1">
          <table:table-cell office:value-type="float" office:value="0.71350109577179" calcext:value-type="float">
            <text:p>0.71350109577179</text:p>
          </table:table-cell>
          <table:table-cell table:number-columns-repeated="2"/>
        </table:table-row>
        <table:table-row table:style-name="ro1">
          <table:table-cell office:value-type="float" office:value="0.355937421321869" calcext:value-type="float">
            <text:p>0.355937421321869</text:p>
          </table:table-cell>
          <table:table-cell table:number-columns-repeated="2"/>
        </table:table-row>
        <table:table-row table:style-name="ro1">
          <table:table-cell office:value-type="float" office:value="0.331468939781189" calcext:value-type="float">
            <text:p>0.331468939781189</text:p>
          </table:table-cell>
          <table:table-cell table:number-columns-repeated="2"/>
        </table:table-row>
        <table:table-row table:style-name="ro1">
          <table:table-cell office:value-type="float" office:value="0.251157402992249" calcext:value-type="float">
            <text:p>0.251157402992249</text:p>
          </table:table-cell>
          <table:table-cell table:number-columns-repeated="2"/>
        </table:table-row>
        <table:table-row table:style-name="ro1">
          <table:table-cell office:value-type="float" office:value="0.334278494119644" calcext:value-type="float">
            <text:p>0.334278494119644</text:p>
          </table:table-cell>
          <table:table-cell table:number-columns-repeated="2"/>
        </table:table-row>
        <table:table-row table:style-name="ro1">
          <table:table-cell office:value-type="float" office:value="0.382246673107147" calcext:value-type="float">
            <text:p>0.382246673107147</text:p>
          </table:table-cell>
          <table:table-cell table:number-columns-repeated="2"/>
        </table:table-row>
        <table:table-row table:style-name="ro1">
          <table:table-cell office:value-type="float" office:value="0.369429528713226" calcext:value-type="float">
            <text:p>0.369429528713226</text:p>
          </table:table-cell>
          <table:table-cell table:number-columns-repeated="2"/>
        </table:table-row>
        <table:table-row table:style-name="ro1">
          <table:table-cell office:value-type="float" office:value="0.310660064220428" calcext:value-type="float">
            <text:p>0.310660064220428</text:p>
          </table:table-cell>
          <table:table-cell table:number-columns-repeated="2"/>
        </table:table-row>
        <table:table-row table:style-name="ro1">
          <table:table-cell office:value-type="float" office:value="0.708678722381592" calcext:value-type="float">
            <text:p>0.708678722381592</text:p>
          </table:table-cell>
          <table:table-cell table:number-columns-repeated="2"/>
        </table:table-row>
        <table:table-row table:style-name="ro1">
          <table:table-cell office:value-type="float" office:value="0.871841192245483" calcext:value-type="float">
            <text:p>0.871841192245483</text:p>
          </table:table-cell>
          <table:table-cell table:number-columns-repeated="2"/>
        </table:table-row>
        <table:table-row table:style-name="ro1">
          <table:table-cell office:value-type="float" office:value="0.905590116977692" calcext:value-type="float">
            <text:p>0.905590116977692</text:p>
          </table:table-cell>
          <table:table-cell table:number-columns-repeated="2"/>
        </table:table-row>
        <table:table-row table:style-name="ro1">
          <table:table-cell office:value-type="float" office:value="0.851090013980866" calcext:value-type="float">
            <text:p>0.851090013980866</text:p>
          </table:table-cell>
          <table:table-cell table:number-columns-repeated="2"/>
        </table:table-row>
        <table:table-row table:style-name="ro1">
          <table:table-cell office:value-type="float" office:value="0.852812469005585" calcext:value-type="float">
            <text:p>0.852812469005585</text:p>
          </table:table-cell>
          <table:table-cell table:number-columns-repeated="2"/>
        </table:table-row>
        <table:table-row table:style-name="ro1">
          <table:table-cell office:value-type="float" office:value="0.88997346162796" calcext:value-type="float">
            <text:p>0.88997346162796</text:p>
          </table:table-cell>
          <table:table-cell table:number-columns-repeated="2"/>
        </table:table-row>
        <table:table-row table:style-name="ro1">
          <table:table-cell office:value-type="float" office:value="0.89013683795929" calcext:value-type="float">
            <text:p>0.89013683795929</text:p>
          </table:table-cell>
          <table:table-cell table:number-columns-repeated="2"/>
        </table:table-row>
        <table:table-row table:style-name="ro1">
          <table:table-cell office:value-type="float" office:value="0.890854895114899" calcext:value-type="float">
            <text:p>0.890854895114899</text:p>
          </table:table-cell>
          <table:table-cell table:number-columns-repeated="2"/>
        </table:table-row>
        <table:table-row table:style-name="ro1">
          <table:table-cell office:value-type="float" office:value="0.884981870651245" calcext:value-type="float">
            <text:p>0.884981870651245</text:p>
          </table:table-cell>
          <table:table-cell table:number-columns-repeated="2"/>
        </table:table-row>
        <table:table-row table:style-name="ro1">
          <table:table-cell office:value-type="float" office:value="0.860668540000916" calcext:value-type="float">
            <text:p>0.860668540000916</text:p>
          </table:table-cell>
          <table:table-cell table:number-columns-repeated="2"/>
        </table:table-row>
        <table:table-row table:style-name="ro1">
          <table:table-cell office:value-type="float" office:value="0.917487144470215" calcext:value-type="float">
            <text:p>0.917487144470215</text:p>
          </table:table-cell>
          <table:table-cell table:number-columns-repeated="2"/>
        </table:table-row>
        <table:table-row table:style-name="ro1">
          <table:table-cell office:value-type="float" office:value="0.878969132900238" calcext:value-type="float">
            <text:p>0.878969132900238</text:p>
          </table:table-cell>
          <table:table-cell table:number-columns-repeated="2"/>
        </table:table-row>
        <table:table-row table:style-name="ro1">
          <table:table-cell office:value-type="float" office:value="0.887323617935181" calcext:value-type="float">
            <text:p>0.887323617935181</text:p>
          </table:table-cell>
          <table:table-cell table:number-columns-repeated="2"/>
        </table:table-row>
        <table:table-row table:style-name="ro1">
          <table:table-cell office:value-type="float" office:value="0.884127080440521" calcext:value-type="float">
            <text:p>0.884127080440521</text:p>
          </table:table-cell>
          <table:table-cell table:number-columns-repeated="2"/>
        </table:table-row>
        <table:table-row table:style-name="ro1">
          <table:table-cell office:value-type="float" office:value="0.881518304347992" calcext:value-type="float">
            <text:p>0.881518304347992</text:p>
          </table:table-cell>
          <table:table-cell table:number-columns-repeated="2"/>
        </table:table-row>
        <table:table-row table:style-name="ro1">
          <table:table-cell office:value-type="float" office:value="0.903274774551392" calcext:value-type="float">
            <text:p>0.903274774551392</text:p>
          </table:table-cell>
          <table:table-cell table:number-columns-repeated="2"/>
        </table:table-row>
        <table:table-row table:style-name="ro1">
          <table:table-cell office:value-type="float" office:value="0.884653687477112" calcext:value-type="float">
            <text:p>0.884653687477112</text:p>
          </table:table-cell>
          <table:table-cell table:number-columns-repeated="2"/>
        </table:table-row>
        <table:table-row table:style-name="ro1">
          <table:table-cell office:value-type="float" office:value="0.840170502662659" calcext:value-type="float">
            <text:p>0.840170502662659</text:p>
          </table:table-cell>
          <table:table-cell table:number-columns-repeated="2"/>
        </table:table-row>
        <table:table-row table:style-name="ro1">
          <table:table-cell office:value-type="float" office:value="0.687079727649689" calcext:value-type="float">
            <text:p>0.687079727649689</text:p>
          </table:table-cell>
          <table:table-cell table:number-columns-repeated="2"/>
        </table:table-row>
        <table:table-row table:style-name="ro1">
          <table:table-cell office:value-type="float" office:value="0.901288688182831" calcext:value-type="float">
            <text:p>0.901288688182831</text:p>
          </table:table-cell>
          <table:table-cell table:number-columns-repeated="2"/>
        </table:table-row>
        <table:table-row table:style-name="ro1">
          <table:table-cell office:value-type="float" office:value="0.878099679946899" calcext:value-type="float">
            <text:p>0.878099679946899</text:p>
          </table:table-cell>
          <table:table-cell table:number-columns-repeated="2"/>
        </table:table-row>
        <table:table-row table:style-name="ro1">
          <table:table-cell office:value-type="float" office:value="0.882438600063324" calcext:value-type="float">
            <text:p>0.882438600063324</text:p>
          </table:table-cell>
          <table:table-cell table:number-columns-repeated="2"/>
        </table:table-row>
        <table:table-row table:style-name="ro1">
          <table:table-cell office:value-type="float" office:value="0.892832338809967" calcext:value-type="float">
            <text:p>0.892832338809967</text:p>
          </table:table-cell>
          <table:table-cell table:number-columns-repeated="2"/>
        </table:table-row>
        <table:table-row table:style-name="ro1">
          <table:table-cell office:value-type="float" office:value="0.851981043815613" calcext:value-type="float">
            <text:p>0.851981043815613</text:p>
          </table:table-cell>
          <table:table-cell table:number-columns-repeated="2"/>
        </table:table-row>
        <table:table-row table:style-name="ro1">
          <table:table-cell office:value-type="float" office:value="0.874350488185883" calcext:value-type="float">
            <text:p>0.874350488185883</text:p>
          </table:table-cell>
          <table:table-cell table:number-columns-repeated="2"/>
        </table:table-row>
        <table:table-row table:style-name="ro1">
          <table:table-cell office:value-type="float" office:value="0.817014813423157" calcext:value-type="float">
            <text:p>0.817014813423157</text:p>
          </table:table-cell>
          <table:table-cell table:number-columns-repeated="2"/>
        </table:table-row>
        <table:table-row table:style-name="ro1">
          <table:table-cell office:value-type="float" office:value="0.88977313041687" calcext:value-type="float">
            <text:p>0.88977313041687</text:p>
          </table:table-cell>
          <table:table-cell table:number-columns-repeated="2"/>
        </table:table-row>
        <table:table-row table:style-name="ro1">
          <table:table-cell office:value-type="float" office:value="0.858311951160431" calcext:value-type="float">
            <text:p>0.858311951160431</text:p>
          </table:table-cell>
          <table:table-cell table:number-columns-repeated="2"/>
        </table:table-row>
        <table:table-row table:style-name="ro1">
          <table:table-cell office:value-type="float" office:value="0.779516994953156" calcext:value-type="float">
            <text:p>0.779516994953156</text:p>
          </table:table-cell>
          <table:table-cell table:number-columns-repeated="2"/>
        </table:table-row>
        <table:table-row table:style-name="ro1">
          <table:table-cell office:value-type="float" office:value="0.855649650096893" calcext:value-type="float">
            <text:p>0.855649650096893</text:p>
          </table:table-cell>
          <table:table-cell table:number-columns-repeated="2"/>
        </table:table-row>
        <table:table-row table:style-name="ro1">
          <table:table-cell office:value-type="float" office:value="0.885475933551788" calcext:value-type="float">
            <text:p>0.885475933551788</text:p>
          </table:table-cell>
          <table:table-cell table:number-columns-repeated="2"/>
        </table:table-row>
        <table:table-row table:style-name="ro1">
          <table:table-cell office:value-type="float" office:value="0.87945282459259" calcext:value-type="float">
            <text:p>0.87945282459259</text:p>
          </table:table-cell>
          <table:table-cell table:number-columns-repeated="2"/>
        </table:table-row>
        <table:table-row table:style-name="ro1">
          <table:table-cell office:value-type="float" office:value="0.877273559570313" calcext:value-type="float">
            <text:p>0.877273559570313</text:p>
          </table:table-cell>
          <table:table-cell table:number-columns-repeated="2"/>
        </table:table-row>
        <table:table-row table:style-name="ro1">
          <table:table-cell office:value-type="float" office:value="0.870440781116486" calcext:value-type="float">
            <text:p>0.870440781116486</text:p>
          </table:table-cell>
          <table:table-cell table:number-columns-repeated="2"/>
        </table:table-row>
        <table:table-row table:style-name="ro1">
          <table:table-cell office:value-type="float" office:value="0.926622033119202" calcext:value-type="float">
            <text:p>0.926622033119202</text:p>
          </table:table-cell>
          <table:table-cell table:number-columns-repeated="2"/>
        </table:table-row>
        <table:table-row table:style-name="ro1">
          <table:table-cell office:value-type="float" office:value="0.895612895488739" calcext:value-type="float">
            <text:p>0.895612895488739</text:p>
          </table:table-cell>
          <table:table-cell table:number-columns-repeated="2"/>
        </table:table-row>
        <table:table-row table:style-name="ro1">
          <table:table-cell office:value-type="float" office:value="0.879849791526794" calcext:value-type="float">
            <text:p>0.879849791526794</text:p>
          </table:table-cell>
          <table:table-cell table:number-columns-repeated="2"/>
        </table:table-row>
        <table:table-row table:style-name="ro1">
          <table:table-cell office:value-type="float" office:value="0.884460628032684" calcext:value-type="float">
            <text:p>0.884460628032684</text:p>
          </table:table-cell>
          <table:table-cell table:number-columns-repeated="2"/>
        </table:table-row>
        <table:table-row table:style-name="ro1">
          <table:table-cell office:value-type="float" office:value="0.881504356861115" calcext:value-type="float">
            <text:p>0.881504356861115</text:p>
          </table:table-cell>
          <table:table-cell table:number-columns-repeated="2"/>
        </table:table-row>
        <table:table-row table:style-name="ro1">
          <table:table-cell office:value-type="float" office:value="0.909198522567749" calcext:value-type="float">
            <text:p>0.909198522567749</text:p>
          </table:table-cell>
          <table:table-cell table:number-columns-repeated="2"/>
        </table:table-row>
        <table:table-row table:style-name="ro1">
          <table:table-cell office:value-type="float" office:value="0.888548791408539" calcext:value-type="float">
            <text:p>0.888548791408539</text:p>
          </table:table-cell>
          <table:table-cell table:number-columns-repeated="2"/>
        </table:table-row>
        <table:table-row table:style-name="ro1">
          <table:table-cell office:value-type="float" office:value="0.887316763401032" calcext:value-type="float">
            <text:p>0.887316763401032</text:p>
          </table:table-cell>
          <table:table-cell table:number-columns-repeated="2"/>
        </table:table-row>
        <table:table-row table:style-name="ro1">
          <table:table-cell office:value-type="float" office:value="0.893746137619019" calcext:value-type="float">
            <text:p>0.893746137619019</text:p>
          </table:table-cell>
          <table:table-cell table:number-columns-repeated="2"/>
        </table:table-row>
        <table:table-row table:style-name="ro1">
          <table:table-cell office:value-type="float" office:value="0.896689593791962" calcext:value-type="float">
            <text:p>0.896689593791962</text:p>
          </table:table-cell>
          <table:table-cell table:number-columns-repeated="2"/>
        </table:table-row>
        <table:table-row table:style-name="ro1">
          <table:table-cell office:value-type="float" office:value="0.900321960449219" calcext:value-type="float">
            <text:p>0.900321960449219</text:p>
          </table:table-cell>
          <table:table-cell table:number-columns-repeated="2"/>
        </table:table-row>
        <table:table-row table:style-name="ro1">
          <table:table-cell office:value-type="float" office:value="0.900402903556824" calcext:value-type="float">
            <text:p>0.900402903556824</text:p>
          </table:table-cell>
          <table:table-cell table:number-columns-repeated="2"/>
        </table:table-row>
        <table:table-row table:style-name="ro1">
          <table:table-cell office:value-type="float" office:value="0.889914929866791" calcext:value-type="float">
            <text:p>0.889914929866791</text:p>
          </table:table-cell>
          <table:table-cell table:number-columns-repeated="2"/>
        </table:table-row>
        <table:table-row table:style-name="ro1">
          <table:table-cell office:value-type="float" office:value="0.869829297065735" calcext:value-type="float">
            <text:p>0.869829297065735</text:p>
          </table:table-cell>
          <table:table-cell table:number-columns-repeated="2"/>
        </table:table-row>
        <table:table-row table:style-name="ro1">
          <table:table-cell office:value-type="float" office:value="0.914198100566864" calcext:value-type="float">
            <text:p>0.914198100566864</text:p>
          </table:table-cell>
          <table:table-cell table:number-columns-repeated="2"/>
        </table:table-row>
        <table:table-row table:style-name="ro1">
          <table:table-cell office:value-type="float" office:value="0.894001126289368" calcext:value-type="float">
            <text:p>0.894001126289368</text:p>
          </table:table-cell>
          <table:table-cell table:number-columns-repeated="2"/>
        </table:table-row>
        <table:table-row table:style-name="ro1">
          <table:table-cell office:value-type="float" office:value="0.894572257995606" calcext:value-type="float">
            <text:p>0.894572257995606</text:p>
          </table:table-cell>
          <table:table-cell table:number-columns-repeated="2"/>
        </table:table-row>
        <table:table-row table:style-name="ro1">
          <table:table-cell office:value-type="float" office:value="0.895052254199982" calcext:value-type="float">
            <text:p>0.895052254199982</text:p>
          </table:table-cell>
          <table:table-cell table:number-columns-repeated="2"/>
        </table:table-row>
        <table:table-row table:style-name="ro1">
          <table:table-cell office:value-type="float" office:value="0.875740170478821" calcext:value-type="float">
            <text:p>0.875740170478821</text:p>
          </table:table-cell>
          <table:table-cell table:number-columns-repeated="2"/>
        </table:table-row>
        <table:table-row table:style-name="ro1">
          <table:table-cell office:value-type="float" office:value="0.849391102790833" calcext:value-type="float">
            <text:p>0.849391102790833</text:p>
          </table:table-cell>
          <table:table-cell table:number-columns-repeated="2"/>
        </table:table-row>
        <table:table-row table:style-name="ro1">
          <table:table-cell office:value-type="float" office:value="0.833742141723633" calcext:value-type="float">
            <text:p>0.833742141723633</text:p>
          </table:table-cell>
          <table:table-cell table:number-columns-repeated="2"/>
        </table:table-row>
        <table:table-row table:style-name="ro1">
          <table:table-cell office:value-type="float" office:value="0.779485046863556" calcext:value-type="float">
            <text:p>0.779485046863556</text:p>
          </table:table-cell>
          <table:table-cell table:number-columns-repeated="2"/>
        </table:table-row>
        <table:table-row table:style-name="ro1">
          <table:table-cell office:value-type="float" office:value="0.646856725215912" calcext:value-type="float">
            <text:p>0.646856725215912</text:p>
          </table:table-cell>
          <table:table-cell table:number-columns-repeated="2"/>
        </table:table-row>
        <table:table-row table:style-name="ro1">
          <table:table-cell office:value-type="float" office:value="0.70383232831955" calcext:value-type="float">
            <text:p>0.70383232831955</text:p>
          </table:table-cell>
          <table:table-cell table:number-columns-repeated="2"/>
        </table:table-row>
        <table:table-row table:style-name="ro1">
          <table:table-cell office:value-type="float" office:value="0.700850188732147" calcext:value-type="float">
            <text:p>0.700850188732147</text:p>
          </table:table-cell>
          <table:table-cell table:number-columns-repeated="2"/>
        </table:table-row>
        <table:table-row table:style-name="ro1">
          <table:table-cell office:value-type="float" office:value="0.368794232606888" calcext:value-type="float">
            <text:p>0.368794232606888</text:p>
          </table:table-cell>
          <table:table-cell table:number-columns-repeated="2"/>
        </table:table-row>
        <table:table-row table:style-name="ro1">
          <table:table-cell office:value-type="float" office:value="0.418062120676041" calcext:value-type="float">
            <text:p>0.418062120676041</text:p>
          </table:table-cell>
          <table:table-cell table:number-columns-repeated="2"/>
        </table:table-row>
        <table:table-row table:style-name="ro1">
          <table:table-cell office:value-type="float" office:value="0.332311660051346" calcext:value-type="float">
            <text:p>0.332311660051346</text:p>
          </table:table-cell>
          <table:table-cell table:number-columns-repeated="2"/>
        </table:table-row>
        <table:table-row table:style-name="ro1">
          <table:table-cell office:value-type="float" office:value="0.850533843040466" calcext:value-type="float">
            <text:p>0.850533843040466</text:p>
          </table:table-cell>
          <table:table-cell table:number-columns-repeated="2"/>
        </table:table-row>
        <table:table-row table:style-name="ro1">
          <table:table-cell office:value-type="float" office:value="0.667806267738342" calcext:value-type="float">
            <text:p>0.667806267738342</text:p>
          </table:table-cell>
          <table:table-cell table:number-columns-repeated="2"/>
        </table:table-row>
        <table:table-row table:style-name="ro1">
          <table:table-cell office:value-type="float" office:value="0.648503839969635" calcext:value-type="float">
            <text:p>0.648503839969635</text:p>
          </table:table-cell>
          <table:table-cell table:number-columns-repeated="2"/>
        </table:table-row>
        <table:table-row table:style-name="ro1">
          <table:table-cell office:value-type="float" office:value="0.80677604675293" calcext:value-type="float">
            <text:p>0.80677604675293</text:p>
          </table:table-cell>
          <table:table-cell table:number-columns-repeated="2"/>
        </table:table-row>
        <table:table-row table:style-name="ro1">
          <table:table-cell office:value-type="float" office:value="0.82411253452301" calcext:value-type="float">
            <text:p>0.82411253452301</text:p>
          </table:table-cell>
          <table:table-cell table:number-columns-repeated="2"/>
        </table:table-row>
        <table:table-row table:style-name="ro1">
          <table:table-cell office:value-type="float" office:value="0.837837636470795" calcext:value-type="float">
            <text:p>0.837837636470795</text:p>
          </table:table-cell>
          <table:table-cell table:number-columns-repeated="2"/>
        </table:table-row>
        <table:table-row table:style-name="ro1">
          <table:table-cell office:value-type="float" office:value="0.84306401014328" calcext:value-type="float">
            <text:p>0.84306401014328</text:p>
          </table:table-cell>
          <table:table-cell table:number-columns-repeated="2"/>
        </table:table-row>
        <table:table-row table:style-name="ro1">
          <table:table-cell office:value-type="float" office:value="0.877206742763519" calcext:value-type="float">
            <text:p>0.877206742763519</text:p>
          </table:table-cell>
          <table:table-cell table:number-columns-repeated="2"/>
        </table:table-row>
        <table:table-row table:style-name="ro1">
          <table:table-cell office:value-type="float" office:value="0.881439208984375" calcext:value-type="float">
            <text:p>0.881439208984375</text:p>
          </table:table-cell>
          <table:table-cell table:number-columns-repeated="2"/>
        </table:table-row>
        <table:table-row table:style-name="ro1">
          <table:table-cell office:value-type="float" office:value="0.897985517978668" calcext:value-type="float">
            <text:p>0.897985517978668</text:p>
          </table:table-cell>
          <table:table-cell table:number-columns-repeated="2"/>
        </table:table-row>
        <table:table-row table:style-name="ro1">
          <table:table-cell office:value-type="float" office:value="0.911110758781433" calcext:value-type="float">
            <text:p>0.911110758781433</text:p>
          </table:table-cell>
          <table:table-cell table:number-columns-repeated="2"/>
        </table:table-row>
        <table:table-row table:style-name="ro1">
          <table:table-cell office:value-type="float" office:value="0.888594686985016" calcext:value-type="float">
            <text:p>0.888594686985016</text:p>
          </table:table-cell>
          <table:table-cell table:number-columns-repeated="2"/>
        </table:table-row>
        <table:table-row table:style-name="ro1">
          <table:table-cell office:value-type="float" office:value="0.883346438407898" calcext:value-type="float">
            <text:p>0.883346438407898</text:p>
          </table:table-cell>
          <table:table-cell table:number-columns-repeated="2"/>
        </table:table-row>
        <table:table-row table:style-name="ro1">
          <table:table-cell office:value-type="float" office:value="0.898806393146515" calcext:value-type="float">
            <text:p>0.898806393146515</text:p>
          </table:table-cell>
          <table:table-cell table:number-columns-repeated="2"/>
        </table:table-row>
        <table:table-row table:style-name="ro1">
          <table:table-cell office:value-type="float" office:value="0.887550175189972" calcext:value-type="float">
            <text:p>0.887550175189972</text:p>
          </table:table-cell>
          <table:table-cell table:number-columns-repeated="2"/>
        </table:table-row>
        <table:table-row table:style-name="ro1">
          <table:table-cell office:value-type="float" office:value="0.919082760810852" calcext:value-type="float">
            <text:p>0.919082760810852</text:p>
          </table:table-cell>
          <table:table-cell table:number-columns-repeated="2"/>
        </table:table-row>
        <table:table-row table:style-name="ro1">
          <table:table-cell office:value-type="float" office:value="0.898163139820099" calcext:value-type="float">
            <text:p>0.898163139820099</text:p>
          </table:table-cell>
          <table:table-cell table:number-columns-repeated="2"/>
        </table:table-row>
        <table:table-row table:style-name="ro1">
          <table:table-cell office:value-type="float" office:value="0.889883697032928" calcext:value-type="float">
            <text:p>0.889883697032928</text:p>
          </table:table-cell>
          <table:table-cell table:number-columns-repeated="2"/>
        </table:table-row>
        <table:table-row table:style-name="ro1">
          <table:table-cell office:value-type="float" office:value="0.892979025840759" calcext:value-type="float">
            <text:p>0.892979025840759</text:p>
          </table:table-cell>
          <table:table-cell table:number-columns-repeated="2"/>
        </table:table-row>
        <table:table-row table:style-name="ro1">
          <table:table-cell office:value-type="float" office:value="0.901620328426361" calcext:value-type="float">
            <text:p>0.901620328426361</text:p>
          </table:table-cell>
          <table:table-cell table:number-columns-repeated="2"/>
        </table:table-row>
        <table:table-row table:style-name="ro1">
          <table:table-cell office:value-type="float" office:value="0.876487731933594" calcext:value-type="float">
            <text:p>0.876487731933594</text:p>
          </table:table-cell>
          <table:table-cell table:number-columns-repeated="2"/>
        </table:table-row>
        <table:table-row table:style-name="ro1">
          <table:table-cell office:value-type="float" office:value="0.93114161491394" calcext:value-type="float">
            <text:p>0.93114161491394</text:p>
          </table:table-cell>
          <table:table-cell table:number-columns-repeated="2"/>
        </table:table-row>
        <table:table-row table:style-name="ro1">
          <table:table-cell office:value-type="float" office:value="0.940455555915832" calcext:value-type="float">
            <text:p>0.940455555915832</text:p>
          </table:table-cell>
          <table:table-cell table:number-columns-repeated="2"/>
        </table:table-row>
        <table:table-row table:style-name="ro1">
          <table:table-cell office:value-type="float" office:value="0.942850410938263" calcext:value-type="float">
            <text:p>0.942850410938263</text:p>
          </table:table-cell>
          <table:table-cell table:number-columns-repeated="2"/>
        </table:table-row>
        <table:table-row table:style-name="ro1">
          <table:table-cell office:value-type="float" office:value="0.944147288799286" calcext:value-type="float">
            <text:p>0.944147288799286</text:p>
          </table:table-cell>
          <table:table-cell table:number-columns-repeated="2"/>
        </table:table-row>
        <table:table-row table:style-name="ro1">
          <table:table-cell office:value-type="float" office:value="0.941768229007721" calcext:value-type="float">
            <text:p>0.941768229007721</text:p>
          </table:table-cell>
          <table:table-cell table:number-columns-repeated="2"/>
        </table:table-row>
        <table:table-row table:style-name="ro1">
          <table:table-cell office:value-type="float" office:value="0.936646342277527" calcext:value-type="float">
            <text:p>0.936646342277527</text:p>
          </table:table-cell>
          <table:table-cell table:number-columns-repeated="2"/>
        </table:table-row>
        <table:table-row table:style-name="ro1">
          <table:table-cell office:value-type="float" office:value="0.930677533149719" calcext:value-type="float">
            <text:p>0.930677533149719</text:p>
          </table:table-cell>
          <table:table-cell table:number-columns-repeated="2"/>
        </table:table-row>
        <table:table-row table:style-name="ro1">
          <table:table-cell office:value-type="float" office:value="0.928092241287231" calcext:value-type="float">
            <text:p>0.928092241287231</text:p>
          </table:table-cell>
          <table:table-cell table:number-columns-repeated="2"/>
        </table:table-row>
        <table:table-row table:style-name="ro1">
          <table:table-cell office:value-type="float" office:value="0.923391699790955" calcext:value-type="float">
            <text:p>0.923391699790955</text:p>
          </table:table-cell>
          <table:table-cell table:number-columns-repeated="2"/>
        </table:table-row>
        <table:table-row table:style-name="ro1">
          <table:table-cell office:value-type="float" office:value="0.920012414455414" calcext:value-type="float">
            <text:p>0.920012414455414</text:p>
          </table:table-cell>
          <table:table-cell table:number-columns-repeated="2"/>
        </table:table-row>
        <table:table-row table:style-name="ro1">
          <table:table-cell office:value-type="float" office:value="0.91258180141449" calcext:value-type="float">
            <text:p>0.91258180141449</text:p>
          </table:table-cell>
          <table:table-cell table:number-columns-repeated="2"/>
        </table:table-row>
        <table:table-row table:style-name="ro1">
          <table:table-cell office:value-type="float" office:value="0.902208030223846" calcext:value-type="float">
            <text:p>0.902208030223846</text:p>
          </table:table-cell>
          <table:table-cell table:number-columns-repeated="2"/>
        </table:table-row>
        <table:table-row table:style-name="ro1">
          <table:table-cell office:value-type="float" office:value="0.89466404914856" calcext:value-type="float">
            <text:p>0.89466404914856</text:p>
          </table:table-cell>
          <table:table-cell table:number-columns-repeated="2"/>
        </table:table-row>
        <table:table-row table:style-name="ro1">
          <table:table-cell office:value-type="float" office:value="0.893687903881073" calcext:value-type="float">
            <text:p>0.893687903881073</text:p>
          </table:table-cell>
          <table:table-cell table:number-columns-repeated="2"/>
        </table:table-row>
        <table:table-row table:style-name="ro1">
          <table:table-cell office:value-type="float" office:value="0.894800841808319" calcext:value-type="float">
            <text:p>0.894800841808319</text:p>
          </table:table-cell>
          <table:table-cell table:number-columns-repeated="2"/>
        </table:table-row>
        <table:table-row table:style-name="ro1">
          <table:table-cell office:value-type="float" office:value="0.894267022609711" calcext:value-type="float">
            <text:p>0.894267022609711</text:p>
          </table:table-cell>
          <table:table-cell table:number-columns-repeated="2"/>
        </table:table-row>
        <table:table-row table:style-name="ro1">
          <table:table-cell office:value-type="float" office:value="0.890839755535126" calcext:value-type="float">
            <text:p>0.890839755535126</text:p>
          </table:table-cell>
          <table:table-cell table:number-columns-repeated="2"/>
        </table:table-row>
        <table:table-row table:style-name="ro1">
          <table:table-cell office:value-type="float" office:value="0.889795184135437" calcext:value-type="float">
            <text:p>0.889795184135437</text:p>
          </table:table-cell>
          <table:table-cell table:number-columns-repeated="2"/>
        </table:table-row>
        <table:table-row table:style-name="ro1">
          <table:table-cell office:value-type="float" office:value="0.889438331127167" calcext:value-type="float">
            <text:p>0.889438331127167</text:p>
          </table:table-cell>
          <table:table-cell table:number-columns-repeated="2"/>
        </table:table-row>
        <table:table-row table:style-name="ro1">
          <table:table-cell office:value-type="float" office:value="0.889235019683838" calcext:value-type="float">
            <text:p>0.889235019683838</text:p>
          </table:table-cell>
          <table:table-cell table:number-columns-repeated="2"/>
        </table:table-row>
        <table:table-row table:style-name="ro1">
          <table:table-cell office:value-type="float" office:value="0.886632025241852" calcext:value-type="float">
            <text:p>0.886632025241852</text:p>
          </table:table-cell>
          <table:table-cell table:number-columns-repeated="2"/>
        </table:table-row>
        <table:table-row table:style-name="ro1">
          <table:table-cell office:value-type="float" office:value="0.888235867023468" calcext:value-type="float">
            <text:p>0.888235867023468</text:p>
          </table:table-cell>
          <table:table-cell table:number-columns-repeated="2"/>
        </table:table-row>
        <table:table-row table:style-name="ro1">
          <table:table-cell office:value-type="float" office:value="0.88704514503479" calcext:value-type="float">
            <text:p>0.88704514503479</text:p>
          </table:table-cell>
          <table:table-cell table:number-columns-repeated="2"/>
        </table:table-row>
        <table:table-row table:style-name="ro1">
          <table:table-cell office:value-type="float" office:value="0.887314736843109" calcext:value-type="float">
            <text:p>0.887314736843109</text:p>
          </table:table-cell>
          <table:table-cell table:number-columns-repeated="2"/>
        </table:table-row>
        <table:table-row table:style-name="ro1">
          <table:table-cell office:value-type="float" office:value="0.88708108663559" calcext:value-type="float">
            <text:p>0.88708108663559</text:p>
          </table:table-cell>
          <table:table-cell table:number-columns-repeated="2"/>
        </table:table-row>
        <table:table-row table:style-name="ro1">
          <table:table-cell office:value-type="float" office:value="0.884084582328796" calcext:value-type="float">
            <text:p>0.884084582328796</text:p>
          </table:table-cell>
          <table:table-cell table:number-columns-repeated="2"/>
        </table:table-row>
        <table:table-row table:style-name="ro1">
          <table:table-cell office:value-type="float" office:value="0.884338438510895" calcext:value-type="float">
            <text:p>0.884338438510895</text:p>
          </table:table-cell>
          <table:table-cell table:number-columns-repeated="2"/>
        </table:table-row>
        <table:table-row table:style-name="ro1">
          <table:table-cell office:value-type="float" office:value="0.884420096874237" calcext:value-type="float">
            <text:p>0.884420096874237</text:p>
          </table:table-cell>
          <table:table-cell table:number-columns-repeated="2"/>
        </table:table-row>
        <table:table-row table:style-name="ro1">
          <table:table-cell office:value-type="float" office:value="0.887449145317078" calcext:value-type="float">
            <text:p>0.887449145317078</text:p>
          </table:table-cell>
          <table:table-cell table:number-columns-repeated="2"/>
        </table:table-row>
        <table:table-row table:style-name="ro1">
          <table:table-cell office:value-type="float" office:value="0.88938045501709" calcext:value-type="float">
            <text:p>0.88938045501709</text:p>
          </table:table-cell>
          <table:table-cell table:number-columns-repeated="2"/>
        </table:table-row>
        <table:table-row table:style-name="ro1">
          <table:table-cell office:value-type="float" office:value="0.889583349227905" calcext:value-type="float">
            <text:p>0.889583349227905</text:p>
          </table:table-cell>
          <table:table-cell table:number-columns-repeated="2"/>
        </table:table-row>
        <table:table-row table:style-name="ro1">
          <table:table-cell office:value-type="float" office:value="0.887266159057617" calcext:value-type="float">
            <text:p>0.887266159057617</text:p>
          </table:table-cell>
          <table:table-cell table:number-columns-repeated="2"/>
        </table:table-row>
        <table:table-row table:style-name="ro1">
          <table:table-cell office:value-type="float" office:value="0.882856667041779" calcext:value-type="float">
            <text:p>0.882856667041779</text:p>
          </table:table-cell>
          <table:table-cell table:number-columns-repeated="2"/>
        </table:table-row>
        <table:table-row table:style-name="ro1">
          <table:table-cell office:value-type="float" office:value="0.899045526981354" calcext:value-type="float">
            <text:p>0.899045526981354</text:p>
          </table:table-cell>
          <table:table-cell table:number-columns-repeated="2"/>
        </table:table-row>
        <table:table-row table:style-name="ro1">
          <table:table-cell office:value-type="float" office:value="0.901651740074158" calcext:value-type="float">
            <text:p>0.901651740074158</text:p>
          </table:table-cell>
          <table:table-cell table:number-columns-repeated="2"/>
        </table:table-row>
        <table:table-row table:style-name="ro1">
          <table:table-cell office:value-type="float" office:value="0.903768002986908" calcext:value-type="float">
            <text:p>0.903768002986908</text:p>
          </table:table-cell>
          <table:table-cell table:number-columns-repeated="2"/>
        </table:table-row>
        <table:table-row table:style-name="ro1">
          <table:table-cell office:value-type="float" office:value="0.905587077140808" calcext:value-type="float">
            <text:p>0.905587077140808</text:p>
          </table:table-cell>
          <table:table-cell table:number-columns-repeated="2"/>
        </table:table-row>
        <table:table-row table:style-name="ro1">
          <table:table-cell office:value-type="float" office:value="0.909687459468842" calcext:value-type="float">
            <text:p>0.909687459468842</text:p>
          </table:table-cell>
          <table:table-cell table:number-columns-repeated="2"/>
        </table:table-row>
        <table:table-row table:style-name="ro1">
          <table:table-cell office:value-type="float" office:value="0.912950217723846" calcext:value-type="float">
            <text:p>0.912950217723846</text:p>
          </table:table-cell>
          <table:table-cell table:number-columns-repeated="2"/>
        </table:table-row>
        <table:table-row table:style-name="ro1">
          <table:table-cell office:value-type="float" office:value="0.913188576698303" calcext:value-type="float">
            <text:p>0.913188576698303</text:p>
          </table:table-cell>
          <table:table-cell table:number-columns-repeated="2"/>
        </table:table-row>
        <table:table-row table:style-name="ro1">
          <table:table-cell office:value-type="float" office:value="0.90695983171463" calcext:value-type="float">
            <text:p>0.90695983171463</text:p>
          </table:table-cell>
          <table:table-cell table:number-columns-repeated="2"/>
        </table:table-row>
        <table:table-row table:style-name="ro1">
          <table:table-cell office:value-type="float" office:value="0.896144807338715" calcext:value-type="float">
            <text:p>0.896144807338715</text:p>
          </table:table-cell>
          <table:table-cell table:number-columns-repeated="2"/>
        </table:table-row>
        <table:table-row table:style-name="ro1">
          <table:table-cell office:value-type="float" office:value="0.894271373748779" calcext:value-type="float">
            <text:p>0.894271373748779</text:p>
          </table:table-cell>
          <table:table-cell table:number-columns-repeated="2"/>
        </table:table-row>
        <table:table-row table:style-name="ro1">
          <table:table-cell office:value-type="float" office:value="0.916353821754456" calcext:value-type="float">
            <text:p>0.916353821754456</text:p>
          </table:table-cell>
          <table:table-cell table:number-columns-repeated="2"/>
        </table:table-row>
        <table:table-row table:style-name="ro1">
          <table:table-cell office:value-type="float" office:value="0.911247611045837" calcext:value-type="float">
            <text:p>0.911247611045837</text:p>
          </table:table-cell>
          <table:table-cell table:number-columns-repeated="2"/>
        </table:table-row>
        <table:table-row table:style-name="ro1">
          <table:table-cell office:value-type="float" office:value="0.90162456035614" calcext:value-type="float">
            <text:p>0.90162456035614</text:p>
          </table:table-cell>
          <table:table-cell table:number-columns-repeated="2"/>
        </table:table-row>
        <table:table-row table:style-name="ro1">
          <table:table-cell office:value-type="float" office:value="0.899434983730316" calcext:value-type="float">
            <text:p>0.899434983730316</text:p>
          </table:table-cell>
          <table:table-cell table:number-columns-repeated="2"/>
        </table:table-row>
        <table:table-row table:style-name="ro1">
          <table:table-cell office:value-type="float" office:value="0.900524973869324" calcext:value-type="float">
            <text:p>0.900524973869324</text:p>
          </table:table-cell>
          <table:table-cell table:number-columns-repeated="2"/>
        </table:table-row>
        <table:table-row table:style-name="ro1">
          <table:table-cell office:value-type="float" office:value="0.90359228849411" calcext:value-type="float">
            <text:p>0.90359228849411</text:p>
          </table:table-cell>
          <table:table-cell table:number-columns-repeated="2"/>
        </table:table-row>
        <table:table-row table:style-name="ro1">
          <table:table-cell office:value-type="float" office:value="0.904087722301483" calcext:value-type="float">
            <text:p>0.904087722301483</text:p>
          </table:table-cell>
          <table:table-cell table:number-columns-repeated="2"/>
        </table:table-row>
        <table:table-row table:style-name="ro1">
          <table:table-cell office:value-type="float" office:value="0.890307605266571" calcext:value-type="float">
            <text:p>0.890307605266571</text:p>
          </table:table-cell>
          <table:table-cell table:number-columns-repeated="2"/>
        </table:table-row>
        <table:table-row table:style-name="ro1">
          <table:table-cell office:value-type="float" office:value="0.888671159744263" calcext:value-type="float">
            <text:p>0.888671159744263</text:p>
          </table:table-cell>
          <table:table-cell table:number-columns-repeated="2"/>
        </table:table-row>
        <table:table-row table:style-name="ro1">
          <table:table-cell office:value-type="float" office:value="0.894056439399719" calcext:value-type="float">
            <text:p>0.894056439399719</text:p>
          </table:table-cell>
          <table:table-cell table:number-columns-repeated="2"/>
        </table:table-row>
        <table:table-row table:style-name="ro1">
          <table:table-cell office:value-type="float" office:value="0.894931793212891" calcext:value-type="float">
            <text:p>0.894931793212891</text:p>
          </table:table-cell>
          <table:table-cell table:number-columns-repeated="2"/>
        </table:table-row>
        <table:table-row table:style-name="ro1">
          <table:table-cell office:value-type="float" office:value="0.895719885826111" calcext:value-type="float">
            <text:p>0.895719885826111</text:p>
          </table:table-cell>
          <table:table-cell table:number-columns-repeated="2"/>
        </table:table-row>
        <table:table-row table:style-name="ro1">
          <table:table-cell office:value-type="float" office:value="0.895441114902496" calcext:value-type="float">
            <text:p>0.895441114902496</text:p>
          </table:table-cell>
          <table:table-cell table:number-columns-repeated="2"/>
        </table:table-row>
        <table:table-row table:style-name="ro1">
          <table:table-cell office:value-type="float" office:value="0.896169602870941" calcext:value-type="float">
            <text:p>0.896169602870941</text:p>
          </table:table-cell>
          <table:table-cell table:number-columns-repeated="2"/>
        </table:table-row>
        <table:table-row table:style-name="ro1">
          <table:table-cell office:value-type="float" office:value="0.901778936386108" calcext:value-type="float">
            <text:p>0.901778936386108</text:p>
          </table:table-cell>
          <table:table-cell table:number-columns-repeated="2"/>
        </table:table-row>
        <table:table-row table:style-name="ro1">
          <table:table-cell office:value-type="float" office:value="0.90117222070694" calcext:value-type="float">
            <text:p>0.90117222070694</text:p>
          </table:table-cell>
          <table:table-cell table:number-columns-repeated="2"/>
        </table:table-row>
        <table:table-row table:style-name="ro1">
          <table:table-cell office:value-type="float" office:value="0.897673428058624" calcext:value-type="float">
            <text:p>0.897673428058624</text:p>
          </table:table-cell>
          <table:table-cell table:number-columns-repeated="2"/>
        </table:table-row>
        <table:table-row table:style-name="ro1">
          <table:table-cell office:value-type="float" office:value="0.899279415607452" calcext:value-type="float">
            <text:p>0.899279415607452</text:p>
          </table:table-cell>
          <table:table-cell table:number-columns-repeated="2"/>
        </table:table-row>
        <table:table-row table:style-name="ro1">
          <table:table-cell office:value-type="float" office:value="0.899745166301727" calcext:value-type="float">
            <text:p>0.899745166301727</text:p>
          </table:table-cell>
          <table:table-cell table:number-columns-repeated="2"/>
        </table:table-row>
        <table:table-row table:style-name="ro1">
          <table:table-cell office:value-type="float" office:value="0.899377703666687" calcext:value-type="float">
            <text:p>0.899377703666687</text:p>
          </table:table-cell>
          <table:table-cell table:number-columns-repeated="2"/>
        </table:table-row>
        <table:table-row table:style-name="ro1">
          <table:table-cell office:value-type="float" office:value="0.898463606834412" calcext:value-type="float">
            <text:p>0.898463606834412</text:p>
          </table:table-cell>
          <table:table-cell table:number-columns-repeated="2"/>
        </table:table-row>
        <table:table-row table:style-name="ro1">
          <table:table-cell office:value-type="float" office:value="0.898521602153778" calcext:value-type="float">
            <text:p>0.898521602153778</text:p>
          </table:table-cell>
          <table:table-cell table:number-columns-repeated="2"/>
        </table:table-row>
        <table:table-row table:style-name="ro1">
          <table:table-cell office:value-type="float" office:value="0.89875715970993" calcext:value-type="float">
            <text:p>0.89875715970993</text:p>
          </table:table-cell>
          <table:table-cell table:number-columns-repeated="2"/>
        </table:table-row>
        <table:table-row table:style-name="ro1">
          <table:table-cell office:value-type="float" office:value="0.899470269680023" calcext:value-type="float">
            <text:p>0.899470269680023</text:p>
          </table:table-cell>
          <table:table-cell table:number-columns-repeated="2"/>
        </table:table-row>
        <table:table-row table:style-name="ro1">
          <table:table-cell office:value-type="float" office:value="0.8996342420578" calcext:value-type="float">
            <text:p>0.8996342420578</text:p>
          </table:table-cell>
          <table:table-cell table:number-columns-repeated="2"/>
        </table:table-row>
        <table:table-row table:style-name="ro1">
          <table:table-cell office:value-type="float" office:value="0.899842083454132" calcext:value-type="float">
            <text:p>0.899842083454132</text:p>
          </table:table-cell>
          <table:table-cell table:number-columns-repeated="2"/>
        </table:table-row>
        <table:table-row table:style-name="ro1">
          <table:table-cell office:value-type="float" office:value="0.899940073490143" calcext:value-type="float">
            <text:p>0.899940073490143</text:p>
          </table:table-cell>
          <table:table-cell table:number-columns-repeated="2"/>
        </table:table-row>
        <table:table-row table:style-name="ro1">
          <table:table-cell office:value-type="float" office:value="0.899907886981964" calcext:value-type="float">
            <text:p>0.899907886981964</text:p>
          </table:table-cell>
          <table:table-cell table:number-columns-repeated="2"/>
        </table:table-row>
        <table:table-row table:style-name="ro1">
          <table:table-cell office:value-type="float" office:value="0.89998722076416" calcext:value-type="float">
            <text:p>0.89998722076416</text:p>
          </table:table-cell>
          <table:table-cell table:number-columns-repeated="2"/>
        </table:table-row>
        <table:table-row table:style-name="ro1">
          <table:table-cell office:value-type="float" office:value="0.900014281272888" calcext:value-type="float">
            <text:p>0.900014281272888</text:p>
          </table:table-cell>
          <table:table-cell table:number-columns-repeated="2"/>
        </table:table-row>
        <table:table-row table:style-name="ro1">
          <table:table-cell office:value-type="float" office:value="0.899769961833954" calcext:value-type="float">
            <text:p>0.899769961833954</text:p>
          </table:table-cell>
          <table:table-cell table:number-columns-repeated="2"/>
        </table:table-row>
        <table:table-row table:style-name="ro1">
          <table:table-cell office:value-type="float" office:value="0.899604737758637" calcext:value-type="float">
            <text:p>0.899604737758637</text:p>
          </table:table-cell>
          <table:table-cell table:number-columns-repeated="2"/>
        </table:table-row>
        <table:table-row table:style-name="ro1">
          <table:table-cell office:value-type="float" office:value="0.899202823638916" calcext:value-type="float">
            <text:p>0.899202823638916</text:p>
          </table:table-cell>
          <table:table-cell table:number-columns-repeated="2"/>
        </table:table-row>
        <table:table-row table:style-name="ro1">
          <table:table-cell office:value-type="float" office:value="0.899283468723297" calcext:value-type="float">
            <text:p>0.899283468723297</text:p>
          </table:table-cell>
          <table:table-cell table:number-columns-repeated="2"/>
        </table:table-row>
        <table:table-row table:style-name="ro1">
          <table:table-cell office:value-type="float" office:value="0.899314880371094" calcext:value-type="float">
            <text:p>0.899314880371094</text:p>
          </table:table-cell>
          <table:table-cell table:number-columns-repeated="2"/>
        </table:table-row>
        <table:table-row table:style-name="ro1">
          <table:table-cell office:value-type="float" office:value="0.8994100689888" calcext:value-type="float">
            <text:p>0.8994100689888</text:p>
          </table:table-cell>
          <table:table-cell table:number-columns-repeated="2"/>
        </table:table-row>
        <table:table-row table:style-name="ro1">
          <table:table-cell office:value-type="float" office:value="0.899584054946899" calcext:value-type="float">
            <text:p>0.899584054946899</text:p>
          </table:table-cell>
          <table:table-cell table:number-columns-repeated="2"/>
        </table:table-row>
        <table:table-row table:style-name="ro1">
          <table:table-cell office:value-type="float" office:value="0.899728715419769" calcext:value-type="float">
            <text:p>0.899728715419769</text:p>
          </table:table-cell>
          <table:table-cell table:number-columns-repeated="2"/>
        </table:table-row>
        <table:table-row table:style-name="ro1">
          <table:table-cell office:value-type="float" office:value="0.90059757232666" calcext:value-type="float">
            <text:p>0.90059757232666</text:p>
          </table:table-cell>
          <table:table-cell table:number-columns-repeated="2"/>
        </table:table-row>
        <table:table-row table:style-name="ro1">
          <table:table-cell office:value-type="float" office:value="0.900400519371033" calcext:value-type="float">
            <text:p>0.900400519371033</text:p>
          </table:table-cell>
          <table:table-cell table:number-columns-repeated="2"/>
        </table:table-row>
        <table:table-row table:style-name="ro1">
          <table:table-cell office:value-type="float" office:value="0.901707768440247" calcext:value-type="float">
            <text:p>0.901707768440247</text:p>
          </table:table-cell>
          <table:table-cell table:number-columns-repeated="2"/>
        </table:table-row>
        <table:table-row table:style-name="ro1">
          <table:table-cell office:value-type="float" office:value="0.901652753353119" calcext:value-type="float">
            <text:p>0.901652753353119</text:p>
          </table:table-cell>
          <table:table-cell table:number-columns-repeated="2"/>
        </table:table-row>
        <table:table-row table:style-name="ro1">
          <table:table-cell office:value-type="float" office:value="0.902714133262634" calcext:value-type="float">
            <text:p>0.902714133262634</text:p>
          </table:table-cell>
          <table:table-cell table:number-columns-repeated="2"/>
        </table:table-row>
        <table:table-row table:style-name="ro1">
          <table:table-cell office:value-type="float" office:value="0.903195679187775" calcext:value-type="float">
            <text:p>0.903195679187775</text:p>
          </table:table-cell>
          <table:table-cell table:number-columns-repeated="2"/>
        </table:table-row>
        <table:table-row table:style-name="ro1">
          <table:table-cell office:value-type="float" office:value="0.903786957263946" calcext:value-type="float">
            <text:p>0.903786957263946</text:p>
          </table:table-cell>
          <table:table-cell table:number-columns-repeated="2"/>
        </table:table-row>
        <table:table-row table:style-name="ro1">
          <table:table-cell office:value-type="float" office:value="0.904319047927856" calcext:value-type="float">
            <text:p>0.904319047927856</text:p>
          </table:table-cell>
          <table:table-cell table:number-columns-repeated="2"/>
        </table:table-row>
        <table:table-row table:style-name="ro1">
          <table:table-cell office:value-type="float" office:value="0.904163062572479" calcext:value-type="float">
            <text:p>0.904163062572479</text:p>
          </table:table-cell>
          <table:table-cell table:number-columns-repeated="2"/>
        </table:table-row>
        <table:table-row table:style-name="ro1">
          <table:table-cell office:value-type="float" office:value="0.904511153697968" calcext:value-type="float">
            <text:p>0.904511153697968</text:p>
          </table:table-cell>
          <table:table-cell table:number-columns-repeated="2"/>
        </table:table-row>
        <table:table-row table:style-name="ro1">
          <table:table-cell office:value-type="float" office:value="0.904622435569763" calcext:value-type="float">
            <text:p>0.904622435569763</text:p>
          </table:table-cell>
          <table:table-cell table:number-columns-repeated="2"/>
        </table:table-row>
        <table:table-row table:style-name="ro1">
          <table:table-cell office:value-type="float" office:value="0.905645370483398" calcext:value-type="float">
            <text:p>0.905645370483398</text:p>
          </table:table-cell>
          <table:table-cell table:number-columns-repeated="2"/>
        </table:table-row>
        <table:table-row table:style-name="ro1">
          <table:table-cell office:value-type="float" office:value="0.905740022659302" calcext:value-type="float">
            <text:p>0.905740022659302</text:p>
          </table:table-cell>
          <table:table-cell table:number-columns-repeated="2"/>
        </table:table-row>
        <table:table-row table:style-name="ro1">
          <table:table-cell office:value-type="float" office:value="0.906572222709656" calcext:value-type="float">
            <text:p>0.906572222709656</text:p>
          </table:table-cell>
          <table:table-cell table:number-columns-repeated="2"/>
        </table:table-row>
        <table:table-row table:style-name="ro1">
          <table:table-cell office:value-type="float" office:value="0.906410098075867" calcext:value-type="float">
            <text:p>0.906410098075867</text:p>
          </table:table-cell>
          <table:table-cell table:number-columns-repeated="2"/>
        </table:table-row>
        <table:table-row table:style-name="ro1">
          <table:table-cell office:value-type="float" office:value="0.906410932540894" calcext:value-type="float">
            <text:p>0.906410932540894</text:p>
          </table:table-cell>
          <table:table-cell table:number-columns-repeated="2"/>
        </table:table-row>
        <table:table-row table:style-name="ro1">
          <table:table-cell office:value-type="float" office:value="0.906335413455963" calcext:value-type="float">
            <text:p>0.906335413455963</text:p>
          </table:table-cell>
          <table:table-cell table:number-columns-repeated="2"/>
        </table:table-row>
        <table:table-row table:style-name="ro1">
          <table:table-cell office:value-type="float" office:value="0.905917227268219" calcext:value-type="float">
            <text:p>0.905917227268219</text:p>
          </table:table-cell>
          <table:table-cell table:number-columns-repeated="2"/>
        </table:table-row>
        <table:table-row table:style-name="ro1">
          <table:table-cell office:value-type="float" office:value="0.905592143535614" calcext:value-type="float">
            <text:p>0.905592143535614</text:p>
          </table:table-cell>
          <table:table-cell table:number-columns-repeated="2"/>
        </table:table-row>
        <table:table-row table:style-name="ro1">
          <table:table-cell office:value-type="float" office:value="0.905796229839325" calcext:value-type="float">
            <text:p>0.905796229839325</text:p>
          </table:table-cell>
          <table:table-cell table:number-columns-repeated="2"/>
        </table:table-row>
        <table:table-row table:style-name="ro1">
          <table:table-cell office:value-type="float" office:value="0.905638694763184" calcext:value-type="float">
            <text:p>0.905638694763184</text:p>
          </table:table-cell>
          <table:table-cell table:number-columns-repeated="2"/>
        </table:table-row>
        <table:table-row table:style-name="ro1">
          <table:table-cell office:value-type="float" office:value="0.905280828475952" calcext:value-type="float">
            <text:p>0.905280828475952</text:p>
          </table:table-cell>
          <table:table-cell table:number-columns-repeated="2"/>
        </table:table-row>
        <table:table-row table:style-name="ro1">
          <table:table-cell office:value-type="float" office:value="0.905563831329346" calcext:value-type="float">
            <text:p>0.905563831329346</text:p>
          </table:table-cell>
          <table:table-cell table:number-columns-repeated="2"/>
        </table:table-row>
        <table:table-row table:style-name="ro1">
          <table:table-cell office:value-type="float" office:value="0.905678749084473" calcext:value-type="float">
            <text:p>0.905678749084473</text:p>
          </table:table-cell>
          <table:table-cell table:number-columns-repeated="2"/>
        </table:table-row>
        <table:table-row table:style-name="ro1">
          <table:table-cell office:value-type="float" office:value="0.905723214149475" calcext:value-type="float">
            <text:p>0.905723214149475</text:p>
          </table:table-cell>
          <table:table-cell table:number-columns-repeated="2"/>
        </table:table-row>
        <table:table-row table:style-name="ro1">
          <table:table-cell office:value-type="float" office:value="0.905838906764984" calcext:value-type="float">
            <text:p>0.905838906764984</text:p>
          </table:table-cell>
          <table:table-cell table:number-columns-repeated="2"/>
        </table:table-row>
        <table:table-row table:style-name="ro1">
          <table:table-cell office:value-type="float" office:value="0.906028270721436" calcext:value-type="float">
            <text:p>0.906028270721436</text:p>
          </table:table-cell>
          <table:table-cell table:number-columns-repeated="2"/>
        </table:table-row>
        <table:table-row table:style-name="ro1">
          <table:table-cell office:value-type="float" office:value="0.906150937080383" calcext:value-type="float">
            <text:p>0.906150937080383</text:p>
          </table:table-cell>
          <table:table-cell table:number-columns-repeated="2"/>
        </table:table-row>
        <table:table-row table:style-name="ro1">
          <table:table-cell office:value-type="float" office:value="0.906590342521668" calcext:value-type="float">
            <text:p>0.906590342521668</text:p>
          </table:table-cell>
          <table:table-cell table:number-columns-repeated="2"/>
        </table:table-row>
        <table:table-row table:style-name="ro1">
          <table:table-cell office:value-type="float" office:value="0.907051801681519" calcext:value-type="float">
            <text:p>0.907051801681519</text:p>
          </table:table-cell>
          <table:table-cell table:number-columns-repeated="2"/>
        </table:table-row>
        <table:table-row table:style-name="ro1">
          <table:table-cell office:value-type="float" office:value="0.907082557678223" calcext:value-type="float">
            <text:p>0.907082557678223</text:p>
          </table:table-cell>
          <table:table-cell table:number-columns-repeated="2"/>
        </table:table-row>
        <table:table-row table:style-name="ro1">
          <table:table-cell office:value-type="float" office:value="0.907588481903076" calcext:value-type="float">
            <text:p>0.907588481903076</text:p>
          </table:table-cell>
          <table:table-cell table:number-columns-repeated="2"/>
        </table:table-row>
        <table:table-row table:style-name="ro1">
          <table:table-cell office:value-type="float" office:value="0.907734036445618" calcext:value-type="float">
            <text:p>0.907734036445618</text:p>
          </table:table-cell>
          <table:table-cell table:number-columns-repeated="2"/>
        </table:table-row>
        <table:table-row table:style-name="ro1">
          <table:table-cell office:value-type="float" office:value="0.907133042812347" calcext:value-type="float">
            <text:p>0.907133042812347</text:p>
          </table:table-cell>
          <table:table-cell table:number-columns-repeated="2"/>
        </table:table-row>
        <table:table-row table:style-name="ro1">
          <table:table-cell office:value-type="float" office:value="0.907537877559662" calcext:value-type="float">
            <text:p>0.907537877559662</text:p>
          </table:table-cell>
          <table:table-cell table:number-columns-repeated="2"/>
        </table:table-row>
        <table:table-row table:style-name="ro1">
          <table:table-cell office:value-type="float" office:value="0.90796422958374" calcext:value-type="float">
            <text:p>0.90796422958374</text:p>
          </table:table-cell>
          <table:table-cell table:number-columns-repeated="2"/>
        </table:table-row>
        <table:table-row table:style-name="ro1">
          <table:table-cell office:value-type="float" office:value="0.908465623855591" calcext:value-type="float">
            <text:p>0.908465623855591</text:p>
          </table:table-cell>
          <table:table-cell table:number-columns-repeated="2"/>
        </table:table-row>
        <table:table-row table:style-name="ro1">
          <table:table-cell office:value-type="float" office:value="0.907623887062073" calcext:value-type="float">
            <text:p>0.907623887062073</text:p>
          </table:table-cell>
          <table:table-cell table:number-columns-repeated="2"/>
        </table:table-row>
        <table:table-row table:style-name="ro1">
          <table:table-cell office:value-type="float" office:value="0.907023310661316" calcext:value-type="float">
            <text:p>0.907023310661316</text:p>
          </table:table-cell>
          <table:table-cell table:number-columns-repeated="2"/>
        </table:table-row>
        <table:table-row table:style-name="ro1">
          <table:table-cell office:value-type="float" office:value="0.906244695186615" calcext:value-type="float">
            <text:p>0.906244695186615</text:p>
          </table:table-cell>
          <table:table-cell table:number-columns-repeated="2"/>
        </table:table-row>
        <table:table-row table:style-name="ro1">
          <table:table-cell office:value-type="float" office:value="0.906426727771759" calcext:value-type="float">
            <text:p>0.906426727771759</text:p>
          </table:table-cell>
          <table:table-cell table:number-columns-repeated="2"/>
        </table:table-row>
        <table:table-row table:style-name="ro1">
          <table:table-cell office:value-type="float" office:value="0.907002866268158" calcext:value-type="float">
            <text:p>0.907002866268158</text:p>
          </table:table-cell>
          <table:table-cell table:number-columns-repeated="2"/>
        </table:table-row>
        <table:table-row table:style-name="ro1">
          <table:table-cell office:value-type="float" office:value="0.909342527389526" calcext:value-type="float">
            <text:p>0.909342527389526</text:p>
          </table:table-cell>
          <table:table-cell table:number-columns-repeated="2"/>
        </table:table-row>
        <table:table-row table:style-name="ro1">
          <table:table-cell office:value-type="float" office:value="0.909221887588501" calcext:value-type="float">
            <text:p>0.909221887588501</text:p>
          </table:table-cell>
          <table:table-cell table:number-columns-repeated="2"/>
        </table:table-row>
        <table:table-row table:style-name="ro1">
          <table:table-cell office:value-type="float" office:value="0.909437716007233" calcext:value-type="float">
            <text:p>0.909437716007233</text:p>
          </table:table-cell>
          <table:table-cell table:number-columns-repeated="2"/>
        </table:table-row>
        <table:table-row table:style-name="ro1">
          <table:table-cell office:value-type="float" office:value="0.909243762493134" calcext:value-type="float">
            <text:p>0.909243762493134</text:p>
          </table:table-cell>
          <table:table-cell table:number-columns-repeated="2"/>
        </table:table-row>
        <table:table-row table:style-name="ro1">
          <table:table-cell office:value-type="float" office:value="0.909580707550049" calcext:value-type="float">
            <text:p>0.909580707550049</text:p>
          </table:table-cell>
          <table:table-cell table:number-columns-repeated="2"/>
        </table:table-row>
        <table:table-row table:style-name="ro1">
          <table:table-cell office:value-type="float" office:value="0.909780919551849" calcext:value-type="float">
            <text:p>0.909780919551849</text:p>
          </table:table-cell>
          <table:table-cell table:number-columns-repeated="2"/>
        </table:table-row>
        <table:table-row table:style-name="ro1">
          <table:table-cell office:value-type="float" office:value="0.909374117851257" calcext:value-type="float">
            <text:p>0.909374117851257</text:p>
          </table:table-cell>
          <table:table-cell table:number-columns-repeated="2"/>
        </table:table-row>
        <table:table-row table:style-name="ro1">
          <table:table-cell office:value-type="float" office:value="0.911239385604858" calcext:value-type="float">
            <text:p>0.911239385604858</text:p>
          </table:table-cell>
          <table:table-cell table:number-columns-repeated="2"/>
        </table:table-row>
        <table:table-row table:style-name="ro1">
          <table:table-cell office:value-type="float" office:value="0.910534799098968" calcext:value-type="float">
            <text:p>0.910534799098968</text:p>
          </table:table-cell>
          <table:table-cell table:number-columns-repeated="2"/>
        </table:table-row>
        <table:table-row table:style-name="ro1">
          <table:table-cell office:value-type="float" office:value="0.902117669582367" calcext:value-type="float">
            <text:p>0.902117669582367</text:p>
          </table:table-cell>
          <table:table-cell table:number-columns-repeated="2"/>
        </table:table-row>
        <table:table-row table:style-name="ro1">
          <table:table-cell office:value-type="float" office:value="0.914354503154754" calcext:value-type="float">
            <text:p>0.914354503154754</text:p>
          </table:table-cell>
          <table:table-cell table:number-columns-repeated="2"/>
        </table:table-row>
        <table:table-row table:style-name="ro1">
          <table:table-cell office:value-type="float" office:value="0.917657256126404" calcext:value-type="float">
            <text:p>0.917657256126404</text:p>
          </table:table-cell>
          <table:table-cell table:number-columns-repeated="2"/>
        </table:table-row>
        <table:table-row table:style-name="ro1">
          <table:table-cell office:value-type="float" office:value="0.910064220428467" calcext:value-type="float">
            <text:p>0.910064220428467</text:p>
          </table:table-cell>
          <table:table-cell table:number-columns-repeated="2"/>
        </table:table-row>
        <table:table-row table:style-name="ro1">
          <table:table-cell office:value-type="float" office:value="0.899267673492431" calcext:value-type="float">
            <text:p>0.899267673492431</text:p>
          </table:table-cell>
          <table:table-cell table:number-columns-repeated="2"/>
        </table:table-row>
        <table:table-row table:style-name="ro1">
          <table:table-cell office:value-type="float" office:value="0.901724398136139" calcext:value-type="float">
            <text:p>0.901724398136139</text:p>
          </table:table-cell>
          <table:table-cell table:number-columns-repeated="2"/>
        </table:table-row>
        <table:table-row table:style-name="ro1">
          <table:table-cell office:value-type="float" office:value="0.903334975242615" calcext:value-type="float">
            <text:p>0.903334975242615</text:p>
          </table:table-cell>
          <table:table-cell table:number-columns-repeated="2"/>
        </table:table-row>
        <table:table-row table:style-name="ro1">
          <table:table-cell office:value-type="float" office:value="0.906156897544861" calcext:value-type="float">
            <text:p>0.906156897544861</text:p>
          </table:table-cell>
          <table:table-cell table:number-columns-repeated="2"/>
        </table:table-row>
        <table:table-row table:style-name="ro1">
          <table:table-cell office:value-type="float" office:value="0.887003540992737" calcext:value-type="float">
            <text:p>0.887003540992737</text:p>
          </table:table-cell>
          <table:table-cell table:number-columns-repeated="2"/>
        </table:table-row>
        <table:table-row table:style-name="ro1">
          <table:table-cell office:value-type="float" office:value="0.885147094726563" calcext:value-type="float">
            <text:p>0.885147094726563</text:p>
          </table:table-cell>
          <table:table-cell table:number-columns-repeated="2"/>
        </table:table-row>
        <table:table-row table:style-name="ro1">
          <table:table-cell office:value-type="float" office:value="0.877840995788574" calcext:value-type="float">
            <text:p>0.877840995788574</text:p>
          </table:table-cell>
          <table:table-cell table:number-columns-repeated="2"/>
        </table:table-row>
        <table:table-row table:style-name="ro1">
          <table:table-cell office:value-type="float" office:value="0.884149670600891" calcext:value-type="float">
            <text:p>0.884149670600891</text:p>
          </table:table-cell>
          <table:table-cell table:number-columns-repeated="2"/>
        </table:table-row>
        <table:table-row table:style-name="ro1">
          <table:table-cell office:value-type="float" office:value="0.905945777893066" calcext:value-type="float">
            <text:p>0.905945777893066</text:p>
          </table:table-cell>
          <table:table-cell table:number-columns-repeated="2"/>
        </table:table-row>
        <table:table-row table:style-name="ro1">
          <table:table-cell office:value-type="float" office:value="0.902602851390839" calcext:value-type="float">
            <text:p>0.902602851390839</text:p>
          </table:table-cell>
          <table:table-cell table:number-columns-repeated="2"/>
        </table:table-row>
        <table:table-row table:style-name="ro1">
          <table:table-cell office:value-type="float" office:value="0.897180020809174" calcext:value-type="float">
            <text:p>0.897180020809174</text:p>
          </table:table-cell>
          <table:table-cell table:number-columns-repeated="2"/>
        </table:table-row>
        <table:table-row table:style-name="ro1">
          <table:table-cell office:value-type="float" office:value="0.893530666828156" calcext:value-type="float">
            <text:p>0.893530666828156</text:p>
          </table:table-cell>
          <table:table-cell table:number-columns-repeated="2"/>
        </table:table-row>
        <table:table-row table:style-name="ro1">
          <table:table-cell office:value-type="float" office:value="0.889150440692902" calcext:value-type="float">
            <text:p>0.889150440692902</text:p>
          </table:table-cell>
          <table:table-cell table:number-columns-repeated="2"/>
        </table:table-row>
        <table:table-row table:style-name="ro1">
          <table:table-cell office:value-type="float" office:value="0.88661140203476" calcext:value-type="float">
            <text:p>0.88661140203476</text:p>
          </table:table-cell>
          <table:table-cell table:number-columns-repeated="2"/>
        </table:table-row>
        <table:table-row table:style-name="ro1">
          <table:table-cell office:value-type="float" office:value="0.890245676040649" calcext:value-type="float">
            <text:p>0.890245676040649</text:p>
          </table:table-cell>
          <table:table-cell table:number-columns-repeated="2"/>
        </table:table-row>
        <table:table-row table:style-name="ro1">
          <table:table-cell office:value-type="float" office:value="0.894653737545013" calcext:value-type="float">
            <text:p>0.894653737545013</text:p>
          </table:table-cell>
          <table:table-cell table:number-columns-repeated="2"/>
        </table:table-row>
        <table:table-row table:style-name="ro1">
          <table:table-cell office:value-type="float" office:value="0.896628975868225" calcext:value-type="float">
            <text:p>0.896628975868225</text:p>
          </table:table-cell>
          <table:table-cell table:number-columns-repeated="2"/>
        </table:table-row>
        <table:table-row table:style-name="ro1">
          <table:table-cell office:value-type="float" office:value="0.901248276233673" calcext:value-type="float">
            <text:p>0.901248276233673</text:p>
          </table:table-cell>
          <table:table-cell table:number-columns-repeated="2"/>
        </table:table-row>
        <table:table-row table:style-name="ro1">
          <table:table-cell office:value-type="float" office:value="0.903041064739227" calcext:value-type="float">
            <text:p>0.903041064739227</text:p>
          </table:table-cell>
          <table:table-cell table:number-columns-repeated="2"/>
        </table:table-row>
        <table:table-row table:style-name="ro1">
          <table:table-cell office:value-type="float" office:value="0.904597043991089" calcext:value-type="float">
            <text:p>0.904597043991089</text:p>
          </table:table-cell>
          <table:table-cell table:number-columns-repeated="2"/>
        </table:table-row>
        <table:table-row table:style-name="ro1">
          <table:table-cell office:value-type="float" office:value="0.904303669929504" calcext:value-type="float">
            <text:p>0.904303669929504</text:p>
          </table:table-cell>
          <table:table-cell table:number-columns-repeated="2"/>
        </table:table-row>
        <table:table-row table:style-name="ro1">
          <table:table-cell office:value-type="float" office:value="0.904303193092346" calcext:value-type="float">
            <text:p>0.904303193092346</text:p>
          </table:table-cell>
          <table:table-cell table:number-columns-repeated="2"/>
        </table:table-row>
        <table:table-row table:style-name="ro1">
          <table:table-cell office:value-type="float" office:value="0.903701961040497" calcext:value-type="float">
            <text:p>0.903701961040497</text:p>
          </table:table-cell>
          <table:table-cell table:number-columns-repeated="2"/>
        </table:table-row>
        <table:table-row table:style-name="ro1">
          <table:table-cell office:value-type="float" office:value="0.903388023376465" calcext:value-type="float">
            <text:p>0.903388023376465</text:p>
          </table:table-cell>
          <table:table-cell table:number-columns-repeated="2"/>
        </table:table-row>
        <table:table-row table:style-name="ro1">
          <table:table-cell office:value-type="float" office:value="0.90327525138855" calcext:value-type="float">
            <text:p>0.90327525138855</text:p>
          </table:table-cell>
          <table:table-cell table:number-columns-repeated="2"/>
        </table:table-row>
        <table:table-row table:style-name="ro1">
          <table:table-cell office:value-type="float" office:value="0.902876853942871" calcext:value-type="float">
            <text:p>0.902876853942871</text:p>
          </table:table-cell>
          <table:table-cell table:number-columns-repeated="2"/>
        </table:table-row>
        <table:table-row table:style-name="ro1">
          <table:table-cell office:value-type="float" office:value="0.903464734554291" calcext:value-type="float">
            <text:p>0.903464734554291</text:p>
          </table:table-cell>
          <table:table-cell table:number-columns-repeated="2"/>
        </table:table-row>
        <table:table-row table:style-name="ro1">
          <table:table-cell office:value-type="float" office:value="0.904438018798828" calcext:value-type="float">
            <text:p>0.904438018798828</text:p>
          </table:table-cell>
          <table:table-cell table:number-columns-repeated="2"/>
        </table:table-row>
        <table:table-row table:style-name="ro1">
          <table:table-cell office:value-type="float" office:value="0.904673278331757" calcext:value-type="float">
            <text:p>0.904673278331757</text:p>
          </table:table-cell>
          <table:table-cell table:number-columns-repeated="2"/>
        </table:table-row>
        <table:table-row table:style-name="ro1">
          <table:table-cell office:value-type="float" office:value="0.900731444358826" calcext:value-type="float">
            <text:p>0.900731444358826</text:p>
          </table:table-cell>
          <table:table-cell table:number-columns-repeated="2"/>
        </table:table-row>
        <table:table-row table:style-name="ro1">
          <table:table-cell office:value-type="float" office:value="0.901014566421509" calcext:value-type="float">
            <text:p>0.901014566421509</text:p>
          </table:table-cell>
          <table:table-cell table:number-columns-repeated="2"/>
        </table:table-row>
        <table:table-row table:style-name="ro1">
          <table:table-cell office:value-type="float" office:value="0.896809577941895" calcext:value-type="float">
            <text:p>0.896809577941895</text:p>
          </table:table-cell>
          <table:table-cell table:number-columns-repeated="2"/>
        </table:table-row>
        <table:table-row table:style-name="ro1">
          <table:table-cell office:value-type="float" office:value="0.889019250869751" calcext:value-type="float">
            <text:p>0.889019250869751</text:p>
          </table:table-cell>
          <table:table-cell table:number-columns-repeated="2"/>
        </table:table-row>
        <table:table-row table:style-name="ro1">
          <table:table-cell office:value-type="float" office:value="0.912632465362549" calcext:value-type="float">
            <text:p>0.912632465362549</text:p>
          </table:table-cell>
          <table:table-cell table:number-columns-repeated="2"/>
        </table:table-row>
        <table:table-row table:style-name="ro1">
          <table:table-cell office:value-type="float" office:value="0.887343943119049" calcext:value-type="float">
            <text:p>0.887343943119049</text:p>
          </table:table-cell>
          <table:table-cell table:number-columns-repeated="2"/>
        </table:table-row>
        <table:table-row table:style-name="ro1">
          <table:table-cell office:value-type="float" office:value="0.894299626350403" calcext:value-type="float">
            <text:p>0.894299626350403</text:p>
          </table:table-cell>
          <table:table-cell table:number-columns-repeated="2"/>
        </table:table-row>
        <table:table-row table:style-name="ro1">
          <table:table-cell office:value-type="float" office:value="0.894070088863373" calcext:value-type="float">
            <text:p>0.894070088863373</text:p>
          </table:table-cell>
          <table:table-cell table:number-columns-repeated="2"/>
        </table:table-row>
        <table:table-row table:style-name="ro1">
          <table:table-cell office:value-type="float" office:value="0.89252096414566" calcext:value-type="float">
            <text:p>0.89252096414566</text:p>
          </table:table-cell>
          <table:table-cell table:number-columns-repeated="2"/>
        </table:table-row>
        <table:table-row table:style-name="ro1">
          <table:table-cell office:value-type="float" office:value="0.90991735458374" calcext:value-type="float">
            <text:p>0.90991735458374</text:p>
          </table:table-cell>
          <table:table-cell table:number-columns-repeated="2"/>
        </table:table-row>
        <table:table-row table:style-name="ro1">
          <table:table-cell office:value-type="float" office:value="0.881078064441681" calcext:value-type="float">
            <text:p>0.881078064441681</text:p>
          </table:table-cell>
          <table:table-cell table:number-columns-repeated="2"/>
        </table:table-row>
        <table:table-row table:style-name="ro1">
          <table:table-cell office:value-type="float" office:value="0.880626738071442" calcext:value-type="float">
            <text:p>0.880626738071442</text:p>
          </table:table-cell>
          <table:table-cell table:number-columns-repeated="2"/>
        </table:table-row>
        <table:table-row table:style-name="ro1">
          <table:table-cell office:value-type="float" office:value="0.890045344829559" calcext:value-type="float">
            <text:p>0.890045344829559</text:p>
          </table:table-cell>
          <table:table-cell table:number-columns-repeated="2"/>
        </table:table-row>
        <table:table-row table:style-name="ro1">
          <table:table-cell office:value-type="float" office:value="0.879347920417785" calcext:value-type="float">
            <text:p>0.879347920417785</text:p>
          </table:table-cell>
          <table:table-cell table:number-columns-repeated="2"/>
        </table:table-row>
        <table:table-row table:style-name="ro1">
          <table:table-cell office:value-type="float" office:value="0.904593229293823" calcext:value-type="float">
            <text:p>0.904593229293823</text:p>
          </table:table-cell>
          <table:table-cell table:number-columns-repeated="2"/>
        </table:table-row>
        <table:table-row table:style-name="ro1">
          <table:table-cell office:value-type="float" office:value="0.872743368148804" calcext:value-type="float">
            <text:p>0.872743368148804</text:p>
          </table:table-cell>
          <table:table-cell table:number-columns-repeated="2"/>
        </table:table-row>
        <table:table-row table:style-name="ro1">
          <table:table-cell office:value-type="float" office:value="0.879577159881592" calcext:value-type="float">
            <text:p>0.879577159881592</text:p>
          </table:table-cell>
          <table:table-cell table:number-columns-repeated="2"/>
        </table:table-row>
        <table:table-row table:style-name="ro1">
          <table:table-cell office:value-type="float" office:value="0.868162333965302" calcext:value-type="float">
            <text:p>0.868162333965302</text:p>
          </table:table-cell>
          <table:table-cell table:number-columns-repeated="2"/>
        </table:table-row>
        <table:table-row table:style-name="ro1">
          <table:table-cell office:value-type="float" office:value="0.84091579914093" calcext:value-type="float">
            <text:p>0.84091579914093</text:p>
          </table:table-cell>
          <table:table-cell table:number-columns-repeated="2"/>
        </table:table-row>
        <table:table-row table:style-name="ro1">
          <table:table-cell office:value-type="float" office:value="0.640394270420074" calcext:value-type="float">
            <text:p>0.640394270420074</text:p>
          </table:table-cell>
          <table:table-cell table:number-columns-repeated="2"/>
        </table:table-row>
        <table:table-row table:style-name="ro1">
          <table:table-cell office:value-type="float" office:value="0.661795020103455" calcext:value-type="float">
            <text:p>0.661795020103455</text:p>
          </table:table-cell>
          <table:table-cell table:number-columns-repeated="2"/>
        </table:table-row>
        <table:table-row table:style-name="ro1">
          <table:table-cell office:value-type="float" office:value="0.865643262863159" calcext:value-type="float">
            <text:p>0.865643262863159</text:p>
          </table:table-cell>
          <table:table-cell table:number-columns-repeated="2"/>
        </table:table-row>
        <table:table-row table:style-name="ro1">
          <table:table-cell office:value-type="float" office:value="0.873391091823578" calcext:value-type="float">
            <text:p>0.873391091823578</text:p>
          </table:table-cell>
          <table:table-cell table:number-columns-repeated="2"/>
        </table:table-row>
        <table:table-row table:style-name="ro1">
          <table:table-cell office:value-type="float" office:value="0.878038287162781" calcext:value-type="float">
            <text:p>0.878038287162781</text:p>
          </table:table-cell>
          <table:table-cell table:number-columns-repeated="2"/>
        </table:table-row>
        <table:table-row table:style-name="ro1">
          <table:table-cell office:value-type="float" office:value="0.887302279472351" calcext:value-type="float">
            <text:p>0.887302279472351</text:p>
          </table:table-cell>
          <table:table-cell table:number-columns-repeated="2"/>
        </table:table-row>
        <table:table-row table:style-name="ro1">
          <table:table-cell office:value-type="float" office:value="0.887089848518372" calcext:value-type="float">
            <text:p>0.887089848518372</text:p>
          </table:table-cell>
          <table:table-cell table:number-columns-repeated="2"/>
        </table:table-row>
        <table:table-row table:style-name="ro1">
          <table:table-cell office:value-type="float" office:value="0.902032792568207" calcext:value-type="float">
            <text:p>0.902032792568207</text:p>
          </table:table-cell>
          <table:table-cell table:number-columns-repeated="2"/>
        </table:table-row>
        <table:table-row table:style-name="ro1">
          <table:table-cell office:value-type="float" office:value="0.905728101730347" calcext:value-type="float">
            <text:p>0.905728101730347</text:p>
          </table:table-cell>
          <table:table-cell table:number-columns-repeated="2"/>
        </table:table-row>
        <table:table-row table:style-name="ro1">
          <table:table-cell office:value-type="float" office:value="0.894790530204773" calcext:value-type="float">
            <text:p>0.894790530204773</text:p>
          </table:table-cell>
          <table:table-cell table:number-columns-repeated="2"/>
        </table:table-row>
        <table:table-row table:style-name="ro1">
          <table:table-cell office:value-type="float" office:value="0.876588106155396" calcext:value-type="float">
            <text:p>0.876588106155396</text:p>
          </table:table-cell>
          <table:table-cell table:number-columns-repeated="2"/>
        </table:table-row>
        <table:table-row table:style-name="ro1">
          <table:table-cell office:value-type="float" office:value="0.879693388938904" calcext:value-type="float">
            <text:p>0.879693388938904</text:p>
          </table:table-cell>
          <table:table-cell table:number-columns-repeated="2"/>
        </table:table-row>
        <table:table-row table:style-name="ro1">
          <table:table-cell office:value-type="float" office:value="0.88445645570755" calcext:value-type="float">
            <text:p>0.88445645570755</text:p>
          </table:table-cell>
          <table:table-cell table:number-columns-repeated="2"/>
        </table:table-row>
        <table:table-row table:style-name="ro1">
          <table:table-cell office:value-type="float" office:value="0.889987409114838" calcext:value-type="float">
            <text:p>0.889987409114838</text:p>
          </table:table-cell>
          <table:table-cell table:number-columns-repeated="2"/>
        </table:table-row>
        <table:table-row table:style-name="ro1">
          <table:table-cell office:value-type="float" office:value="0.890608668327331" calcext:value-type="float">
            <text:p>0.890608668327331</text:p>
          </table:table-cell>
          <table:table-cell table:number-columns-repeated="2"/>
        </table:table-row>
        <table:table-row table:style-name="ro1">
          <table:table-cell office:value-type="float" office:value="0.895287215709686" calcext:value-type="float">
            <text:p>0.895287215709686</text:p>
          </table:table-cell>
          <table:table-cell table:number-columns-repeated="2"/>
        </table:table-row>
        <table:table-row table:style-name="ro1">
          <table:table-cell office:value-type="float" office:value="0.90179431438446" calcext:value-type="float">
            <text:p>0.90179431438446</text:p>
          </table:table-cell>
          <table:table-cell table:number-columns-repeated="2"/>
        </table:table-row>
        <table:table-row table:style-name="ro1">
          <table:table-cell office:value-type="float" office:value="0.883248090744019" calcext:value-type="float">
            <text:p>0.883248090744019</text:p>
          </table:table-cell>
          <table:table-cell table:number-columns-repeated="2"/>
        </table:table-row>
        <table:table-row table:style-name="ro1">
          <table:table-cell office:value-type="float" office:value="0.879456460475922" calcext:value-type="float">
            <text:p>0.879456460475922</text:p>
          </table:table-cell>
          <table:table-cell table:number-columns-repeated="2"/>
        </table:table-row>
        <table:table-row table:style-name="ro1">
          <table:table-cell office:value-type="float" office:value="0.892540991306305" calcext:value-type="float">
            <text:p>0.892540991306305</text:p>
          </table:table-cell>
          <table:table-cell table:number-columns-repeated="2"/>
        </table:table-row>
        <table:table-row table:style-name="ro1">
          <table:table-cell office:value-type="float" office:value="0.896326899528503" calcext:value-type="float">
            <text:p>0.896326899528503</text:p>
          </table:table-cell>
          <table:table-cell table:number-columns-repeated="2"/>
        </table:table-row>
        <table:table-row table:style-name="ro1">
          <table:table-cell office:value-type="float" office:value="0.883430540561676" calcext:value-type="float">
            <text:p>0.883430540561676</text:p>
          </table:table-cell>
          <table:table-cell table:number-columns-repeated="2"/>
        </table:table-row>
        <table:table-row table:style-name="ro1">
          <table:table-cell office:value-type="float" office:value="0.888208508491516" calcext:value-type="float">
            <text:p>0.888208508491516</text:p>
          </table:table-cell>
          <table:table-cell table:number-columns-repeated="2"/>
        </table:table-row>
        <table:table-row table:style-name="ro1">
          <table:table-cell office:value-type="float" office:value="0.894375205039978" calcext:value-type="float">
            <text:p>0.894375205039978</text:p>
          </table:table-cell>
          <table:table-cell table:number-columns-repeated="2"/>
        </table:table-row>
        <table:table-row table:style-name="ro1">
          <table:table-cell office:value-type="float" office:value="0.886831164360046" calcext:value-type="float">
            <text:p>0.886831164360046</text:p>
          </table:table-cell>
          <table:table-cell table:number-columns-repeated="2"/>
        </table:table-row>
        <table:table-row table:style-name="ro1">
          <table:table-cell office:value-type="float" office:value="0.889737546443939" calcext:value-type="float">
            <text:p>0.889737546443939</text:p>
          </table:table-cell>
          <table:table-cell table:number-columns-repeated="2"/>
        </table:table-row>
        <table:table-row table:style-name="ro1">
          <table:table-cell office:value-type="float" office:value="0.890112578868866" calcext:value-type="float">
            <text:p>0.890112578868866</text:p>
          </table:table-cell>
          <table:table-cell table:number-columns-repeated="2"/>
        </table:table-row>
        <table:table-row table:style-name="ro1">
          <table:table-cell office:value-type="float" office:value="0.889286994934082" calcext:value-type="float">
            <text:p>0.889286994934082</text:p>
          </table:table-cell>
          <table:table-cell table:number-columns-repeated="2"/>
        </table:table-row>
        <table:table-row table:style-name="ro1">
          <table:table-cell office:value-type="float" office:value="0.880115270614624" calcext:value-type="float">
            <text:p>0.880115270614624</text:p>
          </table:table-cell>
          <table:table-cell table:number-columns-repeated="2"/>
        </table:table-row>
        <table:table-row table:style-name="ro1">
          <table:table-cell office:value-type="float" office:value="0.876898646354675" calcext:value-type="float">
            <text:p>0.876898646354675</text:p>
          </table:table-cell>
          <table:table-cell table:number-columns-repeated="2"/>
        </table:table-row>
        <table:table-row table:style-name="ro1">
          <table:table-cell office:value-type="float" office:value="0.873756289482117" calcext:value-type="float">
            <text:p>0.873756289482117</text:p>
          </table:table-cell>
          <table:table-cell table:number-columns-repeated="2"/>
        </table:table-row>
        <table:table-row table:style-name="ro1">
          <table:table-cell office:value-type="float" office:value="0.877327859401703" calcext:value-type="float">
            <text:p>0.877327859401703</text:p>
          </table:table-cell>
          <table:table-cell table:number-columns-repeated="2"/>
        </table:table-row>
        <table:table-row table:style-name="ro1">
          <table:table-cell office:value-type="float" office:value="0.880508065223694" calcext:value-type="float">
            <text:p>0.880508065223694</text:p>
          </table:table-cell>
          <table:table-cell table:number-columns-repeated="2"/>
        </table:table-row>
        <table:table-row table:style-name="ro1">
          <table:table-cell office:value-type="float" office:value="0.875379920005798" calcext:value-type="float">
            <text:p>0.875379920005798</text:p>
          </table:table-cell>
          <table:table-cell table:number-columns-repeated="2"/>
        </table:table-row>
        <table:table-row table:style-name="ro1">
          <table:table-cell office:value-type="float" office:value="0.881523966789246" calcext:value-type="float">
            <text:p>0.881523966789246</text:p>
          </table:table-cell>
          <table:table-cell table:number-columns-repeated="2"/>
        </table:table-row>
        <table:table-row table:style-name="ro1">
          <table:table-cell office:value-type="float" office:value="0.895293354988098" calcext:value-type="float">
            <text:p>0.895293354988098</text:p>
          </table:table-cell>
          <table:table-cell table:number-columns-repeated="2"/>
        </table:table-row>
        <table:table-row table:style-name="ro1">
          <table:table-cell office:value-type="float" office:value="0.886198341846466" calcext:value-type="float">
            <text:p>0.886198341846466</text:p>
          </table:table-cell>
          <table:table-cell table:number-columns-repeated="2"/>
        </table:table-row>
        <table:table-row table:style-name="ro1">
          <table:table-cell office:value-type="float" office:value="0.892202079296112" calcext:value-type="float">
            <text:p>0.892202079296112</text:p>
          </table:table-cell>
          <table:table-cell table:number-columns-repeated="2"/>
        </table:table-row>
        <table:table-row table:style-name="ro1">
          <table:table-cell office:value-type="float" office:value="0.890493273735046" calcext:value-type="float">
            <text:p>0.890493273735046</text:p>
          </table:table-cell>
          <table:table-cell table:number-columns-repeated="2"/>
        </table:table-row>
        <table:table-row table:style-name="ro1">
          <table:table-cell office:value-type="float" office:value="0.877860844135284" calcext:value-type="float">
            <text:p>0.877860844135284</text:p>
          </table:table-cell>
          <table:table-cell table:number-columns-repeated="2"/>
        </table:table-row>
        <table:table-row table:style-name="ro1">
          <table:table-cell office:value-type="float" office:value="0.861156463623047" calcext:value-type="float">
            <text:p>0.861156463623047</text:p>
          </table:table-cell>
          <table:table-cell table:number-columns-repeated="2"/>
        </table:table-row>
        <table:table-row table:style-name="ro1">
          <table:table-cell office:value-type="float" office:value="0.834004104137421" calcext:value-type="float">
            <text:p>0.834004104137421</text:p>
          </table:table-cell>
          <table:table-cell table:number-columns-repeated="2"/>
        </table:table-row>
        <table:table-row table:style-name="ro1">
          <table:table-cell office:value-type="float" office:value="0.867931544780731" calcext:value-type="float">
            <text:p>0.867931544780731</text:p>
          </table:table-cell>
          <table:table-cell table:number-columns-repeated="2"/>
        </table:table-row>
        <table:table-row table:style-name="ro1">
          <table:table-cell office:value-type="float" office:value="0.858222424983978" calcext:value-type="float">
            <text:p>0.858222424983978</text:p>
          </table:table-cell>
          <table:table-cell table:number-columns-repeated="2"/>
        </table:table-row>
        <table:table-row table:style-name="ro1">
          <table:table-cell office:value-type="float" office:value="0.815047204494476" calcext:value-type="float">
            <text:p>0.815047204494476</text:p>
          </table:table-cell>
          <table:table-cell table:number-columns-repeated="2"/>
        </table:table-row>
        <table:table-row table:style-name="ro1">
          <table:table-cell office:value-type="float" office:value="0.517570436000824" calcext:value-type="float">
            <text:p>0.517570436000824</text:p>
          </table:table-cell>
          <table:table-cell table:number-columns-repeated="2"/>
        </table:table-row>
        <table:table-row table:style-name="ro1">
          <table:table-cell office:value-type="float" office:value="0.367805063724518" calcext:value-type="float">
            <text:p>0.367805063724518</text:p>
          </table:table-cell>
          <table:table-cell table:number-columns-repeated="2"/>
        </table:table-row>
        <table:table-row table:style-name="ro1">
          <table:table-cell office:value-type="float" office:value="0.421499729156494" calcext:value-type="float">
            <text:p>0.421499729156494</text:p>
          </table:table-cell>
          <table:table-cell table:number-columns-repeated="2"/>
        </table:table-row>
        <table:table-row table:style-name="ro1">
          <table:table-cell office:value-type="float" office:value="0.366467982530594" calcext:value-type="float">
            <text:p>0.366467982530594</text:p>
          </table:table-cell>
          <table:table-cell table:number-columns-repeated="2"/>
        </table:table-row>
        <table:table-row table:style-name="ro1">
          <table:table-cell office:value-type="float" office:value="0.290127038955688" calcext:value-type="float">
            <text:p>0.290127038955688</text:p>
          </table:table-cell>
          <table:table-cell table:number-columns-repeated="2"/>
        </table:table-row>
        <table:table-row table:style-name="ro1">
          <table:table-cell office:value-type="float" office:value="0.458658754825592" calcext:value-type="float">
            <text:p>0.458658754825592</text:p>
          </table:table-cell>
          <table:table-cell table:number-columns-repeated="2"/>
        </table:table-row>
        <table:table-row table:style-name="ro1">
          <table:table-cell office:value-type="float" office:value="0.511936008930206" calcext:value-type="float">
            <text:p>0.511936008930206</text:p>
          </table:table-cell>
          <table:table-cell table:number-columns-repeated="2"/>
        </table:table-row>
        <table:table-row table:style-name="ro1">
          <table:table-cell office:value-type="float" office:value="0.483997166156769" calcext:value-type="float">
            <text:p>0.483997166156769</text:p>
          </table:table-cell>
          <table:table-cell table:number-columns-repeated="2"/>
        </table:table-row>
        <table:table-row table:style-name="ro1">
          <table:table-cell office:value-type="float" office:value="0.707350850105285" calcext:value-type="float">
            <text:p>0.707350850105285</text:p>
          </table:table-cell>
          <table:table-cell table:number-columns-repeated="2"/>
        </table:table-row>
        <table:table-row table:style-name="ro1">
          <table:table-cell office:value-type="float" office:value="0.695673167705536" calcext:value-type="float">
            <text:p>0.695673167705536</text:p>
          </table:table-cell>
          <table:table-cell table:number-columns-repeated="2"/>
        </table:table-row>
        <table:table-row table:style-name="ro1">
          <table:table-cell office:value-type="float" office:value="0.511658370494843" calcext:value-type="float">
            <text:p>0.511658370494843</text:p>
          </table:table-cell>
          <table:table-cell table:number-columns-repeated="2"/>
        </table:table-row>
        <table:table-row table:style-name="ro1">
          <table:table-cell office:value-type="float" office:value="0.448102533817291" calcext:value-type="float">
            <text:p>0.448102533817291</text:p>
          </table:table-cell>
          <table:table-cell table:number-columns-repeated="2"/>
        </table:table-row>
        <table:table-row table:style-name="ro1">
          <table:table-cell office:value-type="float" office:value="0.367873936891556" calcext:value-type="float">
            <text:p>0.367873936891556</text:p>
          </table:table-cell>
          <table:table-cell table:number-columns-repeated="2"/>
        </table:table-row>
        <table:table-row table:style-name="ro1">
          <table:table-cell office:value-type="float" office:value="0.388540029525757" calcext:value-type="float">
            <text:p>0.388540029525757</text:p>
          </table:table-cell>
          <table:table-cell table:number-columns-repeated="2"/>
        </table:table-row>
        <table:table-row table:style-name="ro1">
          <table:table-cell office:value-type="float" office:value="0.405990660190582" calcext:value-type="float">
            <text:p>0.405990660190582</text:p>
          </table:table-cell>
          <table:table-cell table:number-columns-repeated="2"/>
        </table:table-row>
        <table:table-row table:style-name="ro1">
          <table:table-cell office:value-type="float" office:value="0.449053734540939" calcext:value-type="float">
            <text:p>0.449053734540939</text:p>
          </table:table-cell>
          <table:table-cell table:number-columns-repeated="2"/>
        </table:table-row>
        <table:table-row table:style-name="ro1">
          <table:table-cell office:value-type="float" office:value="0.396436184644699" calcext:value-type="float">
            <text:p>0.396436184644699</text:p>
          </table:table-cell>
          <table:table-cell table:number-columns-repeated="2"/>
        </table:table-row>
        <table:table-row table:style-name="ro1">
          <table:table-cell office:value-type="float" office:value="0.619682550430298" calcext:value-type="float">
            <text:p>0.619682550430298</text:p>
          </table:table-cell>
          <table:table-cell table:number-columns-repeated="2"/>
        </table:table-row>
        <table:table-row table:style-name="ro1">
          <table:table-cell office:value-type="float" office:value="0.617822468280792" calcext:value-type="float">
            <text:p>0.617822468280792</text:p>
          </table:table-cell>
          <table:table-cell table:number-columns-repeated="2"/>
        </table:table-row>
        <table:table-row table:style-name="ro1">
          <table:table-cell office:value-type="float" office:value="0.516080141067505" calcext:value-type="float">
            <text:p>0.516080141067505</text:p>
          </table:table-cell>
          <table:table-cell table:number-columns-repeated="2"/>
        </table:table-row>
        <table:table-row table:style-name="ro1">
          <table:table-cell office:value-type="float" office:value="0.736788153648376" calcext:value-type="float">
            <text:p>0.736788153648376</text:p>
          </table:table-cell>
          <table:table-cell table:number-columns-repeated="2"/>
        </table:table-row>
        <table:table-row table:style-name="ro1">
          <table:table-cell office:value-type="float" office:value="0.819057106971741" calcext:value-type="float">
            <text:p>0.819057106971741</text:p>
          </table:table-cell>
          <table:table-cell table:number-columns-repeated="2"/>
        </table:table-row>
        <table:table-row table:style-name="ro1">
          <table:table-cell office:value-type="float" office:value="0.824597597122192" calcext:value-type="float">
            <text:p>0.824597597122192</text:p>
          </table:table-cell>
          <table:table-cell table:number-columns-repeated="2"/>
        </table:table-row>
        <table:table-row table:style-name="ro1">
          <table:table-cell office:value-type="float" office:value="0.879415333271027" calcext:value-type="float">
            <text:p>0.879415333271027</text:p>
          </table:table-cell>
          <table:table-cell table:number-columns-repeated="2"/>
        </table:table-row>
        <table:table-row table:style-name="ro1">
          <table:table-cell office:value-type="float" office:value="0.87727415561676" calcext:value-type="float">
            <text:p>0.87727415561676</text:p>
          </table:table-cell>
          <table:table-cell table:number-columns-repeated="2"/>
        </table:table-row>
        <table:table-row table:style-name="ro1">
          <table:table-cell office:value-type="float" office:value="0.77275800704956" calcext:value-type="float">
            <text:p>0.77275800704956</text:p>
          </table:table-cell>
          <table:table-cell table:number-columns-repeated="2"/>
        </table:table-row>
        <table:table-row table:style-name="ro1">
          <table:table-cell office:value-type="float" office:value="0.832606196403503" calcext:value-type="float">
            <text:p>0.832606196403503</text:p>
          </table:table-cell>
          <table:table-cell table:number-columns-repeated="2"/>
        </table:table-row>
        <table:table-row table:style-name="ro1">
          <table:table-cell office:value-type="float" office:value="0.824027121067047" calcext:value-type="float">
            <text:p>0.824027121067047</text:p>
          </table:table-cell>
          <table:table-cell table:number-columns-repeated="2"/>
        </table:table-row>
        <table:table-row table:style-name="ro1">
          <table:table-cell office:value-type="float" office:value="0.843787491321564" calcext:value-type="float">
            <text:p>0.843787491321564</text:p>
          </table:table-cell>
          <table:table-cell table:number-columns-repeated="2"/>
        </table:table-row>
        <table:table-row table:style-name="ro1">
          <table:table-cell office:value-type="float" office:value="0.859004259109497" calcext:value-type="float">
            <text:p>0.859004259109497</text:p>
          </table:table-cell>
          <table:table-cell table:number-columns-repeated="2"/>
        </table:table-row>
        <table:table-row table:style-name="ro1">
          <table:table-cell office:value-type="float" office:value="0.885318040847778" calcext:value-type="float">
            <text:p>0.885318040847778</text:p>
          </table:table-cell>
          <table:table-cell table:number-columns-repeated="2"/>
        </table:table-row>
        <table:table-row table:style-name="ro1">
          <table:table-cell office:value-type="float" office:value="0.904874563217163" calcext:value-type="float">
            <text:p>0.904874563217163</text:p>
          </table:table-cell>
          <table:table-cell table:number-columns-repeated="2"/>
        </table:table-row>
        <table:table-row table:style-name="ro1">
          <table:table-cell office:value-type="float" office:value="0.89313131570816" calcext:value-type="float">
            <text:p>0.89313131570816</text:p>
          </table:table-cell>
          <table:table-cell table:number-columns-repeated="2"/>
        </table:table-row>
        <table:table-row table:style-name="ro1">
          <table:table-cell office:value-type="float" office:value="0.88993513584137" calcext:value-type="float">
            <text:p>0.88993513584137</text:p>
          </table:table-cell>
          <table:table-cell table:number-columns-repeated="2"/>
        </table:table-row>
        <table:table-row table:style-name="ro1">
          <table:table-cell office:value-type="float" office:value="0.887959539890289" calcext:value-type="float">
            <text:p>0.887959539890289</text:p>
          </table:table-cell>
          <table:table-cell table:number-columns-repeated="2"/>
        </table:table-row>
        <table:table-row table:style-name="ro1">
          <table:table-cell office:value-type="float" office:value="0.904541075229645" calcext:value-type="float">
            <text:p>0.904541075229645</text:p>
          </table:table-cell>
          <table:table-cell table:number-columns-repeated="2"/>
        </table:table-row>
        <table:table-row table:style-name="ro1">
          <table:table-cell office:value-type="float" office:value="0.892380774021149" calcext:value-type="float">
            <text:p>0.892380774021149</text:p>
          </table:table-cell>
          <table:table-cell table:number-columns-repeated="2"/>
        </table:table-row>
        <table:table-row table:style-name="ro1">
          <table:table-cell office:value-type="float" office:value="0.903918266296387" calcext:value-type="float">
            <text:p>0.903918266296387</text:p>
          </table:table-cell>
          <table:table-cell table:number-columns-repeated="2"/>
        </table:table-row>
        <table:table-row table:style-name="ro1">
          <table:table-cell office:value-type="float" office:value="0.923721373081207" calcext:value-type="float">
            <text:p>0.923721373081207</text:p>
          </table:table-cell>
          <table:table-cell table:number-columns-repeated="2"/>
        </table:table-row>
        <table:table-row table:style-name="ro1">
          <table:table-cell office:value-type="float" office:value="0.906131327152252" calcext:value-type="float">
            <text:p>0.906131327152252</text:p>
          </table:table-cell>
          <table:table-cell table:number-columns-repeated="2"/>
        </table:table-row>
        <table:table-row table:style-name="ro1">
          <table:table-cell office:value-type="float" office:value="0.903740584850311" calcext:value-type="float">
            <text:p>0.903740584850311</text:p>
          </table:table-cell>
          <table:table-cell table:number-columns-repeated="2"/>
        </table:table-row>
        <table:table-row table:style-name="ro1">
          <table:table-cell office:value-type="float" office:value="0.906228721141815" calcext:value-type="float">
            <text:p>0.906228721141815</text:p>
          </table:table-cell>
          <table:table-cell table:number-columns-repeated="2"/>
        </table:table-row>
        <table:table-row table:style-name="ro1">
          <table:table-cell office:value-type="float" office:value="0.897406756877899" calcext:value-type="float">
            <text:p>0.897406756877899</text:p>
          </table:table-cell>
          <table:table-cell table:number-columns-repeated="2"/>
        </table:table-row>
        <table:table-row table:style-name="ro1">
          <table:table-cell office:value-type="float" office:value="0.881864547729492" calcext:value-type="float">
            <text:p>0.881864547729492</text:p>
          </table:table-cell>
          <table:table-cell table:number-columns-repeated="2"/>
        </table:table-row>
        <table:table-row table:style-name="ro1">
          <table:table-cell office:value-type="float" office:value="0.889813482761383" calcext:value-type="float">
            <text:p>0.889813482761383</text:p>
          </table:table-cell>
          <table:table-cell table:number-columns-repeated="2"/>
        </table:table-row>
        <table:table-row table:style-name="ro1">
          <table:table-cell office:value-type="float" office:value="0.908491730690002" calcext:value-type="float">
            <text:p>0.908491730690002</text:p>
          </table:table-cell>
          <table:table-cell table:number-columns-repeated="2"/>
        </table:table-row>
        <table:table-row table:style-name="ro1">
          <table:table-cell office:value-type="float" office:value="0.914670407772064" calcext:value-type="float">
            <text:p>0.914670407772064</text:p>
          </table:table-cell>
          <table:table-cell table:number-columns-repeated="2"/>
        </table:table-row>
        <table:table-row table:style-name="ro1">
          <table:table-cell office:value-type="float" office:value="0.915154099464416" calcext:value-type="float">
            <text:p>0.915154099464416</text:p>
          </table:table-cell>
          <table:table-cell table:number-columns-repeated="2"/>
        </table:table-row>
        <table:table-row table:style-name="ro1">
          <table:table-cell office:value-type="float" office:value="0.915043652057648" calcext:value-type="float">
            <text:p>0.915043652057648</text:p>
          </table:table-cell>
          <table:table-cell table:number-columns-repeated="2"/>
        </table:table-row>
        <table:table-row table:style-name="ro1">
          <table:table-cell office:value-type="float" office:value="0.914755046367645" calcext:value-type="float">
            <text:p>0.914755046367645</text:p>
          </table:table-cell>
          <table:table-cell table:number-columns-repeated="2"/>
        </table:table-row>
        <table:table-row table:style-name="ro1">
          <table:table-cell office:value-type="float" office:value="0.911684274673462" calcext:value-type="float">
            <text:p>0.911684274673462</text:p>
          </table:table-cell>
          <table:table-cell table:number-columns-repeated="2"/>
        </table:table-row>
        <table:table-row table:style-name="ro1">
          <table:table-cell office:value-type="float" office:value="0.909540355205536" calcext:value-type="float">
            <text:p>0.909540355205536</text:p>
          </table:table-cell>
          <table:table-cell table:number-columns-repeated="2"/>
        </table:table-row>
        <table:table-row table:style-name="ro1">
          <table:table-cell office:value-type="float" office:value="0.910251259803772" calcext:value-type="float">
            <text:p>0.910251259803772</text:p>
          </table:table-cell>
          <table:table-cell table:number-columns-repeated="2"/>
        </table:table-row>
        <table:table-row table:style-name="ro1">
          <table:table-cell office:value-type="float" office:value="0.915174603462219" calcext:value-type="float">
            <text:p>0.915174603462219</text:p>
          </table:table-cell>
          <table:table-cell table:number-columns-repeated="2"/>
        </table:table-row>
        <table:table-row table:style-name="ro1">
          <table:table-cell office:value-type="float" office:value="0.9170201420784" calcext:value-type="float">
            <text:p>0.9170201420784</text:p>
          </table:table-cell>
          <table:table-cell table:number-columns-repeated="2"/>
        </table:table-row>
        <table:table-row table:style-name="ro1">
          <table:table-cell office:value-type="float" office:value="0.916802823543549" calcext:value-type="float">
            <text:p>0.916802823543549</text:p>
          </table:table-cell>
          <table:table-cell table:number-columns-repeated="2"/>
        </table:table-row>
        <table:table-row table:style-name="ro1">
          <table:table-cell office:value-type="float" office:value="0.9175665974617" calcext:value-type="float">
            <text:p>0.9175665974617</text:p>
          </table:table-cell>
          <table:table-cell table:number-columns-repeated="2"/>
        </table:table-row>
        <table:table-row table:style-name="ro1">
          <table:table-cell office:value-type="float" office:value="0.918995976448059" calcext:value-type="float">
            <text:p>0.918995976448059</text:p>
          </table:table-cell>
          <table:table-cell table:number-columns-repeated="2"/>
        </table:table-row>
        <table:table-row table:style-name="ro1">
          <table:table-cell office:value-type="float" office:value="0.919616997241974" calcext:value-type="float">
            <text:p>0.919616997241974</text:p>
          </table:table-cell>
          <table:table-cell table:number-columns-repeated="2"/>
        </table:table-row>
        <table:table-row table:style-name="ro1">
          <table:table-cell office:value-type="float" office:value="0.922258555889129" calcext:value-type="float">
            <text:p>0.922258555889129</text:p>
          </table:table-cell>
          <table:table-cell table:number-columns-repeated="2"/>
        </table:table-row>
        <table:table-row table:style-name="ro1">
          <table:table-cell office:value-type="float" office:value="0.918567657470703" calcext:value-type="float">
            <text:p>0.918567657470703</text:p>
          </table:table-cell>
          <table:table-cell table:number-columns-repeated="2"/>
        </table:table-row>
        <table:table-row table:style-name="ro1">
          <table:table-cell office:value-type="float" office:value="0.891984581947327" calcext:value-type="float">
            <text:p>0.891984581947327</text:p>
          </table:table-cell>
          <table:table-cell table:number-columns-repeated="2"/>
        </table:table-row>
        <table:table-row table:style-name="ro1">
          <table:table-cell office:value-type="float" office:value="0.884616136550903" calcext:value-type="float">
            <text:p>0.884616136550903</text:p>
          </table:table-cell>
          <table:table-cell table:number-columns-repeated="2"/>
        </table:table-row>
        <table:table-row table:style-name="ro1">
          <table:table-cell office:value-type="float" office:value="0.88535863161087" calcext:value-type="float">
            <text:p>0.88535863161087</text:p>
          </table:table-cell>
          <table:table-cell table:number-columns-repeated="2"/>
        </table:table-row>
        <table:table-row table:style-name="ro1">
          <table:table-cell office:value-type="float" office:value="0.889987051486969" calcext:value-type="float">
            <text:p>0.889987051486969</text:p>
          </table:table-cell>
          <table:table-cell table:number-columns-repeated="2"/>
        </table:table-row>
        <table:table-row table:style-name="ro1">
          <table:table-cell office:value-type="float" office:value="0.883056461811066" calcext:value-type="float">
            <text:p>0.883056461811066</text:p>
          </table:table-cell>
          <table:table-cell table:number-columns-repeated="2"/>
        </table:table-row>
        <table:table-row table:style-name="ro1">
          <table:table-cell office:value-type="float" office:value="0.918048977851868" calcext:value-type="float">
            <text:p>0.918048977851868</text:p>
          </table:table-cell>
          <table:table-cell table:number-columns-repeated="2"/>
        </table:table-row>
        <table:table-row table:style-name="ro1">
          <table:table-cell office:value-type="float" office:value="0.900969803333282" calcext:value-type="float">
            <text:p>0.900969803333282</text:p>
          </table:table-cell>
          <table:table-cell table:number-columns-repeated="2"/>
        </table:table-row>
        <table:table-row table:style-name="ro1">
          <table:table-cell office:value-type="float" office:value="0.90034955739975" calcext:value-type="float">
            <text:p>0.90034955739975</text:p>
          </table:table-cell>
          <table:table-cell table:number-columns-repeated="2"/>
        </table:table-row>
        <table:table-row table:style-name="ro1">
          <table:table-cell office:value-type="float" office:value="0.901052296161652" calcext:value-type="float">
            <text:p>0.901052296161652</text:p>
          </table:table-cell>
          <table:table-cell table:number-columns-repeated="2"/>
        </table:table-row>
        <table:table-row table:style-name="ro1">
          <table:table-cell office:value-type="float" office:value="0.883052408695221" calcext:value-type="float">
            <text:p>0.883052408695221</text:p>
          </table:table-cell>
          <table:table-cell table:number-columns-repeated="2"/>
        </table:table-row>
        <table:table-row table:style-name="ro1">
          <table:table-cell office:value-type="float" office:value="0.915551364421844" calcext:value-type="float">
            <text:p>0.915551364421844</text:p>
          </table:table-cell>
          <table:table-cell table:number-columns-repeated="2"/>
        </table:table-row>
        <table:table-row table:style-name="ro1">
          <table:table-cell office:value-type="float" office:value="0.912078320980072" calcext:value-type="float">
            <text:p>0.912078320980072</text:p>
          </table:table-cell>
          <table:table-cell table:number-columns-repeated="2"/>
        </table:table-row>
        <table:table-row table:style-name="ro1">
          <table:table-cell office:value-type="float" office:value="0.907512485980988" calcext:value-type="float">
            <text:p>0.907512485980988</text:p>
          </table:table-cell>
          <table:table-cell table:number-columns-repeated="2"/>
        </table:table-row>
        <table:table-row table:style-name="ro1">
          <table:table-cell office:value-type="float" office:value="0.885485947132111" calcext:value-type="float">
            <text:p>0.885485947132111</text:p>
          </table:table-cell>
          <table:table-cell table:number-columns-repeated="2"/>
        </table:table-row>
        <table:table-row table:style-name="ro1">
          <table:table-cell office:value-type="float" office:value="0.902732670307159" calcext:value-type="float">
            <text:p>0.902732670307159</text:p>
          </table:table-cell>
          <table:table-cell table:number-columns-repeated="2"/>
        </table:table-row>
        <table:table-row table:style-name="ro1">
          <table:table-cell office:value-type="float" office:value="0.887251377105713" calcext:value-type="float">
            <text:p>0.887251377105713</text:p>
          </table:table-cell>
          <table:table-cell table:number-columns-repeated="2"/>
        </table:table-row>
        <table:table-row table:style-name="ro1">
          <table:table-cell office:value-type="float" office:value="0.868195176124573" calcext:value-type="float">
            <text:p>0.868195176124573</text:p>
          </table:table-cell>
          <table:table-cell table:number-columns-repeated="2"/>
        </table:table-row>
        <table:table-row table:style-name="ro1">
          <table:table-cell office:value-type="float" office:value="0.825345396995544" calcext:value-type="float">
            <text:p>0.825345396995544</text:p>
          </table:table-cell>
          <table:table-cell table:number-columns-repeated="2"/>
        </table:table-row>
        <table:table-row table:style-name="ro1">
          <table:table-cell office:value-type="float" office:value="0.588936507701874" calcext:value-type="float">
            <text:p>0.588936507701874</text:p>
          </table:table-cell>
          <table:table-cell table:number-columns-repeated="2"/>
        </table:table-row>
        <table:table-row table:style-name="ro1">
          <table:table-cell office:value-type="float" office:value="0.799622476100922" calcext:value-type="float">
            <text:p>0.799622476100922</text:p>
          </table:table-cell>
          <table:table-cell table:number-columns-repeated="2"/>
        </table:table-row>
        <table:table-row table:style-name="ro1">
          <table:table-cell office:value-type="float" office:value="0.848973512649536" calcext:value-type="float">
            <text:p>0.848973512649536</text:p>
          </table:table-cell>
          <table:table-cell table:number-columns-repeated="2"/>
        </table:table-row>
        <table:table-row table:style-name="ro1">
          <table:table-cell office:value-type="float" office:value="0.90567284822464" calcext:value-type="float">
            <text:p>0.90567284822464</text:p>
          </table:table-cell>
          <table:table-cell table:number-columns-repeated="2"/>
        </table:table-row>
        <table:table-row table:style-name="ro1">
          <table:table-cell office:value-type="float" office:value="0.773853302001953" calcext:value-type="float">
            <text:p>0.773853302001953</text:p>
          </table:table-cell>
          <table:table-cell table:number-columns-repeated="2"/>
        </table:table-row>
        <table:table-row table:style-name="ro1">
          <table:table-cell office:value-type="float" office:value="0.883680999279022" calcext:value-type="float">
            <text:p>0.883680999279022</text:p>
          </table:table-cell>
          <table:table-cell table:number-columns-repeated="2"/>
        </table:table-row>
        <table:table-row table:style-name="ro1">
          <table:table-cell office:value-type="float" office:value="0.895409226417542" calcext:value-type="float">
            <text:p>0.895409226417542</text:p>
          </table:table-cell>
          <table:table-cell table:number-columns-repeated="2"/>
        </table:table-row>
        <table:table-row table:style-name="ro1">
          <table:table-cell office:value-type="float" office:value="0.906917870044708" calcext:value-type="float">
            <text:p>0.906917870044708</text:p>
          </table:table-cell>
          <table:table-cell table:number-columns-repeated="2"/>
        </table:table-row>
        <table:table-row table:style-name="ro1">
          <table:table-cell office:value-type="float" office:value="0.831396400928497" calcext:value-type="float">
            <text:p>0.831396400928497</text:p>
          </table:table-cell>
          <table:table-cell table:number-columns-repeated="2"/>
        </table:table-row>
        <table:table-row table:style-name="ro1">
          <table:table-cell office:value-type="float" office:value="0.905917644500732" calcext:value-type="float">
            <text:p>0.905917644500732</text:p>
          </table:table-cell>
          <table:table-cell table:number-columns-repeated="2"/>
        </table:table-row>
        <table:table-row table:style-name="ro1">
          <table:table-cell office:value-type="float" office:value="0.905170261859894" calcext:value-type="float">
            <text:p>0.905170261859894</text:p>
          </table:table-cell>
          <table:table-cell table:number-columns-repeated="2"/>
        </table:table-row>
        <table:table-row table:style-name="ro1">
          <table:table-cell office:value-type="float" office:value="0.900256812572479" calcext:value-type="float">
            <text:p>0.900256812572479</text:p>
          </table:table-cell>
          <table:table-cell table:number-columns-repeated="2"/>
        </table:table-row>
        <table:table-row table:style-name="ro1">
          <table:table-cell office:value-type="float" office:value="0.894304096698761" calcext:value-type="float">
            <text:p>0.894304096698761</text:p>
          </table:table-cell>
          <table:table-cell table:number-columns-repeated="2"/>
        </table:table-row>
        <table:table-row table:style-name="ro1">
          <table:table-cell office:value-type="float" office:value="0.799437582492828" calcext:value-type="float">
            <text:p>0.799437582492828</text:p>
          </table:table-cell>
          <table:table-cell table:number-columns-repeated="2"/>
        </table:table-row>
        <table:table-row table:style-name="ro1">
          <table:table-cell office:value-type="float" office:value="0.673889338970184" calcext:value-type="float">
            <text:p>0.673889338970184</text:p>
          </table:table-cell>
          <table:table-cell table:number-columns-repeated="2"/>
        </table:table-row>
        <table:table-row table:style-name="ro1">
          <table:table-cell office:value-type="float" office:value="0.752653121948242" calcext:value-type="float">
            <text:p>0.752653121948242</text:p>
          </table:table-cell>
          <table:table-cell table:number-columns-repeated="2"/>
        </table:table-row>
        <table:table-row table:style-name="ro1">
          <table:table-cell office:value-type="float" office:value="0.797809839248657" calcext:value-type="float">
            <text:p>0.797809839248657</text:p>
          </table:table-cell>
          <table:table-cell table:number-columns-repeated="2"/>
        </table:table-row>
        <table:table-row table:style-name="ro1">
          <table:table-cell office:value-type="float" office:value="0.814835071563721" calcext:value-type="float">
            <text:p>0.814835071563721</text:p>
          </table:table-cell>
          <table:table-cell table:number-columns-repeated="2"/>
        </table:table-row>
        <table:table-row table:style-name="ro1">
          <table:table-cell office:value-type="float" office:value="0.827233016490936" calcext:value-type="float">
            <text:p>0.827233016490936</text:p>
          </table:table-cell>
          <table:table-cell table:number-columns-repeated="2"/>
        </table:table-row>
        <table:table-row table:style-name="ro1">
          <table:table-cell office:value-type="float" office:value="0.767988860607147" calcext:value-type="float">
            <text:p>0.767988860607147</text:p>
          </table:table-cell>
          <table:table-cell table:number-columns-repeated="2"/>
        </table:table-row>
        <table:table-row table:style-name="ro1">
          <table:table-cell office:value-type="float" office:value="0.751816987991333" calcext:value-type="float">
            <text:p>0.751816987991333</text:p>
          </table:table-cell>
          <table:table-cell table:number-columns-repeated="2"/>
        </table:table-row>
        <table:table-row table:style-name="ro1">
          <table:table-cell office:value-type="float" office:value="0.78173702955246" calcext:value-type="float">
            <text:p>0.78173702955246</text:p>
          </table:table-cell>
          <table:table-cell table:number-columns-repeated="2"/>
        </table:table-row>
        <table:table-row table:style-name="ro1">
          <table:table-cell office:value-type="float" office:value="0.859390079975128" calcext:value-type="float">
            <text:p>0.859390079975128</text:p>
          </table:table-cell>
          <table:table-cell table:number-columns-repeated="2"/>
        </table:table-row>
        <table:table-row table:style-name="ro1">
          <table:table-cell office:value-type="float" office:value="0.898190200328827" calcext:value-type="float">
            <text:p>0.898190200328827</text:p>
          </table:table-cell>
          <table:table-cell table:number-columns-repeated="2"/>
        </table:table-row>
        <table:table-row table:style-name="ro1">
          <table:table-cell office:value-type="float" office:value="0.902150750160217" calcext:value-type="float">
            <text:p>0.902150750160217</text:p>
          </table:table-cell>
          <table:table-cell table:number-columns-repeated="2"/>
        </table:table-row>
        <table:table-row table:style-name="ro1">
          <table:table-cell office:value-type="float" office:value="0.901487231254577" calcext:value-type="float">
            <text:p>0.901487231254577</text:p>
          </table:table-cell>
          <table:table-cell table:number-columns-repeated="2"/>
        </table:table-row>
        <table:table-row table:style-name="ro1">
          <table:table-cell office:value-type="float" office:value="0.870079040527344" calcext:value-type="float">
            <text:p>0.870079040527344</text:p>
          </table:table-cell>
          <table:table-cell table:number-columns-repeated="2"/>
        </table:table-row>
        <table:table-row table:style-name="ro1">
          <table:table-cell office:value-type="float" office:value="0.861770331859589" calcext:value-type="float">
            <text:p>0.861770331859589</text:p>
          </table:table-cell>
          <table:table-cell table:number-columns-repeated="2"/>
        </table:table-row>
        <table:table-row table:style-name="ro1">
          <table:table-cell office:value-type="float" office:value="0.841097176074982" calcext:value-type="float">
            <text:p>0.841097176074982</text:p>
          </table:table-cell>
          <table:table-cell table:number-columns-repeated="2"/>
        </table:table-row>
        <table:table-row table:style-name="ro1">
          <table:table-cell office:value-type="float" office:value="0.83359307050705" calcext:value-type="float">
            <text:p>0.83359307050705</text:p>
          </table:table-cell>
          <table:table-cell table:number-columns-repeated="2"/>
        </table:table-row>
        <table:table-row table:style-name="ro1">
          <table:table-cell office:value-type="float" office:value="0.84592616558075" calcext:value-type="float">
            <text:p>0.84592616558075</text:p>
          </table:table-cell>
          <table:table-cell table:number-columns-repeated="2"/>
        </table:table-row>
        <table:table-row table:style-name="ro1">
          <table:table-cell office:value-type="float" office:value="0.886890769004822" calcext:value-type="float">
            <text:p>0.886890769004822</text:p>
          </table:table-cell>
          <table:table-cell table:number-columns-repeated="2"/>
        </table:table-row>
        <table:table-row table:style-name="ro1">
          <table:table-cell office:value-type="float" office:value="0.882856488227844" calcext:value-type="float">
            <text:p>0.882856488227844</text:p>
          </table:table-cell>
          <table:table-cell table:number-columns-repeated="2"/>
        </table:table-row>
        <table:table-row table:style-name="ro1">
          <table:table-cell office:value-type="float" office:value="0.885086297988892" calcext:value-type="float">
            <text:p>0.885086297988892</text:p>
          </table:table-cell>
          <table:table-cell table:number-columns-repeated="2"/>
        </table:table-row>
        <table:table-row table:style-name="ro1">
          <table:table-cell office:value-type="float" office:value="0.889146745204925" calcext:value-type="float">
            <text:p>0.889146745204925</text:p>
          </table:table-cell>
          <table:table-cell table:number-columns-repeated="2"/>
        </table:table-row>
        <table:table-row table:style-name="ro1">
          <table:table-cell office:value-type="float" office:value="0.894272923469543" calcext:value-type="float">
            <text:p>0.894272923469543</text:p>
          </table:table-cell>
          <table:table-cell table:number-columns-repeated="2"/>
        </table:table-row>
        <table:table-row table:style-name="ro1">
          <table:table-cell office:value-type="float" office:value="0.898585498332977" calcext:value-type="float">
            <text:p>0.898585498332977</text:p>
          </table:table-cell>
          <table:table-cell table:number-columns-repeated="2"/>
        </table:table-row>
        <table:table-row table:style-name="ro1">
          <table:table-cell office:value-type="float" office:value="0.898930251598358" calcext:value-type="float">
            <text:p>0.898930251598358</text:p>
          </table:table-cell>
          <table:table-cell table:number-columns-repeated="2"/>
        </table:table-row>
        <table:table-row table:style-name="ro1">
          <table:table-cell office:value-type="float" office:value="0.894569396972656" calcext:value-type="float">
            <text:p>0.894569396972656</text:p>
          </table:table-cell>
          <table:table-cell table:number-columns-repeated="2"/>
        </table:table-row>
        <table:table-row table:style-name="ro1">
          <table:table-cell office:value-type="float" office:value="0.861305236816406" calcext:value-type="float">
            <text:p>0.861305236816406</text:p>
          </table:table-cell>
          <table:table-cell table:number-columns-repeated="2"/>
        </table:table-row>
        <table:table-row table:style-name="ro1">
          <table:table-cell office:value-type="float" office:value="0.893055975437164" calcext:value-type="float">
            <text:p>0.893055975437164</text:p>
          </table:table-cell>
          <table:table-cell table:number-columns-repeated="2"/>
        </table:table-row>
        <table:table-row table:style-name="ro1">
          <table:table-cell office:value-type="float" office:value="0.848990201950073" calcext:value-type="float">
            <text:p>0.848990201950073</text:p>
          </table:table-cell>
          <table:table-cell table:number-columns-repeated="2"/>
        </table:table-row>
        <table:table-row table:style-name="ro1">
          <table:table-cell office:value-type="float" office:value="0.879287421703339" calcext:value-type="float">
            <text:p>0.879287421703339</text:p>
          </table:table-cell>
          <table:table-cell table:number-columns-repeated="2"/>
        </table:table-row>
        <table:table-row table:style-name="ro1">
          <table:table-cell office:value-type="float" office:value="0.880879282951355" calcext:value-type="float">
            <text:p>0.880879282951355</text:p>
          </table:table-cell>
          <table:table-cell table:number-columns-repeated="2"/>
        </table:table-row>
        <table:table-row table:style-name="ro1">
          <table:table-cell office:value-type="float" office:value="0.888339102268219" calcext:value-type="float">
            <text:p>0.888339102268219</text:p>
          </table:table-cell>
          <table:table-cell table:number-columns-repeated="2"/>
        </table:table-row>
        <table:table-row table:style-name="ro1">
          <table:table-cell office:value-type="float" office:value="0.877481997013092" calcext:value-type="float">
            <text:p>0.877481997013092</text:p>
          </table:table-cell>
          <table:table-cell table:number-columns-repeated="2"/>
        </table:table-row>
        <table:table-row table:style-name="ro1">
          <table:table-cell office:value-type="float" office:value="0.867305278778076" calcext:value-type="float">
            <text:p>0.867305278778076</text:p>
          </table:table-cell>
          <table:table-cell table:number-columns-repeated="2"/>
        </table:table-row>
        <table:table-row table:style-name="ro1">
          <table:table-cell office:value-type="float" office:value="0.862626373767853" calcext:value-type="float">
            <text:p>0.862626373767853</text:p>
          </table:table-cell>
          <table:table-cell table:number-columns-repeated="2"/>
        </table:table-row>
        <table:table-row table:style-name="ro1">
          <table:table-cell office:value-type="float" office:value="0.876439571380615" calcext:value-type="float">
            <text:p>0.876439571380615</text:p>
          </table:table-cell>
          <table:table-cell table:number-columns-repeated="2"/>
        </table:table-row>
        <table:table-row table:style-name="ro1">
          <table:table-cell office:value-type="float" office:value="0.879694998264313" calcext:value-type="float">
            <text:p>0.879694998264313</text:p>
          </table:table-cell>
          <table:table-cell table:number-columns-repeated="2"/>
        </table:table-row>
        <table:table-row table:style-name="ro1">
          <table:table-cell office:value-type="float" office:value="0.86980551481247" calcext:value-type="float">
            <text:p>0.86980551481247</text:p>
          </table:table-cell>
          <table:table-cell table:number-columns-repeated="2"/>
        </table:table-row>
        <table:table-row table:style-name="ro1">
          <table:table-cell office:value-type="float" office:value="0.905025839805603" calcext:value-type="float">
            <text:p>0.905025839805603</text:p>
          </table:table-cell>
          <table:table-cell table:number-columns-repeated="2"/>
        </table:table-row>
        <table:table-row table:style-name="ro1">
          <table:table-cell office:value-type="float" office:value="0.923148691654205" calcext:value-type="float">
            <text:p>0.923148691654205</text:p>
          </table:table-cell>
          <table:table-cell table:number-columns-repeated="2"/>
        </table:table-row>
        <table:table-row table:style-name="ro1">
          <table:table-cell office:value-type="float" office:value="0.907739520072937" calcext:value-type="float">
            <text:p>0.907739520072937</text:p>
          </table:table-cell>
          <table:table-cell table:number-columns-repeated="2"/>
        </table:table-row>
        <table:table-row table:style-name="ro1">
          <table:table-cell office:value-type="float" office:value="0.889501392841339" calcext:value-type="float">
            <text:p>0.889501392841339</text:p>
          </table:table-cell>
          <table:table-cell table:number-columns-repeated="2"/>
        </table:table-row>
        <table:table-row table:style-name="ro1">
          <table:table-cell office:value-type="float" office:value="0.905390381813049" calcext:value-type="float">
            <text:p>0.905390381813049</text:p>
          </table:table-cell>
          <table:table-cell table:number-columns-repeated="2"/>
        </table:table-row>
        <table:table-row table:style-name="ro1">
          <table:table-cell office:value-type="float" office:value="0.919199287891388" calcext:value-type="float">
            <text:p>0.919199287891388</text:p>
          </table:table-cell>
          <table:table-cell table:number-columns-repeated="2"/>
        </table:table-row>
        <table:table-row table:style-name="ro1">
          <table:table-cell office:value-type="float" office:value="0.90965610742569" calcext:value-type="float">
            <text:p>0.90965610742569</text:p>
          </table:table-cell>
          <table:table-cell table:number-columns-repeated="2"/>
        </table:table-row>
        <table:table-row table:style-name="ro1">
          <table:table-cell office:value-type="float" office:value="0.900489509105682" calcext:value-type="float">
            <text:p>0.900489509105682</text:p>
          </table:table-cell>
          <table:table-cell table:number-columns-repeated="2"/>
        </table:table-row>
        <table:table-row table:style-name="ro1">
          <table:table-cell office:value-type="float" office:value="0.905978262424469" calcext:value-type="float">
            <text:p>0.905978262424469</text:p>
          </table:table-cell>
          <table:table-cell table:number-columns-repeated="2"/>
        </table:table-row>
        <table:table-row table:style-name="ro1">
          <table:table-cell office:value-type="float" office:value="0.906991541385651" calcext:value-type="float">
            <text:p>0.906991541385651</text:p>
          </table:table-cell>
          <table:table-cell table:number-columns-repeated="2"/>
        </table:table-row>
        <table:table-row table:style-name="ro1">
          <table:table-cell office:value-type="float" office:value="0.903121173381805" calcext:value-type="float">
            <text:p>0.903121173381805</text:p>
          </table:table-cell>
          <table:table-cell table:number-columns-repeated="2"/>
        </table:table-row>
        <table:table-row table:style-name="ro1">
          <table:table-cell office:value-type="float" office:value="0.898469865322113" calcext:value-type="float">
            <text:p>0.898469865322113</text:p>
          </table:table-cell>
          <table:table-cell table:number-columns-repeated="2"/>
        </table:table-row>
        <table:table-row table:style-name="ro1">
          <table:table-cell office:value-type="float" office:value="0.890824437141418" calcext:value-type="float">
            <text:p>0.890824437141418</text:p>
          </table:table-cell>
          <table:table-cell table:number-columns-repeated="2"/>
        </table:table-row>
        <table:table-row table:style-name="ro1">
          <table:table-cell office:value-type="float" office:value="0.879392027854919" calcext:value-type="float">
            <text:p>0.879392027854919</text:p>
          </table:table-cell>
          <table:table-cell table:number-columns-repeated="2"/>
        </table:table-row>
        <table:table-row table:style-name="ro1">
          <table:table-cell office:value-type="float" office:value="0.897095084190369" calcext:value-type="float">
            <text:p>0.897095084190369</text:p>
          </table:table-cell>
          <table:table-cell table:number-columns-repeated="2"/>
        </table:table-row>
        <table:table-row table:style-name="ro1">
          <table:table-cell office:value-type="float" office:value="0.894911825656891" calcext:value-type="float">
            <text:p>0.894911825656891</text:p>
          </table:table-cell>
          <table:table-cell table:number-columns-repeated="2"/>
        </table:table-row>
        <table:table-row table:style-name="ro1">
          <table:table-cell office:value-type="float" office:value="0.893610715866089" calcext:value-type="float">
            <text:p>0.893610715866089</text:p>
          </table:table-cell>
          <table:table-cell table:number-columns-repeated="2"/>
        </table:table-row>
        <table:table-row table:style-name="ro1">
          <table:table-cell office:value-type="float" office:value="0.890448451042175" calcext:value-type="float">
            <text:p>0.890448451042175</text:p>
          </table:table-cell>
          <table:table-cell table:number-columns-repeated="2"/>
        </table:table-row>
        <table:table-row table:style-name="ro1">
          <table:table-cell office:value-type="float" office:value="0.899381041526794" calcext:value-type="float">
            <text:p>0.899381041526794</text:p>
          </table:table-cell>
          <table:table-cell table:number-columns-repeated="2"/>
        </table:table-row>
        <table:table-row table:style-name="ro1">
          <table:table-cell office:value-type="float" office:value="0.904049336910248" calcext:value-type="float">
            <text:p>0.904049336910248</text:p>
          </table:table-cell>
          <table:table-cell table:number-columns-repeated="2"/>
        </table:table-row>
        <table:table-row table:style-name="ro1">
          <table:table-cell office:value-type="float" office:value="0.901539146900177" calcext:value-type="float">
            <text:p>0.901539146900177</text:p>
          </table:table-cell>
          <table:table-cell table:number-columns-repeated="2"/>
        </table:table-row>
        <table:table-row table:style-name="ro1">
          <table:table-cell office:value-type="float" office:value="0.900911748409271" calcext:value-type="float">
            <text:p>0.900911748409271</text:p>
          </table:table-cell>
          <table:table-cell table:number-columns-repeated="2"/>
        </table:table-row>
        <table:table-row table:style-name="ro1">
          <table:table-cell office:value-type="float" office:value="0.893068730831146" calcext:value-type="float">
            <text:p>0.893068730831146</text:p>
          </table:table-cell>
          <table:table-cell table:number-columns-repeated="2"/>
        </table:table-row>
        <table:table-row table:style-name="ro1">
          <table:table-cell office:value-type="float" office:value="0.878121376037598" calcext:value-type="float">
            <text:p>0.878121376037598</text:p>
          </table:table-cell>
          <table:table-cell table:number-columns-repeated="2"/>
        </table:table-row>
        <table:table-row table:style-name="ro1">
          <table:table-cell office:value-type="float" office:value="0.899799346923828" calcext:value-type="float">
            <text:p>0.899799346923828</text:p>
          </table:table-cell>
          <table:table-cell table:number-columns-repeated="2"/>
        </table:table-row>
        <table:table-row table:style-name="ro1">
          <table:table-cell office:value-type="float" office:value="0.892707765102387" calcext:value-type="float">
            <text:p>0.892707765102387</text:p>
          </table:table-cell>
          <table:table-cell table:number-columns-repeated="2"/>
        </table:table-row>
        <table:table-row table:style-name="ro1">
          <table:table-cell office:value-type="float" office:value="0.907517790794373" calcext:value-type="float">
            <text:p>0.907517790794373</text:p>
          </table:table-cell>
          <table:table-cell table:number-columns-repeated="2"/>
        </table:table-row>
        <table:table-row table:style-name="ro1">
          <table:table-cell office:value-type="float" office:value="0.902779161930084" calcext:value-type="float">
            <text:p>0.902779161930084</text:p>
          </table:table-cell>
          <table:table-cell table:number-columns-repeated="2"/>
        </table:table-row>
        <table:table-row table:style-name="ro1">
          <table:table-cell office:value-type="float" office:value="0.88320529460907" calcext:value-type="float">
            <text:p>0.88320529460907</text:p>
          </table:table-cell>
          <table:table-cell table:number-columns-repeated="2"/>
        </table:table-row>
        <table:table-row table:style-name="ro1">
          <table:table-cell office:value-type="float" office:value="0.878236830234528" calcext:value-type="float">
            <text:p>0.878236830234528</text:p>
          </table:table-cell>
          <table:table-cell table:number-columns-repeated="2"/>
        </table:table-row>
        <table:table-row table:style-name="ro1">
          <table:table-cell office:value-type="float" office:value="0.870754241943359" calcext:value-type="float">
            <text:p>0.870754241943359</text:p>
          </table:table-cell>
          <table:table-cell table:number-columns-repeated="2"/>
        </table:table-row>
        <table:table-row table:style-name="ro1">
          <table:table-cell office:value-type="float" office:value="0.871403694152832" calcext:value-type="float">
            <text:p>0.871403694152832</text:p>
          </table:table-cell>
          <table:table-cell table:number-columns-repeated="2"/>
        </table:table-row>
        <table:table-row table:style-name="ro1">
          <table:table-cell office:value-type="float" office:value="0.872983694076538" calcext:value-type="float">
            <text:p>0.872983694076538</text:p>
          </table:table-cell>
          <table:table-cell table:number-columns-repeated="2"/>
        </table:table-row>
        <table:table-row table:style-name="ro1">
          <table:table-cell office:value-type="float" office:value="0.87259966135025" calcext:value-type="float">
            <text:p>0.87259966135025</text:p>
          </table:table-cell>
          <table:table-cell table:number-columns-repeated="2"/>
        </table:table-row>
        <table:table-row table:style-name="ro1">
          <table:table-cell office:value-type="float" office:value="0.861563920974731" calcext:value-type="float">
            <text:p>0.861563920974731</text:p>
          </table:table-cell>
          <table:table-cell table:number-columns-repeated="2"/>
        </table:table-row>
        <table:table-row table:style-name="ro1">
          <table:table-cell office:value-type="float" office:value="0.874500691890717" calcext:value-type="float">
            <text:p>0.874500691890717</text:p>
          </table:table-cell>
          <table:table-cell table:number-columns-repeated="2"/>
        </table:table-row>
        <table:table-row table:style-name="ro1">
          <table:table-cell office:value-type="float" office:value="0.900768578052521" calcext:value-type="float">
            <text:p>0.900768578052521</text:p>
          </table:table-cell>
          <table:table-cell table:number-columns-repeated="2"/>
        </table:table-row>
        <table:table-row table:style-name="ro1">
          <table:table-cell office:value-type="float" office:value="0.908401131629944" calcext:value-type="float">
            <text:p>0.908401131629944</text:p>
          </table:table-cell>
          <table:table-cell/>
          <table:table-cell table:formula="of:=AVERAGE([.A1:.A1103])" office:value-type="float" office:value="0.8586969737129" calcext:value-type="float">
            <text:p>0.8586969737129</text:p>
          </table:table-cell>
        </table:table-row>
        <table:table-row table:style-name="ro1">
          <table:table-cell office:value-type="float" office:value="0.900889575481415" calcext:value-type="float">
            <text:p>0.900889575481415</text:p>
          </table:table-cell>
          <table:table-cell table:number-columns-repeated="2"/>
        </table:table-row>
        <table:table-row table:style-name="ro1">
          <table:table-cell office:value-type="float" office:value="0.902728319168091" calcext:value-type="float">
            <text:p>0.902728319168091</text:p>
          </table:table-cell>
          <table:table-cell table:number-columns-repeated="2"/>
        </table:table-row>
        <table:table-row table:style-name="ro1">
          <table:table-cell office:value-type="float" office:value="0.903212785720825" calcext:value-type="float">
            <text:p>0.903212785720825</text:p>
          </table:table-cell>
          <table:table-cell table:number-columns-repeated="2"/>
        </table:table-row>
        <table:table-row table:style-name="ro1">
          <table:table-cell office:value-type="float" office:value="0.877387464046478" calcext:value-type="float">
            <text:p>0.877387464046478</text:p>
          </table:table-cell>
          <table:table-cell table:number-columns-repeated="2"/>
        </table:table-row>
        <table:table-row table:style-name="ro1">
          <table:table-cell office:value-type="float" office:value="0.877402067184448" calcext:value-type="float">
            <text:p>0.877402067184448</text:p>
          </table:table-cell>
          <table:table-cell table:number-columns-repeated="2"/>
        </table:table-row>
        <table:table-row table:style-name="ro1">
          <table:table-cell office:value-type="float" office:value="0.879667699337006" calcext:value-type="float">
            <text:p>0.879667699337006</text:p>
          </table:table-cell>
          <table:table-cell table:number-columns-repeated="2"/>
        </table:table-row>
        <table:table-row table:style-name="ro1">
          <table:table-cell office:value-type="float" office:value="0.887181043624878" calcext:value-type="float">
            <text:p>0.887181043624878</text:p>
          </table:table-cell>
          <table:table-cell table:number-columns-repeated="2"/>
        </table:table-row>
        <table:table-row table:style-name="ro1">
          <table:table-cell office:value-type="float" office:value="0.88805365562439" calcext:value-type="float">
            <text:p>0.88805365562439</text:p>
          </table:table-cell>
          <table:table-cell table:number-columns-repeated="2"/>
        </table:table-row>
        <table:table-row table:style-name="ro1">
          <table:table-cell office:value-type="float" office:value="0.878605723381043" calcext:value-type="float">
            <text:p>0.878605723381043</text:p>
          </table:table-cell>
          <table:table-cell table:number-columns-repeated="2"/>
        </table:table-row>
        <table:table-row table:style-name="ro1">
          <table:table-cell office:value-type="float" office:value="0.894378840923309" calcext:value-type="float">
            <text:p>0.894378840923309</text:p>
          </table:table-cell>
          <table:table-cell table:number-columns-repeated="2"/>
        </table:table-row>
        <table:table-row table:style-name="ro1">
          <table:table-cell office:value-type="float" office:value="0.873900175094605" calcext:value-type="float">
            <text:p>0.873900175094605</text:p>
          </table:table-cell>
          <table:table-cell table:number-columns-repeated="2"/>
        </table:table-row>
        <table:table-row table:style-name="ro1">
          <table:table-cell office:value-type="float" office:value="0.92187774181366" calcext:value-type="float">
            <text:p>0.92187774181366</text:p>
          </table:table-cell>
          <table:table-cell table:number-columns-repeated="2"/>
        </table:table-row>
        <table:table-row table:style-name="ro1">
          <table:table-cell office:value-type="float" office:value="0.912463068962097" calcext:value-type="float">
            <text:p>0.912463068962097</text:p>
          </table:table-cell>
          <table:table-cell table:number-columns-repeated="2"/>
        </table:table-row>
        <table:table-row table:style-name="ro1">
          <table:table-cell office:value-type="float" office:value="0.878908574581146" calcext:value-type="float">
            <text:p>0.878908574581146</text:p>
          </table:table-cell>
          <table:table-cell table:number-columns-repeated="2"/>
        </table:table-row>
        <table:table-row table:style-name="ro1">
          <table:table-cell office:value-type="float" office:value="0.903508424758911" calcext:value-type="float">
            <text:p>0.903508424758911</text:p>
          </table:table-cell>
          <table:table-cell table:number-columns-repeated="2"/>
        </table:table-row>
        <table:table-row table:style-name="ro1">
          <table:table-cell office:value-type="float" office:value="0.907238662242889" calcext:value-type="float">
            <text:p>0.907238662242889</text:p>
          </table:table-cell>
          <table:table-cell table:number-columns-repeated="2"/>
        </table:table-row>
        <table:table-row table:style-name="ro1">
          <table:table-cell office:value-type="float" office:value="0.894927859306335" calcext:value-type="float">
            <text:p>0.894927859306335</text:p>
          </table:table-cell>
          <table:table-cell table:number-columns-repeated="2"/>
        </table:table-row>
        <table:table-row table:style-name="ro1">
          <table:table-cell office:value-type="float" office:value="0.899111032485962" calcext:value-type="float">
            <text:p>0.899111032485962</text:p>
          </table:table-cell>
          <table:table-cell table:number-columns-repeated="2"/>
        </table:table-row>
        <table:table-row table:style-name="ro1">
          <table:table-cell office:value-type="float" office:value="0.892034530639648" calcext:value-type="float">
            <text:p>0.892034530639648</text:p>
          </table:table-cell>
          <table:table-cell table:number-columns-repeated="2"/>
        </table:table-row>
        <table:table-row table:style-name="ro1">
          <table:table-cell office:value-type="float" office:value="0.896349012851715" calcext:value-type="float">
            <text:p>0.896349012851715</text:p>
          </table:table-cell>
          <table:table-cell table:number-columns-repeated="2"/>
        </table:table-row>
        <table:table-row table:style-name="ro1">
          <table:table-cell office:value-type="float" office:value="0.900523245334625" calcext:value-type="float">
            <text:p>0.900523245334625</text:p>
          </table:table-cell>
          <table:table-cell table:number-columns-repeated="2"/>
        </table:table-row>
        <table:table-row table:style-name="ro1">
          <table:table-cell office:value-type="float" office:value="0.905906140804291" calcext:value-type="float">
            <text:p>0.905906140804291</text:p>
          </table:table-cell>
          <table:table-cell table:number-columns-repeated="2"/>
        </table:table-row>
        <table:table-row table:style-name="ro1">
          <table:table-cell office:value-type="float" office:value="0.904223620891571" calcext:value-type="float">
            <text:p>0.904223620891571</text:p>
          </table:table-cell>
          <table:table-cell table:number-columns-repeated="2"/>
        </table:table-row>
        <table:table-row table:style-name="ro1">
          <table:table-cell office:value-type="float" office:value="0.893275618553162" calcext:value-type="float">
            <text:p>0.89327561855316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6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2-16T10:11:34.335329628</dc:date>
    <meta:editing-duration>PT3M20S</meta:editing-duration>
    <meta:editing-cycles>1</meta:editing-cycles>
    <meta:document-statistic meta:table-count="1" meta:cell-count="1104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95cm" svg:y="4.148cm" style:legend-expansion="high" chart:style-name="ch2"/>
        <chart:plot-area chart:style-name="ch3" table:cell-range-address="20230216_095629conf_memo.A1:20230216_095629conf_memo.A1103" svg:x="0.32cm" svg:y="0.18cm" svg:width="13.255cm" svg:height="8.64cm">
          <chartooo:coordinate-region svg:x="1.047cm" svg:y="0.379cm" svg:width="12.15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20230216_095629conf_memo.A1:20230216_095629conf_memo.A1103" chart:class="chart:scatter">
            <chart:data-point chart:repeated="110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93100678920746">
                <text:p>0.893100678920746</text:p>
                <draw:g>
                  <svg:desc>20230216_095629conf_memo.A1:20230216_095629conf_memo.A1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0229320526123">
                <text:p>0.902293205261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94096553325653">
                <text:p>0.8940965533256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35115015506744">
                <text:p>0.8351150155067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05079960823059">
                <text:p>0.9050799608230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04640376567841">
                <text:p>0.9046403765678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83261561393738">
                <text:p>0.8832615613937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81422340869904">
                <text:p>0.8814223408699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92549276351929">
                <text:p>0.8925492763519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93739700317383">
                <text:p>0.8937397003173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77039015293121">
                <text:p>0.8770390152931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86978089809418">
                <text:p>0.8869780898094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78150463104248">
                <text:p>0.8781504631042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7800133228302">
                <text:p>0.878001332283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59092831611633">
                <text:p>0.8590928316116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83970260620117">
                <text:p>0.8839702606201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6900931596756">
                <text:p>0.869009315967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77528786659241">
                <text:p>0.8775287866592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62632930278778">
                <text:p>0.8626329302787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99342775344849">
                <text:p>0.8993427753448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81489992141724">
                <text:p>0.8814899921417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97003293037415">
                <text:p>0.8970032930374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77623975276947">
                <text:p>0.8776239752769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29504013061523">
                <text:p>0.8295040130615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49113917350769">
                <text:p>0.7491139173507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82124125957489">
                <text:p>0.8821241259574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50934505462647">
                <text:p>0.8509345054626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82409572601318">
                <text:p>0.8824095726013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57650279998779">
                <text:p>0.8576502799987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7026047706604">
                <text:p>0.870260477066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89104723930359">
                <text:p>0.8891047239303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14574801921844">
                <text:p>0.9145748019218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92685949802399">
                <text:p>0.8926859498023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95598769187927">
                <text:p>0.8955987691879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8824725151062">
                <text:p>0.888247251510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88675093650818">
                <text:p>0.8886750936508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90338480472565">
                <text:p>0.8903384804725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7623655796051">
                <text:p>0.876236557960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87533962726593">
                <text:p>0.88753396272659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92374217510223">
                <text:p>0.8923742175102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95085692405701">
                <text:p>0.8950856924057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91164839267731">
                <text:p>0.8911648392677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87401640415192">
                <text:p>0.8874016404151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83613586425781">
                <text:p>0.8836135864257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5086596012116">
                <text:p>0.8850865960121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71817052364349">
                <text:p>0.8718170523643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871775031089783">
                <text:p>0.87177503108978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9661717414856">
                <text:p>0.896617174148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884537696838379">
                <text:p>0.88453769683837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0716016292572">
                <text:p>0.907160162925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89960789680481">
                <text:p>0.899607896804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78456294536591">
                <text:p>0.8784562945365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88169527053833">
                <text:p>0.8881695270538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885346531867981">
                <text:p>0.8853465318679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82946193218231">
                <text:p>0.8829461932182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894608199596405">
                <text:p>0.8946081995964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889374077320099">
                <text:p>0.8893740773200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89140123128891">
                <text:p>0.891401231288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889684617519379">
                <text:p>0.8896846175193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72759282588959">
                <text:p>0.8727592825889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883769452571869">
                <text:p>0.88376945257186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87579619884491">
                <text:p>0.8757961988449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88819694519043">
                <text:p>0.8881969451904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881949126720428">
                <text:p>0.8819491267204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887066781520844">
                <text:p>0.8870667815208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88374388217926">
                <text:p>0.8837438821792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882149636745453">
                <text:p>0.8821496367454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873410820960999">
                <text:p>0.8734108209609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87744677066803">
                <text:p>0.877446770668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895795285701752">
                <text:p>0.89579528570175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88309240341187">
                <text:p>0.88830924034118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85805732011795">
                <text:p>0.8580573201179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872708976268768">
                <text:p>0.87270897626876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883926510810852">
                <text:p>0.88392651081085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0455424785614">
                <text:p>0.904554247856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896695375442505">
                <text:p>0.8966953754425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881242573261261">
                <text:p>0.88124257326126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03207361698151">
                <text:p>0.90320736169815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01001870632172">
                <text:p>0.90100187063217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08020675182342">
                <text:p>0.9080206751823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04787302017212">
                <text:p>0.90478730201721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95490527153015">
                <text:p>0.8954905271530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79452049732208">
                <text:p>0.8794520497322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8078099489212">
                <text:p>0.880780994892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91427993774414">
                <text:p>0.8914279937744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89756441116333">
                <text:p>0.8897564411163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83521974086762">
                <text:p>0.88352197408676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51845562458038">
                <text:p>0.8518455624580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73331427574158">
                <text:p>0.87333142757415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89547467231751">
                <text:p>0.88954746723175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0538477897644">
                <text:p>0.9053847789764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897225499153137">
                <text:p>0.89722549915313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889265418052673">
                <text:p>0.88926541805267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00576055049896">
                <text:p>0.9005760550498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29871439933777">
                <text:p>0.92987143993377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899468421936035">
                <text:p>0.89946842193603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895876884460449">
                <text:p>0.89587688446044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892193853855133">
                <text:p>0.8921938538551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885651707649231">
                <text:p>0.88565170764923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879880905151367">
                <text:p>0.87988090515136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913363873958588">
                <text:p>0.91336387395858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90367203950882">
                <text:p>0.9036720395088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907994031906128">
                <text:p>0.90799403190612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887199878692627">
                <text:p>0.88719987869262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888716757297516">
                <text:p>0.88871675729751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892728626728058">
                <text:p>0.89272862672805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904390037059784">
                <text:p>0.90439003705978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900108933448792">
                <text:p>0.90010893344879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910266697406769">
                <text:p>0.91026669740676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89765077829361">
                <text:p>0.8976507782936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931653201580048">
                <text:p>0.93165320158004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925579965114594">
                <text:p>0.92557996511459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896870195865631">
                <text:p>0.89687019586563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901993811130524">
                <text:p>0.90199381113052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90718138217926">
                <text:p>0.9071813821792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934934377670288">
                <text:p>0.93493437767028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901778221130371">
                <text:p>0.90177822113037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907081604003906">
                <text:p>0.90708160400390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909685552120209">
                <text:p>0.90968555212020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889185726642608">
                <text:p>0.88918572664260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916217505931854">
                <text:p>0.91621750593185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902162790298462">
                <text:p>0.90216279029846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885471999645233">
                <text:p>0.88547199964523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842712640762329">
                <text:p>0.84271264076232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900267720222473">
                <text:p>0.90026772022247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881265103816986">
                <text:p>0.88126510381698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90649551153183">
                <text:p>0.9064955115318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891082584857941">
                <text:p>0.89108258485794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909625053405762">
                <text:p>0.90962505340576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888583779335022">
                <text:p>0.88858377933502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903170228004456">
                <text:p>0.90317022800445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910468697547913">
                <text:p>0.91046869754791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919538915157318">
                <text:p>0.91953891515731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901324212551117">
                <text:p>0.90132421255111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903322994709015">
                <text:p>0.90332299470901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901561737060547">
                <text:p>0.90156173706054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90815806388855">
                <text:p>0.9081580638885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909609735012054">
                <text:p>0.90960973501205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907689034938812">
                <text:p>0.90768903493881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91961681842804">
                <text:p>0.9196168184280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931164503097534">
                <text:p>0.93116450309753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92902010679245">
                <text:p>0.9290201067924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933609545230866">
                <text:p>0.93360954523086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922274887561798">
                <text:p>0.92227488756179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914229452610016">
                <text:p>0.91422945261001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91008710861206">
                <text:p>0.9100871086120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905294060707092">
                <text:p>0.90529406070709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903668165206909">
                <text:p>0.90366816520690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896657526493073">
                <text:p>0.89665752649307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896327614784241">
                <text:p>0.89632761478424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896335780620575">
                <text:p>0.8963357806205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897630095481873">
                <text:p>0.89763009548187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912239372730255">
                <text:p>0.91223937273025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952009201049805">
                <text:p>0.95200920104980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931217968463898">
                <text:p>0.93121796846389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873393177986145">
                <text:p>0.87339317798614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905846297740936">
                <text:p>0.90584629774093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900993049144745">
                <text:p>0.90099304914474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902934789657593">
                <text:p>0.90293478965759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924966871738434">
                <text:p>0.92496687173843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900483667850494">
                <text:p>0.90048366785049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879161953926086">
                <text:p>0.87916195392608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879170477390289">
                <text:p>0.87917047739028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88403183221817">
                <text:p>0.8840318322181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916377127170563">
                <text:p>0.91637712717056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902162849903107">
                <text:p>0.90216284990310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900477766990662">
                <text:p>0.90047776699066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89983457326889">
                <text:p>0.8998345732688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910252153873444">
                <text:p>0.91025215387344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852790355682373">
                <text:p>0.85279035568237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850701868534088">
                <text:p>0.85070186853408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854477107524872">
                <text:p>0.85447710752487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895103991031647">
                <text:p>0.89510399103164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8863804936409">
                <text:p>0.886380493640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885687172412872">
                <text:p>0.88568717241287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895143270492554">
                <text:p>0.89514327049255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882065117359161">
                <text:p>0.88206511735916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892619609832764">
                <text:p>0.89261960983276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890604317188263">
                <text:p>0.89060431718826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895750880241394">
                <text:p>0.89575088024139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908285677433014">
                <text:p>0.90828567743301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900766849517822">
                <text:p>0.90076684951782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895897448062897">
                <text:p>0.89589744806289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915504813194275">
                <text:p>0.91550481319427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892200767993927">
                <text:p>0.89220076799392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894349694252014">
                <text:p>0.89434969425201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911429166793823">
                <text:p>0.91142916679382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897506177425385">
                <text:p>0.89750617742538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71718645095825">
                <text:p>0.87171864509582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894746720790863">
                <text:p>0.89474672079086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10751342773438">
                <text:p>0.91075134277343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882185578346252">
                <text:p>0.88218557834625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889630496501923">
                <text:p>0.88963049650192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810257017612457">
                <text:p>0.81025701761245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793010294437408">
                <text:p>0.79301029443740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896198630332947">
                <text:p>0.89619863033294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04939949512482">
                <text:p>0.90493994951248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15998637676239">
                <text:p>0.91599863767623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873476922512054">
                <text:p>0.87347692251205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879613280296326">
                <text:p>0.87961328029632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914670944213867">
                <text:p>0.91467094421386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908598840236664">
                <text:p>0.90859884023666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903884291648865">
                <text:p>0.90388429164886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90317839384079">
                <text:p>0.9031783938407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900030195713043">
                <text:p>0.90003019571304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892036139965057">
                <text:p>0.89203613996505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891220629215241">
                <text:p>0.89122062921524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890708863735199">
                <text:p>0.89070886373519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89232587814331">
                <text:p>0.8923258781433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892562329769135">
                <text:p>0.89256232976913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89195454120636">
                <text:p>0.8919545412063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888664901256561">
                <text:p>0.88866490125656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885437488555908">
                <text:p>0.88543748855590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889541327953339">
                <text:p>0.88954132795333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88896632194519">
                <text:p>0.8889663219451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888812184333801">
                <text:p>0.88881218433380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883935689926147">
                <text:p>0.88393568992614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885604739189148">
                <text:p>0.88560473918914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889307916164398">
                <text:p>0.88930791616439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896954357624054">
                <text:p>0.89695435762405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899998366832733">
                <text:p>0.89999836683273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901027679443359">
                <text:p>0.90102767944335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895658731460571">
                <text:p>0.89565873146057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888950824737549">
                <text:p>0.88895082473754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902127027511597">
                <text:p>0.90212702751159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899850785732269">
                <text:p>0.89985078573226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881412327289581">
                <text:p>0.88141232728958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912386417388916">
                <text:p>0.91238641738891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907013714313507">
                <text:p>0.90701371431350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897416770458221">
                <text:p>0.89741677045822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882416665554047">
                <text:p>0.88241666555404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911754250526428">
                <text:p>0.91175425052642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872513353824616">
                <text:p>0.87251335382461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883456110954285">
                <text:p>0.88345611095428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907264709472656">
                <text:p>0.90726470947265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909744739532471">
                <text:p>0.90974473953247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909963309764862">
                <text:p>0.90996330976486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892797112464905">
                <text:p>0.89279711246490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904696702957153">
                <text:p>0.90469670295715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906783759593964">
                <text:p>0.90678375959396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896271944046021">
                <text:p>0.89627194404602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876464068889618">
                <text:p>0.87646406888961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894857823848724">
                <text:p>0.89485782384872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905015528202057">
                <text:p>0.90501552820205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893377602100372">
                <text:p>0.89337760210037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895065903663635">
                <text:p>0.89506590366363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837672472000122">
                <text:p>0.83767247200012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489955276250839">
                <text:p>0.48995527625083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910055339336395">
                <text:p>0.91005533933639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901492238044739">
                <text:p>0.90149223804473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907940328121185">
                <text:p>0.90794032812118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902282655239105">
                <text:p>0.90228265523910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905386686325073">
                <text:p>0.90538668632507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898479163646698">
                <text:p>0.89847916364669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886781334877014">
                <text:p>0.88678133487701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895904719829559">
                <text:p>0.89590471982955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924582004547119">
                <text:p>0.92458200454711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877265870571137">
                <text:p>0.87726587057113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901005387306213">
                <text:p>0.90100538730621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898830235004425">
                <text:p>0.89883023500442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909591376781464">
                <text:p>0.90959137678146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900419294834137">
                <text:p>0.90041929483413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885644197463989">
                <text:p>0.88564419746398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913881301879883">
                <text:p>0.91388130187988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881019055843353">
                <text:p>0.88101905584335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895201206207275">
                <text:p>0.89520120620727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896028518676758">
                <text:p>0.89602851867675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928289532661438">
                <text:p>0.92828953266143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896857857704163">
                <text:p>0.89685785770416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889683663845062">
                <text:p>0.88968366384506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898561894893646">
                <text:p>0.89856189489364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904870092868805">
                <text:p>0.90487009286880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903175830841064">
                <text:p>0.90317583084106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9003946185112">
                <text:p>0.900394618511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904760539531708">
                <text:p>0.90476053953170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905843496322632">
                <text:p>0.90584349632263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905940771102905">
                <text:p>0.90594077110290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904898107051849">
                <text:p>0.90489810705184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901336193084717">
                <text:p>0.90133619308471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900963306427002">
                <text:p>0.90096330642700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897627592086792">
                <text:p>0.89762759208679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890168428421021">
                <text:p>0.89016842842102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876983523368835">
                <text:p>0.87698352336883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854417324066162">
                <text:p>0.85441732406616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708543539047241">
                <text:p>0.70854353904724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653631925582886">
                <text:p>0.65363192558288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828036844730377">
                <text:p>0.82803684473037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898018002510071">
                <text:p>0.89801800251007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916060745716095">
                <text:p>0.91606074571609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899793446063995">
                <text:p>0.89979344606399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892540514469147">
                <text:p>0.89254051446914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894422769546509">
                <text:p>0.89442276954650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902484059333801">
                <text:p>0.90248405933380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868890225887299">
                <text:p>0.86889022588729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891311168670654">
                <text:p>0.89131116867065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87859845161438">
                <text:p>0.8785984516143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90566074848175">
                <text:p>0.9056607484817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898458123207092">
                <text:p>0.89845812320709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902410328388214">
                <text:p>0.90241032838821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890324354171753">
                <text:p>0.89032435417175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888579547405243">
                <text:p>0.88857954740524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886733531951904">
                <text:p>0.88673353195190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886277377605438">
                <text:p>0.88627737760543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892508268356323">
                <text:p>0.89250826835632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882016837596893">
                <text:p>0.88201683759689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878999054431915">
                <text:p>0.87899905443191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87694650888443">
                <text:p>0.8769465088844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88967764377594">
                <text:p>0.8896776437759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886395931243897">
                <text:p>0.88639593124389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878145158290863">
                <text:p>0.87814515829086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896766722202301">
                <text:p>0.89676672220230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900432467460632">
                <text:p>0.90043246746063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89208173751831">
                <text:p>0.8920817375183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889933049678803">
                <text:p>0.88993304967880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880435168743133">
                <text:p>0.88043516874313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895254015922546">
                <text:p>0.89525401592254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892138719558716">
                <text:p>0.89213871955871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883498966693878">
                <text:p>0.88349896669387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761972784996033">
                <text:p>0.76197278499603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874176025390625">
                <text:p>0.87417602539062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87510347366333">
                <text:p>0.8751034736633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88641095161438">
                <text:p>0.8864109516143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876567840576172">
                <text:p>0.87656784057617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872417271137237">
                <text:p>0.87241727113723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888526201248169">
                <text:p>0.88852620124816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883229494094849">
                <text:p>0.88322949409484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877564907073975">
                <text:p>0.87756490707397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874092519283295">
                <text:p>0.87409251928329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875912010669708">
                <text:p>0.87591201066970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881866693496704">
                <text:p>0.88186669349670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879059672355652">
                <text:p>0.87905967235565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881484150886535">
                <text:p>0.88148415088653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881236135959625">
                <text:p>0.88123613595962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888335347175598">
                <text:p>0.88833534717559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883158326148987">
                <text:p>0.88315832614898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883973956108093">
                <text:p>0.88397395610809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887877404689789">
                <text:p>0.88787740468978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865769684314728">
                <text:p>0.86576968431472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857513546943665">
                <text:p>0.85751354694366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903757035732269">
                <text:p>0.90375703573226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908282220363617">
                <text:p>0.90828222036361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898065567016602">
                <text:p>0.89806556701660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900381803512573">
                <text:p>0.90038180351257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898507654666901">
                <text:p>0.89850765466690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890706300735474">
                <text:p>0.89070630073547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896715581417084">
                <text:p>0.89671558141708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8741654753685">
                <text:p>0.874165475368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873677790164948">
                <text:p>0.87367779016494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900561034679413">
                <text:p>0.90056103467941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905362546443939">
                <text:p>0.90536254644393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896860897541046">
                <text:p>0.89686089754104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929848730564117">
                <text:p>0.92984873056411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909428358078003">
                <text:p>0.90942835807800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917584657669067">
                <text:p>0.91758465766906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899288296699524">
                <text:p>0.89928829669952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900910377502441">
                <text:p>0.90091037750244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907851159572601">
                <text:p>0.90785115957260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91363388299942">
                <text:p>0.9136338829994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905733227729797">
                <text:p>0.90573322772979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919804275035858">
                <text:p>0.91980427503585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927563309669495">
                <text:p>0.92756330966949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921058773994446">
                <text:p>0.92105877399444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917244672775269">
                <text:p>0.91724467277526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89067792892456">
                <text:p>0.8906779289245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895589530467987">
                <text:p>0.89558953046798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908838629722595">
                <text:p>0.90883862972259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910534620285034">
                <text:p>0.91053462028503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904811918735504">
                <text:p>0.90481191873550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898816406726837">
                <text:p>0.89881640672683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900239765644074">
                <text:p>0.90023976564407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886713266372681">
                <text:p>0.88671326637268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898672759532928">
                <text:p>0.89867275953292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915326356887817">
                <text:p>0.91532635688781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862201690673828">
                <text:p>0.86220169067382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904489934444428">
                <text:p>0.90448993444442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885277390480042">
                <text:p>0.88527739048004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911903440952301">
                <text:p>0.91190344095230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898371517658233">
                <text:p>0.89837151765823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879898369312286">
                <text:p>0.87989836931228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888899505138397">
                <text:p>0.88889950513839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898104190826416">
                <text:p>0.89810419082641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912107706069946">
                <text:p>0.91210770606994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88041228055954">
                <text:p>0.8804122805595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877973437309265">
                <text:p>0.87797343730926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885882675647736">
                <text:p>0.88588267564773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885159492492676">
                <text:p>0.88515949249267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889282643795013">
                <text:p>0.88928264379501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878391683101654">
                <text:p>0.87839168310165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892845213413239">
                <text:p>0.89284521341323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906451940536499">
                <text:p>0.90645194053649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901117980480194">
                <text:p>0.90111798048019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916330933570862">
                <text:p>0.91633093357086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915141642093658">
                <text:p>0.91514164209365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911466777324676">
                <text:p>0.91146677732467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901677370071411">
                <text:p>0.90167737007141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914690375328064">
                <text:p>0.91469037532806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887894511222839">
                <text:p>0.88789451122283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913773536682129">
                <text:p>0.91377353668212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910966157913208">
                <text:p>0.91096615791320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919653415679931">
                <text:p>0.91965341567993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899070084095001">
                <text:p>0.89907008409500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877419650554657">
                <text:p>0.87741965055465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909203469753265">
                <text:p>0.90920346975326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935068964958191">
                <text:p>0.93506896495819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90339732170105">
                <text:p>0.9033973217010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866522014141083">
                <text:p>0.86652201414108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876581788063049">
                <text:p>0.87658178806304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916087329387665">
                <text:p>0.91608732938766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918775200843811">
                <text:p>0.91877520084381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902055442333221">
                <text:p>0.90205544233322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84933602809906">
                <text:p>0.8493360280990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817614138126373">
                <text:p>0.81761413812637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809733808040619">
                <text:p>0.80973380804061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864874958992004">
                <text:p>0.86487495899200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877544224262237">
                <text:p>0.87754422426223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88993114233017">
                <text:p>0.8899311423301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897599458694458">
                <text:p>0.89759945869445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901464343070984">
                <text:p>0.90146434307098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902458131313324">
                <text:p>0.90245813131332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902720987796783">
                <text:p>0.90272098779678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919013500213623">
                <text:p>0.91901350021362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924911856651306">
                <text:p>0.92491185665130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927597105503082">
                <text:p>0.92759710550308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89801812171936">
                <text:p>0.8980181217193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890529334545136">
                <text:p>0.89052933454513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914765000343323">
                <text:p>0.91476500034332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892067193984985">
                <text:p>0.89206719398498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903433680534363">
                <text:p>0.90343368053436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898189663887024">
                <text:p>0.89818966388702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892396628856659">
                <text:p>0.89239662885665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904359757900238">
                <text:p>0.90435975790023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896474123001099">
                <text:p>0.89647412300109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899825870990753">
                <text:p>0.89982587099075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906112670898438">
                <text:p>0.90611267089843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895008981227875">
                <text:p>0.89500898122787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897355437278748">
                <text:p>0.89735543727874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862433969974518">
                <text:p>0.86243396997451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901849985122681">
                <text:p>0.90184998512268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914082288742065">
                <text:p>0.91408228874206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891498744487762">
                <text:p>0.89149874448776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886215806007385">
                <text:p>0.88621580600738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893747925758362">
                <text:p>0.89374792575836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918105661869049">
                <text:p>0.91810566186904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914244532585144">
                <text:p>0.91424453258514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913849294185638">
                <text:p>0.91384929418563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904736399650574">
                <text:p>0.90473639965057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899098098278046">
                <text:p>0.89909809827804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919262290000916">
                <text:p>0.91926229000091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877098023891449">
                <text:p>0.87709802389144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901033520698547">
                <text:p>0.90103352069854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80303680896759">
                <text:p>0.8030368089675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893517374992371">
                <text:p>0.89351737499237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815508782863617">
                <text:p>0.81550878286361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860523760318756">
                <text:p>0.86052376031875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841959655284882">
                <text:p>0.84195965528488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837611019611358">
                <text:p>0.83761101961135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764144897460938">
                <text:p>0.76414489746093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870855093002319">
                <text:p>0.87085509300231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894310593605042">
                <text:p>0.89431059360504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907796442508698">
                <text:p>0.90779644250869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924919784069061">
                <text:p>0.92491978406906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90424907207489">
                <text:p>0.9042490720748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917634308338165">
                <text:p>0.91763430833816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918544590473175">
                <text:p>0.91854459047317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908535718917847">
                <text:p>0.90853571891784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898085236549377">
                <text:p>0.89808523654937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878754317760468">
                <text:p>0.87875431776046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859235823154449">
                <text:p>0.85923582315444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877570629119873">
                <text:p>0.87757062911987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897173643112183">
                <text:p>0.89717364311218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915788829326629">
                <text:p>0.91578882932662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883792042732239">
                <text:p>0.88379204273223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887028217315674">
                <text:p>0.88702821731567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899518609046936">
                <text:p>0.89951860904693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865483701229095">
                <text:p>0.86548370122909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834856986999512">
                <text:p>0.83485698699951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790749490261078">
                <text:p>0.79074949026107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834473192691803">
                <text:p>0.83447319269180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806146621704102">
                <text:p>0.80614662170410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866657257080078">
                <text:p>0.86665725708007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812886476516724">
                <text:p>0.81288647651672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449917942285538">
                <text:p>0.44991794228553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685971856117249">
                <text:p>0.68597185611724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665998816490173">
                <text:p>0.66599881649017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767392754554749">
                <text:p>0.76739275455474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853841185569763">
                <text:p>0.85384118556976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847003638744354">
                <text:p>0.84700363874435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877330660820007">
                <text:p>0.87733066082000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892100036144257">
                <text:p>0.89210003614425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880205035209656">
                <text:p>0.88020503520965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878722608089447">
                <text:p>0.87872260808944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835221171379089">
                <text:p>0.83522117137908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87782484292984">
                <text:p>0.8778248429298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857158899307251">
                <text:p>0.85715889930725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860509276390076">
                <text:p>0.86050927639007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831900119781494">
                <text:p>0.83190011978149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626113772392273">
                <text:p>0.62611377239227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729938089847565">
                <text:p>0.72993808984756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523779213428497">
                <text:p>0.52377921342849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265636503696442">
                <text:p>0.26563650369644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368331730365753">
                <text:p>0.36833173036575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423216104507446">
                <text:p>0.42321610450744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264422237873077">
                <text:p>0.26442223787307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428461015224457">
                <text:p>0.42846101522445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501514673233032">
                <text:p>0.50151467323303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452146023511887">
                <text:p>0.45214602351188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4717957675457">
                <text:p>0.471795767545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567378103733063">
                <text:p>0.56737810373306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56623238325119">
                <text:p>0.5662323832511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531750440597534">
                <text:p>0.53175044059753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474953681230545">
                <text:p>0.47495368123054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41450771689415">
                <text:p>0.4145077168941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532540738582611">
                <text:p>0.53254073858261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561716318130493">
                <text:p>0.56171631813049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568633496761322">
                <text:p>0.56863349676132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627130150794983">
                <text:p>0.62713015079498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621421217918396">
                <text:p>0.62142121791839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642886161804199">
                <text:p>0.64288616180419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673261940479279">
                <text:p>0.67326194047927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668032705783844">
                <text:p>0.66803270578384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642135381698608">
                <text:p>0.64213538169860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692881524562836">
                <text:p>0.69288152456283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683672726154327">
                <text:p>0.68367272615432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700634062290192">
                <text:p>0.70063406229019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685169696807861">
                <text:p>0.68516969680786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686563611030579">
                <text:p>0.68656361103057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690183579921722">
                <text:p>0.69018357992172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697988033294678">
                <text:p>0.69798803329467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695856928825378">
                <text:p>0.69585692882537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694889545440674">
                <text:p>0.69488954544067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714875221252441">
                <text:p>0.71487522125244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720755100250244">
                <text:p>0.72075510025024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72222375869751">
                <text:p>0.7222237586975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724401593208313">
                <text:p>0.72440159320831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730489850044251">
                <text:p>0.73048985004425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737657904624939">
                <text:p>0.73765790462493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722316920757294">
                <text:p>0.72231692075729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733888924121857">
                <text:p>0.73388892412185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722660541534424">
                <text:p>0.72266054153442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70750218629837">
                <text:p>0.7075021862983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699353277683258">
                <text:p>0.69935327768325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733844578266144">
                <text:p>0.73384457826614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789070069789887">
                <text:p>0.78907006978988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761938631534576">
                <text:p>0.76193863153457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760680556297302">
                <text:p>0.76068055629730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831357955932617">
                <text:p>0.83135795593261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824850201606751">
                <text:p>0.82485020160675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808820784091949">
                <text:p>0.80882078409194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790505588054657">
                <text:p>0.79050558805465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761222779750824">
                <text:p>0.76122277975082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813486278057098">
                <text:p>0.81348627805709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817556023597717">
                <text:p>0.81755602359771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81635582447052">
                <text:p>0.8163558244705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816899120807648">
                <text:p>0.81689912080764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804967761039734">
                <text:p>0.80496776103973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806341350078583">
                <text:p>0.80634135007858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811267852783203">
                <text:p>0.81126785278320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812437474727631">
                <text:p>0.81243747472763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811609447002411">
                <text:p>0.81160944700241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817274034023285">
                <text:p>0.81727403402328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8186274766922">
                <text:p>0.818627476692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809934973716736">
                <text:p>0.80993497371673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815439641475678">
                <text:p>0.81543964147567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813365936279297">
                <text:p>0.81336593627929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811069250106812">
                <text:p>0.81106925010681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814210116863251">
                <text:p>0.81421011686325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813391447067261">
                <text:p>0.81339144706726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809440195560455">
                <text:p>0.80944019556045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812121212482452">
                <text:p>0.81212121248245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811679005622864">
                <text:p>0.81167900562286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808580458164215">
                <text:p>0.80858045816421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833173334598541">
                <text:p>0.83317333459854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835954844951629">
                <text:p>0.83595484495162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83622944355011">
                <text:p>0.8362294435501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838114261627197">
                <text:p>0.83811426162719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839316606521606">
                <text:p>0.83931660652160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838662326335907">
                <text:p>0.83866232633590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83924812078476">
                <text:p>0.8392481207847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839339554309845">
                <text:p>0.83933955430984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839974641799927">
                <text:p>0.83997464179992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83957839012146">
                <text:p>0.8395783901214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838708460330963">
                <text:p>0.83870846033096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837898969650269">
                <text:p>0.83789896965026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836116969585419">
                <text:p>0.83611696958541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821324050426483">
                <text:p>0.82132405042648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832523822784424">
                <text:p>0.83252382278442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865466594696045">
                <text:p>0.86546659469604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864249885082245">
                <text:p>0.86424988508224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850743114948273">
                <text:p>0.85074311494827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830516457557678">
                <text:p>0.83051645755767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832947194576263">
                <text:p>0.83294719457626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71350109577179">
                <text:p>0.7135010957717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355937421321869">
                <text:p>0.35593742132186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331468939781189">
                <text:p>0.33146893978118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251157402992249">
                <text:p>0.25115740299224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334278494119644">
                <text:p>0.33427849411964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382246673107147">
                <text:p>0.38224667310714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369429528713226">
                <text:p>0.36942952871322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310660064220428">
                <text:p>0.31066006422042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708678722381592">
                <text:p>0.70867872238159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871841192245483">
                <text:p>0.87184119224548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905590116977692">
                <text:p>0.90559011697769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851090013980866">
                <text:p>0.85109001398086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852812469005585">
                <text:p>0.85281246900558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88997346162796">
                <text:p>0.8899734616279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89013683795929">
                <text:p>0.8901368379592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890854895114899">
                <text:p>0.89085489511489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884981870651245">
                <text:p>0.88498187065124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860668540000916">
                <text:p>0.86066854000091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917487144470215">
                <text:p>0.91748714447021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878969132900238">
                <text:p>0.87896913290023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887323617935181">
                <text:p>0.88732361793518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884127080440521">
                <text:p>0.88412708044052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881518304347992">
                <text:p>0.88151830434799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903274774551392">
                <text:p>0.90327477455139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884653687477112">
                <text:p>0.88465368747711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840170502662659">
                <text:p>0.84017050266265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687079727649689">
                <text:p>0.68707972764968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901288688182831">
                <text:p>0.90128868818283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878099679946899">
                <text:p>0.87809967994689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882438600063324">
                <text:p>0.88243860006332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892832338809967">
                <text:p>0.89283233880996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851981043815613">
                <text:p>0.85198104381561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874350488185883">
                <text:p>0.87435048818588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817014813423157">
                <text:p>0.81701481342315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88977313041687">
                <text:p>0.8897731304168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858311951160431">
                <text:p>0.85831195116043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779516994953156">
                <text:p>0.77951699495315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855649650096893">
                <text:p>0.85564965009689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885475933551788">
                <text:p>0.88547593355178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87945282459259">
                <text:p>0.8794528245925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877273559570313">
                <text:p>0.87727355957031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870440781116486">
                <text:p>0.87044078111648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926622033119202">
                <text:p>0.92662203311920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895612895488739">
                <text:p>0.89561289548873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879849791526794">
                <text:p>0.87984979152679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884460628032684">
                <text:p>0.88446062803268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881504356861115">
                <text:p>0.88150435686111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909198522567749">
                <text:p>0.90919852256774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888548791408539">
                <text:p>0.88854879140853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887316763401032">
                <text:p>0.88731676340103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893746137619019">
                <text:p>0.89374613761901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896689593791962">
                <text:p>0.89668959379196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900321960449219">
                <text:p>0.90032196044921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900402903556824">
                <text:p>0.90040290355682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889914929866791">
                <text:p>0.88991492986679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869829297065735">
                <text:p>0.86982929706573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914198100566864">
                <text:p>0.91419810056686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894001126289368">
                <text:p>0.89400112628936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894572257995606">
                <text:p>0.89457225799560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895052254199982">
                <text:p>0.89505225419998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875740170478821">
                <text:p>0.87574017047882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849391102790833">
                <text:p>0.84939110279083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833742141723633">
                <text:p>0.83374214172363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779485046863556">
                <text:p>0.77948504686355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646856725215912">
                <text:p>0.64685672521591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70383232831955">
                <text:p>0.7038323283195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700850188732147">
                <text:p>0.70085018873214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368794232606888">
                <text:p>0.36879423260688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418062120676041">
                <text:p>0.41806212067604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332311660051346">
                <text:p>0.33231166005134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850533843040466">
                <text:p>0.85053384304046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667806267738342">
                <text:p>0.66780626773834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648503839969635">
                <text:p>0.64850383996963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80677604675293">
                <text:p>0.8067760467529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82411253452301">
                <text:p>0.8241125345230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837837636470795">
                <text:p>0.83783763647079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84306401014328">
                <text:p>0.8430640101432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877206742763519">
                <text:p>0.87720674276351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881439208984375">
                <text:p>0.88143920898437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897985517978668">
                <text:p>0.89798551797866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911110758781433">
                <text:p>0.91111075878143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888594686985016">
                <text:p>0.88859468698501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883346438407898">
                <text:p>0.88334643840789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898806393146515">
                <text:p>0.89880639314651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887550175189972">
                <text:p>0.88755017518997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919082760810852">
                <text:p>0.91908276081085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898163139820099">
                <text:p>0.89816313982009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889883697032928">
                <text:p>0.88988369703292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892979025840759">
                <text:p>0.89297902584075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901620328426361">
                <text:p>0.90162032842636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876487731933594">
                <text:p>0.87648773193359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93114161491394">
                <text:p>0.9311416149139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940455555915832">
                <text:p>0.94045555591583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942850410938263">
                <text:p>0.94285041093826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944147288799286">
                <text:p>0.94414728879928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941768229007721">
                <text:p>0.94176822900772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936646342277527">
                <text:p>0.93664634227752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930677533149719">
                <text:p>0.93067753314971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928092241287231">
                <text:p>0.92809224128723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923391699790955">
                <text:p>0.92339169979095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920012414455414">
                <text:p>0.92001241445541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91258180141449">
                <text:p>0.9125818014144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902208030223846">
                <text:p>0.90220803022384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89466404914856">
                <text:p>0.8946640491485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893687903881073">
                <text:p>0.89368790388107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894800841808319">
                <text:p>0.89480084180831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894267022609711">
                <text:p>0.89426702260971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890839755535126">
                <text:p>0.89083975553512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889795184135437">
                <text:p>0.88979518413543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889438331127167">
                <text:p>0.88943833112716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889235019683838">
                <text:p>0.88923501968383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886632025241852">
                <text:p>0.88663202524185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888235867023468">
                <text:p>0.88823586702346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88704514503479">
                <text:p>0.8870451450347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887314736843109">
                <text:p>0.88731473684310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88708108663559">
                <text:p>0.8870810866355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884084582328796">
                <text:p>0.88408458232879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884338438510895">
                <text:p>0.88433843851089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884420096874237">
                <text:p>0.88442009687423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887449145317078">
                <text:p>0.88744914531707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88938045501709">
                <text:p>0.8893804550170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889583349227905">
                <text:p>0.88958334922790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887266159057617">
                <text:p>0.88726615905761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882856667041779">
                <text:p>0.88285666704177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899045526981354">
                <text:p>0.89904552698135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901651740074158">
                <text:p>0.90165174007415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903768002986908">
                <text:p>0.90376800298690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905587077140808">
                <text:p>0.90558707714080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909687459468842">
                <text:p>0.90968745946884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912950217723846">
                <text:p>0.91295021772384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913188576698303">
                <text:p>0.91318857669830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90695983171463">
                <text:p>0.9069598317146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896144807338715">
                <text:p>0.89614480733871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894271373748779">
                <text:p>0.89427137374877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916353821754456">
                <text:p>0.91635382175445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911247611045837">
                <text:p>0.91124761104583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90162456035614">
                <text:p>0.9016245603561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899434983730316">
                <text:p>0.89943498373031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900524973869324">
                <text:p>0.90052497386932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90359228849411">
                <text:p>0.9035922884941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904087722301483">
                <text:p>0.90408772230148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890307605266571">
                <text:p>0.89030760526657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888671159744263">
                <text:p>0.88867115974426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894056439399719">
                <text:p>0.894056439399719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894931793212891">
                <text:p>0.89493179321289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895719885826111">
                <text:p>0.89571988582611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895441114902496">
                <text:p>0.89544111490249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896169602870941">
                <text:p>0.89616960287094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901778936386108">
                <text:p>0.90177893638610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90117222070694">
                <text:p>0.9011722207069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897673428058624">
                <text:p>0.89767342805862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899279415607452">
                <text:p>0.89927941560745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899745166301727">
                <text:p>0.89974516630172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899377703666687">
                <text:p>0.89937770366668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898463606834412">
                <text:p>0.89846360683441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898521602153778">
                <text:p>0.89852160215377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89875715970993">
                <text:p>0.8987571597099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899470269680023">
                <text:p>0.89947026968002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8996342420578">
                <text:p>0.899634242057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899842083454132">
                <text:p>0.89984208345413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899940073490143">
                <text:p>0.89994007349014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899907886981964">
                <text:p>0.89990788698196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89998722076416">
                <text:p>0.8999872207641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900014281272888">
                <text:p>0.90001428127288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899769961833954">
                <text:p>0.89976996183395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899604737758637">
                <text:p>0.89960473775863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899202823638916">
                <text:p>0.89920282363891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899283468723297">
                <text:p>0.89928346872329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899314880371094">
                <text:p>0.89931488037109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8994100689888">
                <text:p>0.899410068988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899584054946899">
                <text:p>0.89958405494689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899728715419769">
                <text:p>0.89972871541976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90059757232666">
                <text:p>0.9005975723266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900400519371033">
                <text:p>0.90040051937103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901707768440247">
                <text:p>0.901707768440247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901652753353119">
                <text:p>0.90165275335311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902714133262634">
                <text:p>0.90271413326263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903195679187775">
                <text:p>0.90319567918777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903786957263946">
                <text:p>0.90378695726394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904319047927856">
                <text:p>0.90431904792785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904163062572479">
                <text:p>0.90416306257247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904511153697968">
                <text:p>0.90451115369796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904622435569763">
                <text:p>0.90462243556976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905645370483398">
                <text:p>0.90564537048339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905740022659302">
                <text:p>0.90574002265930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906572222709656">
                <text:p>0.90657222270965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906410098075867">
                <text:p>0.90641009807586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906410932540894">
                <text:p>0.90641093254089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906335413455963">
                <text:p>0.90633541345596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905917227268219">
                <text:p>0.905917227268219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905592143535614">
                <text:p>0.90559214353561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905796229839325">
                <text:p>0.90579622983932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905638694763184">
                <text:p>0.90563869476318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905280828475952">
                <text:p>0.90528082847595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905563831329346">
                <text:p>0.90556383132934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905678749084473">
                <text:p>0.90567874908447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905723214149475">
                <text:p>0.90572321414947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905838906764984">
                <text:p>0.90583890676498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906028270721436">
                <text:p>0.90602827072143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906150937080383">
                <text:p>0.90615093708038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906590342521668">
                <text:p>0.90659034252166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907051801681519">
                <text:p>0.907051801681519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907082557678223">
                <text:p>0.90708255767822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907588481903076">
                <text:p>0.90758848190307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907734036445618">
                <text:p>0.90773403644561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907133042812347">
                <text:p>0.90713304281234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907537877559662">
                <text:p>0.90753787755966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90796422958374">
                <text:p>0.9079642295837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908465623855591">
                <text:p>0.90846562385559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907623887062073">
                <text:p>0.90762388706207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907023310661316">
                <text:p>0.90702331066131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906244695186615">
                <text:p>0.90624469518661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906426727771759">
                <text:p>0.906426727771759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907002866268158">
                <text:p>0.90700286626815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909342527389526">
                <text:p>0.909342527389526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909221887588501">
                <text:p>0.90922188758850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909437716007233">
                <text:p>0.90943771600723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909243762493134">
                <text:p>0.90924376249313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909580707550049">
                <text:p>0.909580707550049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909780919551849">
                <text:p>0.90978091955184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909374117851257">
                <text:p>0.909374117851257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911239385604858">
                <text:p>0.911239385604858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910534799098968">
                <text:p>0.910534799098968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902117669582367">
                <text:p>0.902117669582367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914354503154754">
                <text:p>0.91435450315475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917657256126404">
                <text:p>0.91765725612640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910064220428467">
                <text:p>0.910064220428467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899267673492431">
                <text:p>0.89926767349243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901724398136139">
                <text:p>0.901724398136139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903334975242615">
                <text:p>0.90333497524261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906156897544861">
                <text:p>0.90615689754486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887003540992737">
                <text:p>0.887003540992737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885147094726563">
                <text:p>0.88514709472656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877840995788574">
                <text:p>0.87784099578857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884149670600891">
                <text:p>0.88414967060089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905945777893066">
                <text:p>0.90594577789306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902602851390839">
                <text:p>0.90260285139083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897180020809174">
                <text:p>0.89718002080917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893530666828156">
                <text:p>0.89353066682815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889150440692902">
                <text:p>0.88915044069290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88661140203476">
                <text:p>0.8866114020347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890245676040649">
                <text:p>0.89024567604064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894653737545013">
                <text:p>0.894653737545013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896628975868225">
                <text:p>0.89662897586822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901248276233673">
                <text:p>0.901248276233673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903041064739227">
                <text:p>0.903041064739227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904597043991089">
                <text:p>0.904597043991089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904303669929504">
                <text:p>0.90430366992950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904303193092346">
                <text:p>0.90430319309234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903701961040497">
                <text:p>0.90370196104049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903388023376465">
                <text:p>0.90338802337646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90327525138855">
                <text:p>0.9032752513885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902876853942871">
                <text:p>0.90287685394287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903464734554291">
                <text:p>0.90346473455429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904438018798828">
                <text:p>0.90443801879882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904673278331757">
                <text:p>0.904673278331757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900731444358826">
                <text:p>0.90073144435882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901014566421509">
                <text:p>0.90101456642150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896809577941895">
                <text:p>0.89680957794189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889019250869751">
                <text:p>0.88901925086975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912632465362549">
                <text:p>0.91263246536254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887343943119049">
                <text:p>0.88734394311904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894299626350403">
                <text:p>0.89429962635040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894070088863373">
                <text:p>0.89407008886337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89252096414566">
                <text:p>0.89252096414566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90991735458374">
                <text:p>0.9099173545837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881078064441681">
                <text:p>0.88107806444168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880626738071442">
                <text:p>0.88062673807144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890045344829559">
                <text:p>0.89004534482955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879347920417785">
                <text:p>0.87934792041778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904593229293823">
                <text:p>0.90459322929382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872743368148804">
                <text:p>0.87274336814880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879577159881592">
                <text:p>0.87957715988159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868162333965302">
                <text:p>0.86816233396530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84091579914093">
                <text:p>0.84091579914093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640394270420074">
                <text:p>0.64039427042007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661795020103455">
                <text:p>0.66179502010345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865643262863159">
                <text:p>0.865643262863159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873391091823578">
                <text:p>0.873391091823578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878038287162781">
                <text:p>0.87803828716278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887302279472351">
                <text:p>0.88730227947235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887089848518372">
                <text:p>0.88708984851837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902032792568207">
                <text:p>0.902032792568207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905728101730347">
                <text:p>0.90572810173034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894790530204773">
                <text:p>0.89479053020477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876588106155396">
                <text:p>0.876588106155396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879693388938904">
                <text:p>0.879693388938904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88445645570755">
                <text:p>0.8844564557075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889987409114838">
                <text:p>0.88998740911483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890608668327331">
                <text:p>0.89060866832733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895287215709686">
                <text:p>0.89528721570968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90179431438446">
                <text:p>0.9017943143844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883248090744019">
                <text:p>0.883248090744019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879456460475922">
                <text:p>0.87945646047592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892540991306305">
                <text:p>0.89254099130630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896326899528503">
                <text:p>0.89632689952850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883430540561676">
                <text:p>0.883430540561676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888208508491516">
                <text:p>0.88820850849151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894375205039978">
                <text:p>0.894375205039978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886831164360046">
                <text:p>0.88683116436004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889737546443939">
                <text:p>0.88973754644393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890112578868866">
                <text:p>0.89011257886886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889286994934082">
                <text:p>0.889286994934082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880115270614624">
                <text:p>0.88011527061462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876898646354675">
                <text:p>0.87689864635467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873756289482117">
                <text:p>0.873756289482117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877327859401703">
                <text:p>0.877327859401703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880508065223694">
                <text:p>0.88050806522369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875379920005798">
                <text:p>0.875379920005798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881523966789246">
                <text:p>0.881523966789246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895293354988098">
                <text:p>0.895293354988098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886198341846466">
                <text:p>0.88619834184646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892202079296112">
                <text:p>0.89220207929611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890493273735046">
                <text:p>0.890493273735046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877860844135284">
                <text:p>0.87786084413528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861156463623047">
                <text:p>0.861156463623047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834004104137421">
                <text:p>0.83400410413742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867931544780731">
                <text:p>0.86793154478073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858222424983978">
                <text:p>0.85822242498397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815047204494476">
                <text:p>0.81504720449447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517570436000824">
                <text:p>0.517570436000824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367805063724518">
                <text:p>0.367805063724518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421499729156494">
                <text:p>0.42149972915649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366467982530594">
                <text:p>0.36646798253059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290127038955688">
                <text:p>0.29012703895568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458658754825592">
                <text:p>0.45865875482559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511936008930206">
                <text:p>0.511936008930206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483997166156769">
                <text:p>0.483997166156769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707350850105285">
                <text:p>0.70735085010528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695673167705536">
                <text:p>0.69567316770553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511658370494843">
                <text:p>0.511658370494843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448102533817291">
                <text:p>0.44810253381729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367873936891556">
                <text:p>0.367873936891556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388540029525757">
                <text:p>0.38854002952575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405990660190582">
                <text:p>0.40599066019058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449053734540939">
                <text:p>0.449053734540939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396436184644699">
                <text:p>0.396436184644699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619682550430298">
                <text:p>0.61968255043029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617822468280792">
                <text:p>0.61782246828079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516080141067505">
                <text:p>0.51608014106750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736788153648376">
                <text:p>0.73678815364837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819057106971741">
                <text:p>0.81905710697174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824597597122192">
                <text:p>0.824597597122192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879415333271027">
                <text:p>0.87941533327102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87727415561676">
                <text:p>0.8772741556167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77275800704956">
                <text:p>0.77275800704956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832606196403503">
                <text:p>0.83260619640350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824027121067047">
                <text:p>0.824027121067047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843787491321564">
                <text:p>0.84378749132156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859004259109497">
                <text:p>0.859004259109497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885318040847778">
                <text:p>0.885318040847778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904874563217163">
                <text:p>0.904874563217163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89313131570816">
                <text:p>0.8931313157081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88993513584137">
                <text:p>0.88993513584137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887959539890289">
                <text:p>0.88795953989028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904541075229645">
                <text:p>0.90454107522964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892380774021149">
                <text:p>0.892380774021149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903918266296387">
                <text:p>0.903918266296387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923721373081207">
                <text:p>0.923721373081207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906131327152252">
                <text:p>0.90613132715225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903740584850311">
                <text:p>0.90374058485031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906228721141815">
                <text:p>0.90622872114181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897406756877899">
                <text:p>0.897406756877899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881864547729492">
                <text:p>0.881864547729492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889813482761383">
                <text:p>0.889813482761383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908491730690002">
                <text:p>0.90849173069000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914670407772064">
                <text:p>0.91467040777206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915154099464416">
                <text:p>0.915154099464416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915043652057648">
                <text:p>0.915043652057648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914755046367645">
                <text:p>0.91475504636764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911684274673462">
                <text:p>0.91168427467346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909540355205536">
                <text:p>0.90954035520553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910251259803772">
                <text:p>0.91025125980377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915174603462219">
                <text:p>0.915174603462219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9170201420784">
                <text:p>0.9170201420784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916802823543549">
                <text:p>0.91680282354354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9175665974617">
                <text:p>0.917566597461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918995976448059">
                <text:p>0.91899597644805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919616997241974">
                <text:p>0.91961699724197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922258555889129">
                <text:p>0.922258555889129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918567657470703">
                <text:p>0.918567657470703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891984581947327">
                <text:p>0.891984581947327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884616136550903">
                <text:p>0.884616136550903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88535863161087">
                <text:p>0.88535863161087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889987051486969">
                <text:p>0.88998705148696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883056461811066">
                <text:p>0.883056461811066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918048977851868">
                <text:p>0.918048977851868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900969803333282">
                <text:p>0.90096980333328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90034955739975">
                <text:p>0.9003495573997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901052296161652">
                <text:p>0.901052296161652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883052408695221">
                <text:p>0.883052408695221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915551364421844">
                <text:p>0.91555136442184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912078320980072">
                <text:p>0.91207832098007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907512485980988">
                <text:p>0.90751248598098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885485947132111">
                <text:p>0.88548594713211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902732670307159">
                <text:p>0.90273267030715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887251377105713">
                <text:p>0.887251377105713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868195176124573">
                <text:p>0.868195176124573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825345396995544">
                <text:p>0.82534539699554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588936507701874">
                <text:p>0.58893650770187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799622476100922">
                <text:p>0.799622476100922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848973512649536">
                <text:p>0.848973512649536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90567284822464">
                <text:p>0.90567284822464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773853302001953">
                <text:p>0.773853302001953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883680999279022">
                <text:p>0.88368099927902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895409226417542">
                <text:p>0.89540922641754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906917870044708">
                <text:p>0.906917870044708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831396400928497">
                <text:p>0.831396400928497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905917644500732">
                <text:p>0.905917644500732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905170261859894">
                <text:p>0.905170261859894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.900256812572479">
                <text:p>0.900256812572479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.894304096698761">
                <text:p>0.894304096698761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.799437582492828">
                <text:p>0.799437582492828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.673889338970184">
                <text:p>0.673889338970184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.752653121948242">
                <text:p>0.752653121948242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.797809839248657">
                <text:p>0.797809839248657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814835071563721">
                <text:p>0.814835071563721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.827233016490936">
                <text:p>0.827233016490936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.767988860607147">
                <text:p>0.767988860607147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751816987991333">
                <text:p>0.751816987991333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.78173702955246">
                <text:p>0.78173702955246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.859390079975128">
                <text:p>0.859390079975128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.898190200328827">
                <text:p>0.898190200328827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.902150750160217">
                <text:p>0.902150750160217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.901487231254577">
                <text:p>0.901487231254577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.870079040527344">
                <text:p>0.870079040527344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861770331859589">
                <text:p>0.861770331859589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.841097176074982">
                <text:p>0.841097176074982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.83359307050705">
                <text:p>0.83359307050705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.84592616558075">
                <text:p>0.84592616558075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.886890769004822">
                <text:p>0.886890769004822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.882856488227844">
                <text:p>0.882856488227844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885086297988892">
                <text:p>0.885086297988892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.889146745204925">
                <text:p>0.889146745204925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.894272923469543">
                <text:p>0.894272923469543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.898585498332977">
                <text:p>0.898585498332977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.898930251598358">
                <text:p>0.898930251598358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.894569396972656">
                <text:p>0.894569396972656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.861305236816406">
                <text:p>0.861305236816406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.893055975437164">
                <text:p>0.893055975437164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.848990201950073">
                <text:p>0.848990201950073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.879287421703339">
                <text:p>0.879287421703339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.880879282951355">
                <text:p>0.880879282951355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.888339102268219">
                <text:p>0.888339102268219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.877481997013092">
                <text:p>0.877481997013092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.867305278778076">
                <text:p>0.867305278778076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.862626373767853">
                <text:p>0.862626373767853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.876439571380615">
                <text:p>0.876439571380615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.879694998264313">
                <text:p>0.879694998264313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.86980551481247">
                <text:p>0.86980551481247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.905025839805603">
                <text:p>0.905025839805603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.923148691654205">
                <text:p>0.923148691654205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.907739520072937">
                <text:p>0.907739520072937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.889501392841339">
                <text:p>0.889501392841339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.905390381813049">
                <text:p>0.905390381813049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.919199287891388">
                <text:p>0.919199287891388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.90965610742569">
                <text:p>0.90965610742569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.900489509105682">
                <text:p>0.900489509105682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.905978262424469">
                <text:p>0.905978262424469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.906991541385651">
                <text:p>0.906991541385651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.903121173381805">
                <text:p>0.903121173381805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.898469865322113">
                <text:p>0.898469865322113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.890824437141418">
                <text:p>0.890824437141418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.879392027854919">
                <text:p>0.879392027854919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.897095084190369">
                <text:p>0.897095084190369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.894911825656891">
                <text:p>0.894911825656891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.893610715866089">
                <text:p>0.893610715866089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.890448451042175">
                <text:p>0.890448451042175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.899381041526794">
                <text:p>0.899381041526794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.904049336910248">
                <text:p>0.904049336910248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.901539146900177">
                <text:p>0.901539146900177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.900911748409271">
                <text:p>0.900911748409271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.893068730831146">
                <text:p>0.893068730831146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.878121376037598">
                <text:p>0.878121376037598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.899799346923828">
                <text:p>0.899799346923828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.892707765102387">
                <text:p>0.892707765102387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.907517790794373">
                <text:p>0.907517790794373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.902779161930084">
                <text:p>0.902779161930084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.88320529460907">
                <text:p>0.88320529460907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.878236830234528">
                <text:p>0.878236830234528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.870754241943359">
                <text:p>0.870754241943359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.871403694152832">
                <text:p>0.871403694152832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0.872983694076538">
                <text:p>0.872983694076538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.87259966135025">
                <text:p>0.87259966135025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.861563920974731">
                <text:p>0.861563920974731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.874500691890717">
                <text:p>0.874500691890717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.900768578052521">
                <text:p>0.900768578052521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.908401131629944">
                <text:p>0.908401131629944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.900889575481415">
                <text:p>0.900889575481415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.902728319168091">
                <text:p>0.902728319168091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.903212785720825">
                <text:p>0.903212785720825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.877387464046478">
                <text:p>0.877387464046478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.877402067184448">
                <text:p>0.877402067184448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.879667699337006">
                <text:p>0.879667699337006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0.887181043624878">
                <text:p>0.887181043624878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.88805365562439">
                <text:p>0.88805365562439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.878605723381043">
                <text:p>0.878605723381043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.894378840923309">
                <text:p>0.894378840923309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.873900175094605">
                <text:p>0.873900175094605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.92187774181366">
                <text:p>0.92187774181366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.912463068962097">
                <text:p>0.912463068962097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0.878908574581146">
                <text:p>0.878908574581146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0.903508424758911">
                <text:p>0.903508424758911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0.907238662242889">
                <text:p>0.907238662242889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.894927859306335">
                <text:p>0.894927859306335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0.899111032485962">
                <text:p>0.899111032485962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.892034530639648">
                <text:p>0.892034530639648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.896349012851715">
                <text:p>0.896349012851715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.900523245334625">
                <text:p>0.900523245334625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.905906140804291">
                <text:p>0.905906140804291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0.904223620891571">
                <text:p>0.904223620891571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0.893275618553162">
                <text:p>0.8932756185531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